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Rectangle cible</text:p>
          </table:table-cell>
          <table:table-cell/>
          <table:table-cell office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>
            <text:p>Sur X</text:p>
          </table:table-cell>
          <table:table-cell office:value-type="string">
            <text:p>Sur Y</text:p>
          </table:table-cell>
          <table:table-cell table:number-columns-repeated="2"/>
          <table:table-cell office:value-type="string">
            <text:p>Long</text:p>
          </table:table-cell>
          <table:table-cell office:value-type="string">
            <text:p>Lat</text:p>
          </table:table-cell>
          <table:table-cell office:value-type="string">
            <text:p>UTM31</text:p>
          </table:table-cell>
          <table:table-cell/>
        </table:table-row>
        <table:table-row table:style-name="ro1">
          <table:table-cell table:formula="of:=MIN([.A7:.A142])" office:value-type="float" office:value="4.528535">
            <text:p>4,528535</text:p>
          </table:table-cell>
          <table:table-cell table:formula="of:=MIN([.B7:.B142])" office:value-type="float" office:value="44.327355">
            <text:p>44,327355</text:p>
          </table:table-cell>
          <table:table-cell office:value-type="string">
            <text:p>Min</text:p>
          </table:table-cell>
          <table:table-cell office:value-type="string">
            <text:p>Moyenne</text:p>
          </table:table-cell>
          <table:table-cell table:style-name="ce1" table:formula="of:=AVERAGE([.E7:.E142])" office:value-type="float" office:value="4.52891961038961">
            <text:p>4,5289196104</text:p>
          </table:table-cell>
          <table:table-cell table:style-name="ce1" table:formula="of:=AVERAGE([.F7:.F142])" office:value-type="float" office:value="44.3278697835498">
            <text:p>44,3278697835</text:p>
          </table:table-cell>
          <table:table-cell office:value-type="string">
            <text:p>621903.08866792</text:p>
          </table:table-cell>
          <table:table-cell office:value-type="string">
            <text:p>4909426.23417195</text:p>
          </table:table-cell>
        </table:table-row>
        <table:table-row table:style-name="ro1">
          <table:table-cell table:formula="of:=MAX([.A7:.A142])" office:value-type="float" office:value="4.52997">
            <text:p>4,52997</text:p>
          </table:table-cell>
          <table:table-cell table:formula="of:=MAX([.B7:.B142])" office:value-type="float" office:value="44.331395">
            <text:p>44,331395</text:p>
          </table:table-cell>
          <table:table-cell office:value-type="string">
            <text:p>Max</text:p>
          </table:table-cell>
          <table:table-cell office:value-type="string">
            <text:p>Sigma</text:p>
          </table:table-cell>
          <table:table-cell table:style-name="ce1" table:formula="of:=STDEV([.E7:.E142])" office:value-type="float" office:value="0.000102714223472692">
            <text:p>0,0001027142</text:p>
          </table:table-cell>
          <table:table-cell table:style-name="ce1" table:formula="of:=STDEV([.F7:.F142])" office:value-type="float" office:value="0.000204273665242139">
            <text:p>0,0002042737</text:p>
          </table:table-cell>
          <table:table-cell table:number-columns-repeated="2"/>
        </table:table-row>
        <table:table-row table:style-name="ro1">
          <table:table-cell office:value-type="float" office:value="4.52865">
            <text:p>4,52865</text:p>
          </table:table-cell>
          <table:table-cell office:value-type="float" office:value="44.327">
            <text:p>44,327</text:p>
          </table:table-cell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 office:value-type="float" office:value="4.529">
            <text:p>4,529</text:p>
          </table:table-cell>
          <table:table-cell office:value-type="float" office:value="44.329">
            <text:p>44,329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>
            <draw:frame table:end-cell-address="Feuille1.P40" table:end-x="1.797cm" table:end-y="0.22cm" draw:z-index="0" draw:style-name="gr1" draw:text-style-name="P1" svg:width="21.58cm" svg:height="15.229cm" svg:x="0.54cm" svg:y="0.346cm">
              <draw:object draw:notify-on-update-of-ranges="Feuille1.A7:Feuille1.A142 Feuille1.B7:Feuille1.B14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4.52956">
            <text:p>4,52956</text:p>
          </table:table-cell>
          <table:table-cell office:value-type="float" office:value="44.3300833333333">
            <text:p>44,3300833333</text:p>
          </table:table-cell>
          <table:table-cell table:formula="of:=IF(AND([.A6]&gt;_X1;[.A6]&lt;_X2);[.A7];&quot;-&quot;)" office:value-type="string" office:string-value="-">
            <text:p>-</text:p>
          </table:table-cell>
          <table:table-cell table:formula="of:=IF(AND([.B7]&gt;_Y1;[.B7]&lt;_Y2);[.B7];&quot;-&quot;)" office:value-type="string" office:string-value="-">
            <text:p>-</text:p>
          </table:table-cell>
          <table:table-cell table:formula="of:=IF(OR([.C7]=&quot;-&quot;;[.D7]=&quot;-&quot;);&quot;-&quot;;[.C7])" office:value-type="string" office:string-value="-">
            <text:p>-</text:p>
          </table:table-cell>
          <table:table-cell table:formula="of:=IF(OR([.C7]=&quot;-&quot;;[.D7]=&quot;-&quot;);&quot;-&quot;;[.D7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7">
            <text:p>4,5297</text:p>
          </table:table-cell>
          <table:table-cell office:value-type="float" office:value="44.3297983333333">
            <text:p>44,3297983333</text:p>
          </table:table-cell>
          <table:table-cell table:formula="of:=IF(AND([.A7]&gt;_X1;[.A7]&lt;_X2);[.A8];&quot;-&quot;)" office:value-type="string" office:string-value="-">
            <text:p>-</text:p>
          </table:table-cell>
          <table:table-cell table:formula="of:=IF(AND([.B8]&gt;_Y1;[.B8]&lt;_Y2);[.B8];&quot;-&quot;)" office:value-type="string" office:string-value="-">
            <text:p>-</text:p>
          </table:table-cell>
          <table:table-cell table:formula="of:=IF(OR([.C8]=&quot;-&quot;;[.D8]=&quot;-&quot;);&quot;-&quot;;[.C8])" office:value-type="string" office:string-value="-">
            <text:p>-</text:p>
          </table:table-cell>
          <table:table-cell table:formula="of:=IF(OR([.C8]=&quot;-&quot;;[.D8]=&quot;-&quot;);&quot;-&quot;;[.D8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85333333333">
            <text:p>4,5298533333</text:p>
          </table:table-cell>
          <table:table-cell office:value-type="float" office:value="44.329505">
            <text:p>44,329505</text:p>
          </table:table-cell>
          <table:table-cell table:formula="of:=IF(AND([.A8]&gt;_X1;[.A8]&lt;_X2);[.A9];&quot;-&quot;)" office:value-type="string" office:string-value="-">
            <text:p>-</text:p>
          </table:table-cell>
          <table:table-cell table:formula="of:=IF(AND([.B9]&gt;_Y1;[.B9]&lt;_Y2);[.B9];&quot;-&quot;)" office:value-type="string" office:string-value="-">
            <text:p>-</text:p>
          </table:table-cell>
          <table:table-cell table:formula="of:=IF(OR([.C9]=&quot;-&quot;;[.D9]=&quot;-&quot;);&quot;-&quot;;[.C9])" office:value-type="string" office:string-value="-">
            <text:p>-</text:p>
          </table:table-cell>
          <table:table-cell table:formula="of:=IF(OR([.C9]=&quot;-&quot;;[.D9]=&quot;-&quot;);&quot;-&quot;;[.D9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97">
            <text:p>4,52997</text:p>
          </table:table-cell>
          <table:table-cell office:value-type="float" office:value="44.3292166666667">
            <text:p>44,3292166667</text:p>
          </table:table-cell>
          <table:table-cell table:formula="of:=IF(AND([.A9]&gt;_X1;[.A9]&lt;_X2);[.A10];&quot;-&quot;)" office:value-type="string" office:string-value="-">
            <text:p>-</text:p>
          </table:table-cell>
          <table:table-cell table:formula="of:=IF(AND([.B10]&gt;_Y1;[.B10]&lt;_Y2);[.B10];&quot;-&quot;)" office:value-type="string" office:string-value="-">
            <text:p>-</text:p>
          </table:table-cell>
          <table:table-cell table:formula="of:=IF(OR([.C10]=&quot;-&quot;;[.D10]=&quot;-&quot;);&quot;-&quot;;[.C10])" office:value-type="string" office:string-value="-">
            <text:p>-</text:p>
          </table:table-cell>
          <table:table-cell table:formula="of:=IF(OR([.C10]=&quot;-&quot;;[.D10]=&quot;-&quot;);&quot;-&quot;;[.D10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92666666667">
            <text:p>4,5299266667</text:p>
          </table:table-cell>
          <table:table-cell office:value-type="float" office:value="44.3289216666667">
            <text:p>44,3289216667</text:p>
          </table:table-cell>
          <table:table-cell table:formula="of:=IF(AND([.A10]&gt;_X1;[.A10]&lt;_X2);[.A11];&quot;-&quot;)" office:value-type="string" office:string-value="-">
            <text:p>-</text:p>
          </table:table-cell>
          <table:table-cell table:formula="of:=IF(AND([.B11]&gt;_Y1;[.B11]&lt;_Y2);[.B11];&quot;-&quot;)" office:value-type="float" office:value="44.3289216666667">
            <text:p>44,3289216667</text:p>
          </table:table-cell>
          <table:table-cell table:formula="of:=IF(OR([.C11]=&quot;-&quot;;[.D11]=&quot;-&quot;);&quot;-&quot;;[.C11])" office:value-type="string" office:string-value="-">
            <text:p>-</text:p>
          </table:table-cell>
          <table:table-cell table:formula="of:=IF(OR([.C11]=&quot;-&quot;;[.D11]=&quot;-&quot;);&quot;-&quot;;[.D11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88">
            <text:p>4,52988</text:p>
          </table:table-cell>
          <table:table-cell office:value-type="float" office:value="44.3286033333333">
            <text:p>44,3286033333</text:p>
          </table:table-cell>
          <table:table-cell table:formula="of:=IF(AND([.A11]&gt;_X1;[.A11]&lt;_X2);[.A12];&quot;-&quot;)" office:value-type="string" office:string-value="-">
            <text:p>-</text:p>
          </table:table-cell>
          <table:table-cell table:formula="of:=IF(AND([.B12]&gt;_Y1;[.B12]&lt;_Y2);[.B12];&quot;-&quot;)" office:value-type="float" office:value="44.3286033333333">
            <text:p>44,3286033333</text:p>
          </table:table-cell>
          <table:table-cell table:formula="of:=IF(OR([.C12]=&quot;-&quot;;[.D12]=&quot;-&quot;);&quot;-&quot;;[.C12])" office:value-type="string" office:string-value="-">
            <text:p>-</text:p>
          </table:table-cell>
          <table:table-cell table:formula="of:=IF(OR([.C12]=&quot;-&quot;;[.D12]=&quot;-&quot;);&quot;-&quot;;[.D12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82833333333">
            <text:p>4,5298283333</text:p>
          </table:table-cell>
          <table:table-cell office:value-type="float" office:value="44.3283283333333">
            <text:p>44,3283283333</text:p>
          </table:table-cell>
          <table:table-cell table:formula="of:=IF(AND([.A12]&gt;_X1;[.A12]&lt;_X2);[.A13];&quot;-&quot;)" office:value-type="string" office:string-value="-">
            <text:p>-</text:p>
          </table:table-cell>
          <table:table-cell table:formula="of:=IF(AND([.B13]&gt;_Y1;[.B13]&lt;_Y2);[.B13];&quot;-&quot;)" office:value-type="float" office:value="44.3283283333333">
            <text:p>44,3283283333</text:p>
          </table:table-cell>
          <table:table-cell table:formula="of:=IF(OR([.C13]=&quot;-&quot;;[.D13]=&quot;-&quot;);&quot;-&quot;;[.C13])" office:value-type="string" office:string-value="-">
            <text:p>-</text:p>
          </table:table-cell>
          <table:table-cell table:formula="of:=IF(OR([.C13]=&quot;-&quot;;[.D13]=&quot;-&quot;);&quot;-&quot;;[.D13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615">
            <text:p>4,529615</text:p>
          </table:table-cell>
          <table:table-cell office:value-type="float" office:value="44.3280866666667">
            <text:p>44,3280866667</text:p>
          </table:table-cell>
          <table:table-cell table:formula="of:=IF(AND([.A13]&gt;_X1;[.A13]&lt;_X2);[.A14];&quot;-&quot;)" office:value-type="string" office:string-value="-">
            <text:p>-</text:p>
          </table:table-cell>
          <table:table-cell table:formula="of:=IF(AND([.B14]&gt;_Y1;[.B14]&lt;_Y2);[.B14];&quot;-&quot;)" office:value-type="float" office:value="44.3280866666667">
            <text:p>44,3280866667</text:p>
          </table:table-cell>
          <table:table-cell table:formula="of:=IF(OR([.C14]=&quot;-&quot;;[.D14]=&quot;-&quot;);&quot;-&quot;;[.C14])" office:value-type="string" office:string-value="-">
            <text:p>-</text:p>
          </table:table-cell>
          <table:table-cell table:formula="of:=IF(OR([.C14]=&quot;-&quot;;[.D14]=&quot;-&quot;);&quot;-&quot;;[.D14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34">
            <text:p>4,52934</text:p>
          </table:table-cell>
          <table:table-cell office:value-type="float" office:value="44.3279366666667">
            <text:p>44,3279366667</text:p>
          </table:table-cell>
          <table:table-cell table:formula="of:=IF(AND([.A14]&gt;_X1;[.A14]&lt;_X2);[.A15];&quot;-&quot;)" office:value-type="string" office:string-value="-">
            <text:p>-</text:p>
          </table:table-cell>
          <table:table-cell table:formula="of:=IF(AND([.B15]&gt;_Y1;[.B15]&lt;_Y2);[.B15];&quot;-&quot;)" office:value-type="float" office:value="44.3279366666667">
            <text:p>44,3279366667</text:p>
          </table:table-cell>
          <table:table-cell office:value-type="string">
            <text:p><text:s/></text:p>
          </table:table-cell>
          <table:table-cell table:formula="of:=IF(OR([.C15]=&quot;-&quot;;[.D15]=&quot;-&quot;);&quot;-&quot;;[.D15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08833333333">
            <text:p>4,5290883333</text:p>
          </table:table-cell>
          <table:table-cell office:value-type="float" office:value="44.3277283333333">
            <text:p>44,3277283333</text:p>
          </table:table-cell>
          <table:table-cell table:formula="of:=IF(AND([.A15]&gt;_X1;[.A15]&lt;_X2);[.A16];&quot;-&quot;)" office:value-type="string" office:string-value="-">
            <text:p>-</text:p>
          </table:table-cell>
          <table:table-cell table:formula="of:=IF(AND([.B16]&gt;_Y1;[.B16]&lt;_Y2);[.B16];&quot;-&quot;)" office:value-type="float" office:value="44.3277283333333">
            <text:p>44,3277283333</text:p>
          </table:table-cell>
          <table:table-cell table:formula="of:=IF(OR([.C16]=&quot;-&quot;;[.D16]=&quot;-&quot;);&quot;-&quot;;[.C16])" office:value-type="string" office:string-value="-">
            <text:p>-</text:p>
          </table:table-cell>
          <table:table-cell table:formula="of:=IF(OR([.C16]=&quot;-&quot;;[.D16]=&quot;-&quot;);&quot;-&quot;;[.D16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925">
            <text:p>4,528925</text:p>
          </table:table-cell>
          <table:table-cell office:value-type="float" office:value="44.3277766666667">
            <text:p>44,3277766667</text:p>
          </table:table-cell>
          <table:table-cell table:formula="of:=IF(AND([.A16]&gt;_X1;[.A16]&lt;_X2);[.A17];&quot;-&quot;)" office:value-type="string" office:string-value="-">
            <text:p>-</text:p>
          </table:table-cell>
          <table:table-cell table:formula="of:=IF(AND([.B17]&gt;_Y1;[.B17]&lt;_Y2);[.B17];&quot;-&quot;)" office:value-type="float" office:value="44.3277766666667">
            <text:p>44,3277766667</text:p>
          </table:table-cell>
          <table:table-cell table:formula="of:=IF(OR([.C17]=&quot;-&quot;;[.D17]=&quot;-&quot;);&quot;-&quot;;[.C17])" office:value-type="string" office:string-value="-">
            <text:p>-</text:p>
          </table:table-cell>
          <table:table-cell table:formula="of:=IF(OR([.C17]=&quot;-&quot;;[.D17]=&quot;-&quot;);&quot;-&quot;;[.D17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93166666667">
            <text:p>4,5289316667</text:p>
          </table:table-cell>
          <table:table-cell office:value-type="float" office:value="44.327805">
            <text:p>44,327805</text:p>
          </table:table-cell>
          <table:table-cell table:formula="of:=IF(AND([.A17]&gt;_X1;[.A17]&lt;_X2);[.A18];&quot;-&quot;)" office:value-type="float" office:value="4.52893166666667">
            <text:p>4,5289316667</text:p>
          </table:table-cell>
          <table:table-cell table:formula="of:=IF(AND([.B18]&gt;_Y1;[.B18]&lt;_Y2);[.B18];&quot;-&quot;)" office:value-type="float" office:value="44.327805">
            <text:p>44,327805</text:p>
          </table:table-cell>
          <table:table-cell table:formula="of:=IF(OR([.C18]=&quot;-&quot;;[.D18]=&quot;-&quot;);&quot;-&quot;;[.C18])" office:value-type="float" office:value="4.52893166666667">
            <text:p>4,5289316667</text:p>
          </table:table-cell>
          <table:table-cell table:formula="of:=IF(OR([.C18]=&quot;-&quot;;[.D18]=&quot;-&quot;);&quot;-&quot;;[.D18])" office:value-type="float" office:value="44.327805">
            <text:p>44,327805</text:p>
          </table:table-cell>
          <table:table-cell table:number-columns-repeated="2"/>
        </table:table-row>
        <table:table-row table:style-name="ro1">
          <table:table-cell office:value-type="float" office:value="4.529075">
            <text:p>4,529075</text:p>
          </table:table-cell>
          <table:table-cell office:value-type="float" office:value="44.328025">
            <text:p>44,328025</text:p>
          </table:table-cell>
          <table:table-cell table:formula="of:=IF(AND([.A18]&gt;_X1;[.A18]&lt;_X2);[.A19];&quot;-&quot;)" office:value-type="float" office:value="4.529075">
            <text:p>4,529075</text:p>
          </table:table-cell>
          <table:table-cell table:formula="of:=IF(AND([.B19]&gt;_Y1;[.B19]&lt;_Y2);[.B19];&quot;-&quot;)" office:value-type="float" office:value="44.328025">
            <text:p>44,328025</text:p>
          </table:table-cell>
          <table:table-cell table:formula="of:=IF(OR([.C19]=&quot;-&quot;;[.D19]=&quot;-&quot;);&quot;-&quot;;[.C19])" office:value-type="float" office:value="4.529075">
            <text:p>4,529075</text:p>
          </table:table-cell>
          <table:table-cell table:formula="of:=IF(OR([.C19]=&quot;-&quot;;[.D19]=&quot;-&quot;);&quot;-&quot;;[.D19])" office:value-type="float" office:value="44.328025">
            <text:p>44,328025</text:p>
          </table:table-cell>
          <table:table-cell table:number-columns-repeated="2"/>
        </table:table-row>
        <table:table-row table:style-name="ro1">
          <table:table-cell office:value-type="float" office:value="4.52908">
            <text:p>4,52908</text:p>
          </table:table-cell>
          <table:table-cell office:value-type="float" office:value="44.3280433333333">
            <text:p>44,3280433333</text:p>
          </table:table-cell>
          <table:table-cell table:formula="of:=IF(AND([.A19]&gt;_X1;[.A19]&lt;_X2);[.A20];&quot;-&quot;)" office:value-type="string" office:string-value="-">
            <text:p>-</text:p>
          </table:table-cell>
          <table:table-cell table:formula="of:=IF(AND([.B20]&gt;_Y1;[.B20]&lt;_Y2);[.B20];&quot;-&quot;)" office:value-type="float" office:value="44.3280433333333">
            <text:p>44,3280433333</text:p>
          </table:table-cell>
          <table:table-cell table:formula="of:=IF(OR([.C20]=&quot;-&quot;;[.D20]=&quot;-&quot;);&quot;-&quot;;[.C20])" office:value-type="string" office:string-value="-">
            <text:p>-</text:p>
          </table:table-cell>
          <table:table-cell table:formula="of:=IF(OR([.C20]=&quot;-&quot;;[.D20]=&quot;-&quot;);&quot;-&quot;;[.D20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98166666667">
            <text:p>4,5289816667</text:p>
          </table:table-cell>
          <table:table-cell office:value-type="float" office:value="44.3279616666667">
            <text:p>44,3279616667</text:p>
          </table:table-cell>
          <table:table-cell table:formula="of:=IF(AND([.A20]&gt;_X1;[.A20]&lt;_X2);[.A21];&quot;-&quot;)" office:value-type="string" office:string-value="-">
            <text:p>-</text:p>
          </table:table-cell>
          <table:table-cell table:formula="of:=IF(AND([.B21]&gt;_Y1;[.B21]&lt;_Y2);[.B21];&quot;-&quot;)" office:value-type="float" office:value="44.3279616666667">
            <text:p>44,3279616667</text:p>
          </table:table-cell>
          <table:table-cell table:formula="of:=IF(OR([.C21]=&quot;-&quot;;[.D21]=&quot;-&quot;);&quot;-&quot;;[.C21])" office:value-type="string" office:string-value="-">
            <text:p>-</text:p>
          </table:table-cell>
          <table:table-cell table:formula="of:=IF(OR([.C21]=&quot;-&quot;;[.D21]=&quot;-&quot;);&quot;-&quot;;[.D21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99333333333">
            <text:p>4,5289933333</text:p>
          </table:table-cell>
          <table:table-cell office:value-type="float" office:value="44.3280066666667">
            <text:p>44,3280066667</text:p>
          </table:table-cell>
          <table:table-cell table:formula="of:=IF(AND([.A21]&gt;_X1;[.A21]&lt;_X2);[.A22];&quot;-&quot;)" office:value-type="float" office:value="4.52899333333333">
            <text:p>4,5289933333</text:p>
          </table:table-cell>
          <table:table-cell table:formula="of:=IF(AND([.B22]&gt;_Y1;[.B22]&lt;_Y2);[.B22];&quot;-&quot;)" office:value-type="float" office:value="44.3280066666667">
            <text:p>44,3280066667</text:p>
          </table:table-cell>
          <table:table-cell table:formula="of:=IF(OR([.C22]=&quot;-&quot;;[.D22]=&quot;-&quot;);&quot;-&quot;;[.C22])" office:value-type="float" office:value="4.52899333333333">
            <text:p>4,5289933333</text:p>
          </table:table-cell>
          <table:table-cell table:formula="of:=IF(OR([.C22]=&quot;-&quot;;[.D22]=&quot;-&quot;);&quot;-&quot;;[.D22])" office:value-type="float" office:value="44.3280066666667">
            <text:p>44,3280066667</text:p>
          </table:table-cell>
          <table:table-cell table:number-columns-repeated="2"/>
        </table:table-row>
        <table:table-row table:style-name="ro1">
          <table:table-cell office:value-type="float" office:value="4.52895666666667">
            <text:p>4,5289566667</text:p>
          </table:table-cell>
          <table:table-cell office:value-type="float" office:value="44.32791">
            <text:p>44,32791</text:p>
          </table:table-cell>
          <table:table-cell table:formula="of:=IF(AND([.A22]&gt;_X1;[.A22]&lt;_X2);[.A23];&quot;-&quot;)" office:value-type="float" office:value="4.52895666666667">
            <text:p>4,5289566667</text:p>
          </table:table-cell>
          <table:table-cell table:formula="of:=IF(AND([.B23]&gt;_Y1;[.B23]&lt;_Y2);[.B23];&quot;-&quot;)" office:value-type="float" office:value="44.32791">
            <text:p>44,32791</text:p>
          </table:table-cell>
          <table:table-cell table:formula="of:=IF(OR([.C23]=&quot;-&quot;;[.D23]=&quot;-&quot;);&quot;-&quot;;[.C23])" office:value-type="float" office:value="4.52895666666667">
            <text:p>4,5289566667</text:p>
          </table:table-cell>
          <table:table-cell table:formula="of:=IF(OR([.C23]=&quot;-&quot;;[.D23]=&quot;-&quot;);&quot;-&quot;;[.D23])" office:value-type="float" office:value="44.32791">
            <text:p>44,32791</text:p>
          </table:table-cell>
          <table:table-cell table:number-columns-repeated="2"/>
        </table:table-row>
        <table:table-row table:style-name="ro1">
          <table:table-cell office:value-type="float" office:value="4.528925">
            <text:p>4,528925</text:p>
          </table:table-cell>
          <table:table-cell office:value-type="float" office:value="44.3278116666667">
            <text:p>44,3278116667</text:p>
          </table:table-cell>
          <table:table-cell table:formula="of:=IF(AND([.A23]&gt;_X1;[.A23]&lt;_X2);[.A24];&quot;-&quot;)" office:value-type="float" office:value="4.528925">
            <text:p>4,528925</text:p>
          </table:table-cell>
          <table:table-cell table:formula="of:=IF(AND([.B24]&gt;_Y1;[.B24]&lt;_Y2);[.B24];&quot;-&quot;)" office:value-type="float" office:value="44.3278116666667">
            <text:p>44,3278116667</text:p>
          </table:table-cell>
          <table:table-cell table:formula="of:=IF(OR([.C24]=&quot;-&quot;;[.D24]=&quot;-&quot;);&quot;-&quot;;[.C24])" office:value-type="float" office:value="4.528925">
            <text:p>4,528925</text:p>
          </table:table-cell>
          <table:table-cell table:formula="of:=IF(OR([.C24]=&quot;-&quot;;[.D24]=&quot;-&quot;);&quot;-&quot;;[.D24])" office:value-type="float" office:value="44.3278116666667">
            <text:p>44,3278116667</text:p>
          </table:table-cell>
          <table:table-cell table:number-columns-repeated="2"/>
        </table:table-row>
        <table:table-row table:style-name="ro1">
          <table:table-cell office:value-type="float" office:value="4.52892333333333">
            <text:p>4,5289233333</text:p>
          </table:table-cell>
          <table:table-cell office:value-type="float" office:value="44.3277083333333">
            <text:p>44,3277083333</text:p>
          </table:table-cell>
          <table:table-cell table:formula="of:=IF(AND([.A24]&gt;_X1;[.A24]&lt;_X2);[.A25];&quot;-&quot;)" office:value-type="float" office:value="4.52892333333333">
            <text:p>4,5289233333</text:p>
          </table:table-cell>
          <table:table-cell table:formula="of:=IF(AND([.B25]&gt;_Y1;[.B25]&lt;_Y2);[.B25];&quot;-&quot;)" office:value-type="float" office:value="44.3277083333333">
            <text:p>44,3277083333</text:p>
          </table:table-cell>
          <table:table-cell table:formula="of:=IF(OR([.C25]=&quot;-&quot;;[.D25]=&quot;-&quot;);&quot;-&quot;;[.C25])" office:value-type="float" office:value="4.52892333333333">
            <text:p>4,5289233333</text:p>
          </table:table-cell>
          <table:table-cell table:formula="of:=IF(OR([.C25]=&quot;-&quot;;[.D25]=&quot;-&quot;);&quot;-&quot;;[.D25])" office:value-type="float" office:value="44.3277083333333">
            <text:p>44,3277083333</text:p>
          </table:table-cell>
          <table:table-cell table:number-columns-repeated="2"/>
        </table:table-row>
        <table:table-row table:style-name="ro1">
          <table:table-cell office:value-type="float" office:value="4.52892666666667">
            <text:p>4,5289266667</text:p>
          </table:table-cell>
          <table:table-cell office:value-type="float" office:value="44.3277533333333">
            <text:p>44,3277533333</text:p>
          </table:table-cell>
          <table:table-cell table:formula="of:=IF(AND([.A25]&gt;_X1;[.A25]&lt;_X2);[.A26];&quot;-&quot;)" office:value-type="float" office:value="4.52892666666667">
            <text:p>4,5289266667</text:p>
          </table:table-cell>
          <table:table-cell table:formula="of:=IF(AND([.B26]&gt;_Y1;[.B26]&lt;_Y2);[.B26];&quot;-&quot;)" office:value-type="float" office:value="44.3277533333333">
            <text:p>44,3277533333</text:p>
          </table:table-cell>
          <table:table-cell table:formula="of:=IF(OR([.C26]=&quot;-&quot;;[.D26]=&quot;-&quot;);&quot;-&quot;;[.C26])" office:value-type="float" office:value="4.52892666666667">
            <text:p>4,5289266667</text:p>
          </table:table-cell>
          <table:table-cell table:formula="of:=IF(OR([.C26]=&quot;-&quot;;[.D26]=&quot;-&quot;);&quot;-&quot;;[.D26])" office:value-type="float" office:value="44.3277533333333">
            <text:p>44,3277533333</text:p>
          </table:table-cell>
          <table:table-cell table:number-columns-repeated="2"/>
        </table:table-row>
        <table:table-row table:style-name="ro1">
          <table:table-cell office:value-type="float" office:value="4.52892666666667">
            <text:p>4,5289266667</text:p>
          </table:table-cell>
          <table:table-cell office:value-type="float" office:value="44.3277533333333">
            <text:p>44,3277533333</text:p>
          </table:table-cell>
          <table:table-cell table:formula="of:=IF(AND([.A26]&gt;_X1;[.A26]&lt;_X2);[.A27];&quot;-&quot;)" office:value-type="float" office:value="4.52892666666667">
            <text:p>4,5289266667</text:p>
          </table:table-cell>
          <table:table-cell table:formula="of:=IF(AND([.B27]&gt;_Y1;[.B27]&lt;_Y2);[.B27];&quot;-&quot;)" office:value-type="float" office:value="44.3277533333333">
            <text:p>44,3277533333</text:p>
          </table:table-cell>
          <table:table-cell table:formula="of:=IF(OR([.C27]=&quot;-&quot;;[.D27]=&quot;-&quot;);&quot;-&quot;;[.C27])" office:value-type="float" office:value="4.52892666666667">
            <text:p>4,5289266667</text:p>
          </table:table-cell>
          <table:table-cell table:formula="of:=IF(OR([.C27]=&quot;-&quot;;[.D27]=&quot;-&quot;);&quot;-&quot;;[.D27])" office:value-type="float" office:value="44.3277533333333">
            <text:p>44,3277533333</text:p>
          </table:table-cell>
          <table:table-cell table:number-columns-repeated="2"/>
        </table:table-row>
        <table:table-row table:style-name="ro1">
          <table:table-cell office:value-type="float" office:value="4.52892666666667">
            <text:p>4,5289266667</text:p>
          </table:table-cell>
          <table:table-cell office:value-type="float" office:value="44.3277533333333">
            <text:p>44,3277533333</text:p>
          </table:table-cell>
          <table:table-cell table:formula="of:=IF(AND([.A27]&gt;_X1;[.A27]&lt;_X2);[.A28];&quot;-&quot;)" office:value-type="float" office:value="4.52892666666667">
            <text:p>4,5289266667</text:p>
          </table:table-cell>
          <table:table-cell table:formula="of:=IF(AND([.B28]&gt;_Y1;[.B28]&lt;_Y2);[.B28];&quot;-&quot;)" office:value-type="float" office:value="44.3277533333333">
            <text:p>44,3277533333</text:p>
          </table:table-cell>
          <table:table-cell table:formula="of:=IF(OR([.C28]=&quot;-&quot;;[.D28]=&quot;-&quot;);&quot;-&quot;;[.C28])" office:value-type="float" office:value="4.52892666666667">
            <text:p>4,5289266667</text:p>
          </table:table-cell>
          <table:table-cell table:formula="of:=IF(OR([.C28]=&quot;-&quot;;[.D28]=&quot;-&quot;);&quot;-&quot;;[.D28])" office:value-type="float" office:value="44.3277533333333">
            <text:p>44,3277533333</text:p>
          </table:table-cell>
          <table:table-cell table:number-columns-repeated="2"/>
        </table:table-row>
        <table:table-row table:style-name="ro1">
          <table:table-cell office:value-type="float" office:value="4.52884">
            <text:p>4,52884</text:p>
          </table:table-cell>
          <table:table-cell office:value-type="float" office:value="44.3274166666667">
            <text:p>44,3274166667</text:p>
          </table:table-cell>
          <table:table-cell table:formula="of:=IF(AND([.A28]&gt;_X1;[.A28]&lt;_X2);[.A29];&quot;-&quot;)" office:value-type="float" office:value="4.52884">
            <text:p>4,52884</text:p>
          </table:table-cell>
          <table:table-cell table:formula="of:=IF(AND([.B29]&gt;_Y1;[.B29]&lt;_Y2);[.B29];&quot;-&quot;)" office:value-type="float" office:value="44.3274166666667">
            <text:p>44,3274166667</text:p>
          </table:table-cell>
          <table:table-cell table:formula="of:=IF(OR([.C29]=&quot;-&quot;;[.D29]=&quot;-&quot;);&quot;-&quot;;[.C29])" office:value-type="float" office:value="4.52884">
            <text:p>4,52884</text:p>
          </table:table-cell>
          <table:table-cell table:formula="of:=IF(OR([.C29]=&quot;-&quot;;[.D29]=&quot;-&quot;);&quot;-&quot;;[.D29])" office:value-type="float" office:value="44.3274166666667">
            <text:p>44,3274166667</text:p>
          </table:table-cell>
          <table:table-cell table:number-columns-repeated="2"/>
        </table:table-row>
        <table:table-row table:style-name="ro1">
          <table:table-cell office:value-type="float" office:value="4.52880833333333">
            <text:p>4,5288083333</text:p>
          </table:table-cell>
          <table:table-cell office:value-type="float" office:value="44.327375">
            <text:p>44,327375</text:p>
          </table:table-cell>
          <table:table-cell table:formula="of:=IF(AND([.A29]&gt;_X1;[.A29]&lt;_X2);[.A30];&quot;-&quot;)" office:value-type="float" office:value="4.52880833333333">
            <text:p>4,5288083333</text:p>
          </table:table-cell>
          <table:table-cell table:formula="of:=IF(AND([.B30]&gt;_Y1;[.B30]&lt;_Y2);[.B30];&quot;-&quot;)" office:value-type="float" office:value="44.327375">
            <text:p>44,327375</text:p>
          </table:table-cell>
          <table:table-cell table:formula="of:=IF(OR([.C30]=&quot;-&quot;;[.D30]=&quot;-&quot;);&quot;-&quot;;[.C30])" office:value-type="float" office:value="4.52880833333333">
            <text:p>4,5288083333</text:p>
          </table:table-cell>
          <table:table-cell table:formula="of:=IF(OR([.C30]=&quot;-&quot;;[.D30]=&quot;-&quot;);&quot;-&quot;;[.D30])" office:value-type="float" office:value="44.327375">
            <text:p>44,327375</text:p>
          </table:table-cell>
          <table:table-cell table:number-columns-repeated="2"/>
        </table:table-row>
        <table:table-row table:style-name="ro1">
          <table:table-cell office:value-type="float" office:value="4.52878">
            <text:p>4,52878</text:p>
          </table:table-cell>
          <table:table-cell office:value-type="float" office:value="44.327555">
            <text:p>44,327555</text:p>
          </table:table-cell>
          <table:table-cell table:formula="of:=IF(AND([.A30]&gt;_X1;[.A30]&lt;_X2);[.A31];&quot;-&quot;)" office:value-type="float" office:value="4.52878">
            <text:p>4,52878</text:p>
          </table:table-cell>
          <table:table-cell table:formula="of:=IF(AND([.B31]&gt;_Y1;[.B31]&lt;_Y2);[.B31];&quot;-&quot;)" office:value-type="float" office:value="44.327555">
            <text:p>44,327555</text:p>
          </table:table-cell>
          <table:table-cell table:formula="of:=IF(OR([.C31]=&quot;-&quot;;[.D31]=&quot;-&quot;);&quot;-&quot;;[.C31])" office:value-type="float" office:value="4.52878">
            <text:p>4,52878</text:p>
          </table:table-cell>
          <table:table-cell table:formula="of:=IF(OR([.C31]=&quot;-&quot;;[.D31]=&quot;-&quot;);&quot;-&quot;;[.D31])" office:value-type="float" office:value="44.327555">
            <text:p>44,327555</text:p>
          </table:table-cell>
          <table:table-cell table:number-columns-repeated="2"/>
        </table:table-row>
        <table:table-row table:style-name="ro1">
          <table:table-cell office:value-type="float" office:value="4.52887666666667">
            <text:p>4,5288766667</text:p>
          </table:table-cell>
          <table:table-cell office:value-type="float" office:value="44.3280816666667">
            <text:p>44,3280816667</text:p>
          </table:table-cell>
          <table:table-cell table:formula="of:=IF(AND([.A31]&gt;_X1;[.A31]&lt;_X2);[.A32];&quot;-&quot;)" office:value-type="float" office:value="4.52887666666667">
            <text:p>4,5288766667</text:p>
          </table:table-cell>
          <table:table-cell table:formula="of:=IF(AND([.B32]&gt;_Y1;[.B32]&lt;_Y2);[.B32];&quot;-&quot;)" office:value-type="float" office:value="44.3280816666667">
            <text:p>44,3280816667</text:p>
          </table:table-cell>
          <table:table-cell table:formula="of:=IF(OR([.C32]=&quot;-&quot;;[.D32]=&quot;-&quot;);&quot;-&quot;;[.C32])" office:value-type="float" office:value="4.52887666666667">
            <text:p>4,5288766667</text:p>
          </table:table-cell>
          <table:table-cell table:formula="of:=IF(OR([.C32]=&quot;-&quot;;[.D32]=&quot;-&quot;);&quot;-&quot;;[.D32])" office:value-type="float" office:value="44.3280816666667">
            <text:p>44,3280816667</text:p>
          </table:table-cell>
          <table:table-cell table:number-columns-repeated="2"/>
        </table:table-row>
        <table:table-row table:style-name="ro1">
          <table:table-cell office:value-type="float" office:value="4.52887833333333">
            <text:p>4,5288783333</text:p>
          </table:table-cell>
          <table:table-cell office:value-type="float" office:value="44.3281233333333">
            <text:p>44,3281233333</text:p>
          </table:table-cell>
          <table:table-cell table:formula="of:=IF(AND([.A32]&gt;_X1;[.A32]&lt;_X2);[.A33];&quot;-&quot;)" office:value-type="float" office:value="4.52887833333333">
            <text:p>4,5288783333</text:p>
          </table:table-cell>
          <table:table-cell table:formula="of:=IF(AND([.B33]&gt;_Y1;[.B33]&lt;_Y2);[.B33];&quot;-&quot;)" office:value-type="float" office:value="44.3281233333333">
            <text:p>44,3281233333</text:p>
          </table:table-cell>
          <table:table-cell table:formula="of:=IF(OR([.C33]=&quot;-&quot;;[.D33]=&quot;-&quot;);&quot;-&quot;;[.C33])" office:value-type="float" office:value="4.52887833333333">
            <text:p>4,5288783333</text:p>
          </table:table-cell>
          <table:table-cell table:formula="of:=IF(OR([.C33]=&quot;-&quot;;[.D33]=&quot;-&quot;);&quot;-&quot;;[.D33])" office:value-type="float" office:value="44.3281233333333">
            <text:p>44,3281233333</text:p>
          </table:table-cell>
          <table:table-cell table:number-columns-repeated="2"/>
        </table:table-row>
        <table:table-row table:style-name="ro1">
          <table:table-cell office:value-type="float" office:value="4.52889666666667">
            <text:p>4,5288966667</text:p>
          </table:table-cell>
          <table:table-cell office:value-type="float" office:value="44.3284783333333">
            <text:p>44,3284783333</text:p>
          </table:table-cell>
          <table:table-cell table:formula="of:=IF(AND([.A33]&gt;_X1;[.A33]&lt;_X2);[.A34];&quot;-&quot;)" office:value-type="float" office:value="4.52889666666667">
            <text:p>4,5288966667</text:p>
          </table:table-cell>
          <table:table-cell table:formula="of:=IF(AND([.B34]&gt;_Y1;[.B34]&lt;_Y2);[.B34];&quot;-&quot;)" office:value-type="float" office:value="44.3284783333333">
            <text:p>44,3284783333</text:p>
          </table:table-cell>
          <table:table-cell table:formula="of:=IF(OR([.C34]=&quot;-&quot;;[.D34]=&quot;-&quot;);&quot;-&quot;;[.C34])" office:value-type="float" office:value="4.52889666666667">
            <text:p>4,5288966667</text:p>
          </table:table-cell>
          <table:table-cell table:formula="of:=IF(OR([.C34]=&quot;-&quot;;[.D34]=&quot;-&quot;);&quot;-&quot;;[.D34])" office:value-type="float" office:value="44.3284783333333">
            <text:p>44,3284783333</text:p>
          </table:table-cell>
          <table:table-cell table:number-columns-repeated="2"/>
        </table:table-row>
        <table:table-row table:style-name="ro1">
          <table:table-cell office:value-type="float" office:value="4.52903166666667">
            <text:p>4,5290316667</text:p>
          </table:table-cell>
          <table:table-cell office:value-type="float" office:value="44.3294183333333">
            <text:p>44,3294183333</text:p>
          </table:table-cell>
          <table:table-cell table:formula="of:=IF(AND([.A34]&gt;_X1;[.A34]&lt;_X2);[.A35];&quot;-&quot;)" office:value-type="float" office:value="4.52903166666667">
            <text:p>4,5290316667</text:p>
          </table:table-cell>
          <table:table-cell table:formula="of:=IF(AND([.B35]&gt;_Y1;[.B35]&lt;_Y2);[.B35];&quot;-&quot;)" office:value-type="string" office:string-value="-">
            <text:p>-</text:p>
          </table:table-cell>
          <table:table-cell table:formula="of:=IF(OR([.C35]=&quot;-&quot;;[.D35]=&quot;-&quot;);&quot;-&quot;;[.C35])" office:value-type="string" office:string-value="-">
            <text:p>-</text:p>
          </table:table-cell>
          <table:table-cell table:formula="of:=IF(OR([.C35]=&quot;-&quot;;[.D35]=&quot;-&quot;);&quot;-&quot;;[.D35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10333333333">
            <text:p>4,5291033333</text:p>
          </table:table-cell>
          <table:table-cell office:value-type="float" office:value="44.32941">
            <text:p>44,32941</text:p>
          </table:table-cell>
          <table:table-cell table:formula="of:=IF(AND([.A35]&gt;_X1;[.A35]&lt;_X2);[.A36];&quot;-&quot;)" office:value-type="string" office:string-value="-">
            <text:p>-</text:p>
          </table:table-cell>
          <table:table-cell table:formula="of:=IF(AND([.B36]&gt;_Y1;[.B36]&lt;_Y2);[.B36];&quot;-&quot;)" office:value-type="string" office:string-value="-">
            <text:p>-</text:p>
          </table:table-cell>
          <table:table-cell table:formula="of:=IF(OR([.C36]=&quot;-&quot;;[.D36]=&quot;-&quot;);&quot;-&quot;;[.C36])" office:value-type="string" office:string-value="-">
            <text:p>-</text:p>
          </table:table-cell>
          <table:table-cell table:formula="of:=IF(OR([.C36]=&quot;-&quot;;[.D36]=&quot;-&quot;);&quot;-&quot;;[.D36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10333333333">
            <text:p>4,5291033333</text:p>
          </table:table-cell>
          <table:table-cell office:value-type="float" office:value="44.32941">
            <text:p>44,32941</text:p>
          </table:table-cell>
          <table:table-cell table:formula="of:=IF(AND([.A36]&gt;_X1;[.A36]&lt;_X2);[.A37];&quot;-&quot;)" office:value-type="string" office:string-value="-">
            <text:p>-</text:p>
          </table:table-cell>
          <table:table-cell table:formula="of:=IF(AND([.B37]&gt;_Y1;[.B37]&lt;_Y2);[.B37];&quot;-&quot;)" office:value-type="string" office:string-value="-">
            <text:p>-</text:p>
          </table:table-cell>
          <table:table-cell table:formula="of:=IF(OR([.C37]=&quot;-&quot;;[.D37]=&quot;-&quot;);&quot;-&quot;;[.C37])" office:value-type="string" office:string-value="-">
            <text:p>-</text:p>
          </table:table-cell>
          <table:table-cell table:formula="of:=IF(OR([.C37]=&quot;-&quot;;[.D37]=&quot;-&quot;);&quot;-&quot;;[.D37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10333333333">
            <text:p>4,5291033333</text:p>
          </table:table-cell>
          <table:table-cell office:value-type="float" office:value="44.32941">
            <text:p>44,32941</text:p>
          </table:table-cell>
          <table:table-cell table:formula="of:=IF(AND([.A37]&gt;_X1;[.A37]&lt;_X2);[.A38];&quot;-&quot;)" office:value-type="string" office:string-value="-">
            <text:p>-</text:p>
          </table:table-cell>
          <table:table-cell table:formula="of:=IF(AND([.B38]&gt;_Y1;[.B38]&lt;_Y2);[.B38];&quot;-&quot;)" office:value-type="string" office:string-value="-">
            <text:p>-</text:p>
          </table:table-cell>
          <table:table-cell table:formula="of:=IF(OR([.C38]=&quot;-&quot;;[.D38]=&quot;-&quot;);&quot;-&quot;;[.C38])" office:value-type="string" office:string-value="-">
            <text:p>-</text:p>
          </table:table-cell>
          <table:table-cell table:formula="of:=IF(OR([.C38]=&quot;-&quot;;[.D38]=&quot;-&quot;);&quot;-&quot;;[.D38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10333333333">
            <text:p>4,5291033333</text:p>
          </table:table-cell>
          <table:table-cell office:value-type="float" office:value="44.32941">
            <text:p>44,32941</text:p>
          </table:table-cell>
          <table:table-cell table:formula="of:=IF(AND([.A38]&gt;_X1;[.A38]&lt;_X2);[.A39];&quot;-&quot;)" office:value-type="string" office:string-value="-">
            <text:p>-</text:p>
          </table:table-cell>
          <table:table-cell table:formula="of:=IF(AND([.B39]&gt;_Y1;[.B39]&lt;_Y2);[.B39];&quot;-&quot;)" office:value-type="string" office:string-value="-">
            <text:p>-</text:p>
          </table:table-cell>
          <table:table-cell table:formula="of:=IF(OR([.C39]=&quot;-&quot;;[.D39]=&quot;-&quot;);&quot;-&quot;;[.C39])" office:value-type="string" office:string-value="-">
            <text:p>-</text:p>
          </table:table-cell>
          <table:table-cell table:formula="of:=IF(OR([.C39]=&quot;-&quot;;[.D39]=&quot;-&quot;);&quot;-&quot;;[.D39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10666666667">
            <text:p>4,5291066667</text:p>
          </table:table-cell>
          <table:table-cell office:value-type="float" office:value="44.328985">
            <text:p>44,328985</text:p>
          </table:table-cell>
          <table:table-cell table:formula="of:=IF(AND([.A39]&gt;_X1;[.A39]&lt;_X2);[.A40];&quot;-&quot;)" office:value-type="string" office:string-value="-">
            <text:p>-</text:p>
          </table:table-cell>
          <table:table-cell table:formula="of:=IF(AND([.B40]&gt;_Y1;[.B40]&lt;_Y2);[.B40];&quot;-&quot;)" office:value-type="float" office:value="44.328985">
            <text:p>44,328985</text:p>
          </table:table-cell>
          <table:table-cell table:formula="of:=IF(OR([.C40]=&quot;-&quot;;[.D40]=&quot;-&quot;);&quot;-&quot;;[.C40])" office:value-type="string" office:string-value="-">
            <text:p>-</text:p>
          </table:table-cell>
          <table:table-cell table:formula="of:=IF(OR([.C40]=&quot;-&quot;;[.D40]=&quot;-&quot;);&quot;-&quot;;[.D40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10666666667">
            <text:p>4,5291066667</text:p>
          </table:table-cell>
          <table:table-cell office:value-type="float" office:value="44.328985">
            <text:p>44,328985</text:p>
          </table:table-cell>
          <table:table-cell table:formula="of:=IF(AND([.A40]&gt;_X1;[.A40]&lt;_X2);[.A41];&quot;-&quot;)" office:value-type="string" office:string-value="-">
            <text:p>-</text:p>
          </table:table-cell>
          <table:table-cell table:formula="of:=IF(AND([.B41]&gt;_Y1;[.B41]&lt;_Y2);[.B41];&quot;-&quot;)" office:value-type="float" office:value="44.328985">
            <text:p>44,328985</text:p>
          </table:table-cell>
          <table:table-cell table:formula="of:=IF(OR([.C41]=&quot;-&quot;;[.D41]=&quot;-&quot;);&quot;-&quot;;[.C41])" office:value-type="string" office:string-value="-">
            <text:p>-</text:p>
          </table:table-cell>
          <table:table-cell table:formula="of:=IF(OR([.C41]=&quot;-&quot;;[.D41]=&quot;-&quot;);&quot;-&quot;;[.D41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05666666667">
            <text:p>4,5290566667</text:p>
          </table:table-cell>
          <table:table-cell office:value-type="float" office:value="44.3286933333333">
            <text:p>44,3286933333</text:p>
          </table:table-cell>
          <table:table-cell table:formula="of:=IF(AND([.A41]&gt;_X1;[.A41]&lt;_X2);[.A42];&quot;-&quot;)" office:value-type="string" office:string-value="-">
            <text:p>-</text:p>
          </table:table-cell>
          <table:table-cell table:formula="of:=IF(AND([.B42]&gt;_Y1;[.B42]&lt;_Y2);[.B42];&quot;-&quot;)" office:value-type="float" office:value="44.3286933333333">
            <text:p>44,3286933333</text:p>
          </table:table-cell>
          <table:table-cell table:formula="of:=IF(OR([.C42]=&quot;-&quot;;[.D42]=&quot;-&quot;);&quot;-&quot;;[.C42])" office:value-type="string" office:string-value="-">
            <text:p>-</text:p>
          </table:table-cell>
          <table:table-cell table:formula="of:=IF(OR([.C42]=&quot;-&quot;;[.D42]=&quot;-&quot;);&quot;-&quot;;[.D42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03833333333">
            <text:p>4,5290383333</text:p>
          </table:table-cell>
          <table:table-cell office:value-type="float" office:value="44.3286616666667">
            <text:p>44,3286616667</text:p>
          </table:table-cell>
          <table:table-cell table:formula="of:=IF(AND([.A42]&gt;_X1;[.A42]&lt;_X2);[.A43];&quot;-&quot;)" office:value-type="string" office:string-value="-">
            <text:p>-</text:p>
          </table:table-cell>
          <table:table-cell table:formula="of:=IF(AND([.B43]&gt;_Y1;[.B43]&lt;_Y2);[.B43];&quot;-&quot;)" office:value-type="float" office:value="44.3286616666667">
            <text:p>44,3286616667</text:p>
          </table:table-cell>
          <table:table-cell table:formula="of:=IF(OR([.C43]=&quot;-&quot;;[.D43]=&quot;-&quot;);&quot;-&quot;;[.C43])" office:value-type="string" office:string-value="-">
            <text:p>-</text:p>
          </table:table-cell>
          <table:table-cell table:formula="of:=IF(OR([.C43]=&quot;-&quot;;[.D43]=&quot;-&quot;);&quot;-&quot;;[.D43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96833333333">
            <text:p>4,5289683333</text:p>
          </table:table-cell>
          <table:table-cell office:value-type="float" office:value="44.32835">
            <text:p>44,32835</text:p>
          </table:table-cell>
          <table:table-cell table:formula="of:=IF(AND([.A43]&gt;_X1;[.A43]&lt;_X2);[.A44];&quot;-&quot;)" office:value-type="string" office:string-value="-">
            <text:p>-</text:p>
          </table:table-cell>
          <table:table-cell table:formula="of:=IF(AND([.B44]&gt;_Y1;[.B44]&lt;_Y2);[.B44];&quot;-&quot;)" office:value-type="float" office:value="44.32835">
            <text:p>44,32835</text:p>
          </table:table-cell>
          <table:table-cell table:formula="of:=IF(OR([.C44]=&quot;-&quot;;[.D44]=&quot;-&quot;);&quot;-&quot;;[.C44])" office:value-type="string" office:string-value="-">
            <text:p>-</text:p>
          </table:table-cell>
          <table:table-cell table:formula="of:=IF(OR([.C44]=&quot;-&quot;;[.D44]=&quot;-&quot;);&quot;-&quot;;[.D44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965">
            <text:p>4,528965</text:p>
          </table:table-cell>
          <table:table-cell office:value-type="float" office:value="44.3283266666667">
            <text:p>44,3283266667</text:p>
          </table:table-cell>
          <table:table-cell table:formula="of:=IF(AND([.A44]&gt;_X1;[.A44]&lt;_X2);[.A45];&quot;-&quot;)" office:value-type="float" office:value="4.528965">
            <text:p>4,528965</text:p>
          </table:table-cell>
          <table:table-cell table:formula="of:=IF(AND([.B45]&gt;_Y1;[.B45]&lt;_Y2);[.B45];&quot;-&quot;)" office:value-type="float" office:value="44.3283266666667">
            <text:p>44,3283266667</text:p>
          </table:table-cell>
          <table:table-cell table:formula="of:=IF(OR([.C45]=&quot;-&quot;;[.D45]=&quot;-&quot;);&quot;-&quot;;[.C45])" office:value-type="float" office:value="4.528965">
            <text:p>4,528965</text:p>
          </table:table-cell>
          <table:table-cell table:formula="of:=IF(OR([.C45]=&quot;-&quot;;[.D45]=&quot;-&quot;);&quot;-&quot;;[.D45])" office:value-type="float" office:value="44.3283266666667">
            <text:p>44,3283266667</text:p>
          </table:table-cell>
          <table:table-cell table:number-columns-repeated="2"/>
        </table:table-row>
        <table:table-row table:style-name="ro1">
          <table:table-cell office:value-type="float" office:value="4.52891833333333">
            <text:p>4,5289183333</text:p>
          </table:table-cell>
          <table:table-cell office:value-type="float" office:value="44.3280583333333">
            <text:p>44,3280583333</text:p>
          </table:table-cell>
          <table:table-cell table:formula="of:=IF(AND([.A45]&gt;_X1;[.A45]&lt;_X2);[.A46];&quot;-&quot;)" office:value-type="float" office:value="4.52891833333333">
            <text:p>4,5289183333</text:p>
          </table:table-cell>
          <table:table-cell table:formula="of:=IF(AND([.B46]&gt;_Y1;[.B46]&lt;_Y2);[.B46];&quot;-&quot;)" office:value-type="float" office:value="44.3280583333333">
            <text:p>44,3280583333</text:p>
          </table:table-cell>
          <table:table-cell table:formula="of:=IF(OR([.C46]=&quot;-&quot;;[.D46]=&quot;-&quot;);&quot;-&quot;;[.C46])" office:value-type="float" office:value="4.52891833333333">
            <text:p>4,5289183333</text:p>
          </table:table-cell>
          <table:table-cell table:formula="of:=IF(OR([.C46]=&quot;-&quot;;[.D46]=&quot;-&quot;);&quot;-&quot;;[.D46])" office:value-type="float" office:value="44.3280583333333">
            <text:p>44,3280583333</text:p>
          </table:table-cell>
          <table:table-cell table:number-columns-repeated="2"/>
        </table:table-row>
        <table:table-row table:style-name="ro1">
          <table:table-cell office:value-type="float" office:value="4.52892666666667">
            <text:p>4,5289266667</text:p>
          </table:table-cell>
          <table:table-cell office:value-type="float" office:value="44.3279766666667">
            <text:p>44,3279766667</text:p>
          </table:table-cell>
          <table:table-cell table:formula="of:=IF(AND([.A46]&gt;_X1;[.A46]&lt;_X2);[.A47];&quot;-&quot;)" office:value-type="float" office:value="4.52892666666667">
            <text:p>4,5289266667</text:p>
          </table:table-cell>
          <table:table-cell table:formula="of:=IF(AND([.B47]&gt;_Y1;[.B47]&lt;_Y2);[.B47];&quot;-&quot;)" office:value-type="float" office:value="44.3279766666667">
            <text:p>44,3279766667</text:p>
          </table:table-cell>
          <table:table-cell table:formula="of:=IF(OR([.C47]=&quot;-&quot;;[.D47]=&quot;-&quot;);&quot;-&quot;;[.C47])" office:value-type="float" office:value="4.52892666666667">
            <text:p>4,5289266667</text:p>
          </table:table-cell>
          <table:table-cell table:formula="of:=IF(OR([.C47]=&quot;-&quot;;[.D47]=&quot;-&quot;);&quot;-&quot;;[.D47])" office:value-type="float" office:value="44.3279766666667">
            <text:p>44,3279766667</text:p>
          </table:table-cell>
          <table:table-cell table:number-columns-repeated="2"/>
        </table:table-row>
        <table:table-row table:style-name="ro1">
          <table:table-cell office:value-type="float" office:value="4.52892666666667">
            <text:p>4,5289266667</text:p>
          </table:table-cell>
          <table:table-cell office:value-type="float" office:value="44.3279766666667">
            <text:p>44,3279766667</text:p>
          </table:table-cell>
          <table:table-cell table:formula="of:=IF(AND([.A47]&gt;_X1;[.A47]&lt;_X2);[.A48];&quot;-&quot;)" office:value-type="float" office:value="4.52892666666667">
            <text:p>4,5289266667</text:p>
          </table:table-cell>
          <table:table-cell table:formula="of:=IF(AND([.B48]&gt;_Y1;[.B48]&lt;_Y2);[.B48];&quot;-&quot;)" office:value-type="float" office:value="44.3279766666667">
            <text:p>44,3279766667</text:p>
          </table:table-cell>
          <table:table-cell table:formula="of:=IF(OR([.C48]=&quot;-&quot;;[.D48]=&quot;-&quot;);&quot;-&quot;;[.C48])" office:value-type="float" office:value="4.52892666666667">
            <text:p>4,5289266667</text:p>
          </table:table-cell>
          <table:table-cell table:formula="of:=IF(OR([.C48]=&quot;-&quot;;[.D48]=&quot;-&quot;);&quot;-&quot;;[.D48])" office:value-type="float" office:value="44.3279766666667">
            <text:p>44,3279766667</text:p>
          </table:table-cell>
          <table:table-cell table:number-columns-repeated="2"/>
        </table:table-row>
        <table:table-row table:style-name="ro1">
          <table:table-cell office:value-type="float" office:value="4.52892666666667">
            <text:p>4,5289266667</text:p>
          </table:table-cell>
          <table:table-cell office:value-type="float" office:value="44.327755">
            <text:p>44,327755</text:p>
          </table:table-cell>
          <table:table-cell table:formula="of:=IF(AND([.A48]&gt;_X1;[.A48]&lt;_X2);[.A49];&quot;-&quot;)" office:value-type="float" office:value="4.52892666666667">
            <text:p>4,5289266667</text:p>
          </table:table-cell>
          <table:table-cell table:formula="of:=IF(AND([.B49]&gt;_Y1;[.B49]&lt;_Y2);[.B49];&quot;-&quot;)" office:value-type="float" office:value="44.327755">
            <text:p>44,327755</text:p>
          </table:table-cell>
          <table:table-cell table:formula="of:=IF(OR([.C49]=&quot;-&quot;;[.D49]=&quot;-&quot;);&quot;-&quot;;[.C49])" office:value-type="float" office:value="4.52892666666667">
            <text:p>4,5289266667</text:p>
          </table:table-cell>
          <table:table-cell table:formula="of:=IF(OR([.C49]=&quot;-&quot;;[.D49]=&quot;-&quot;);&quot;-&quot;;[.D49])" office:value-type="float" office:value="44.327755">
            <text:p>44,327755</text:p>
          </table:table-cell>
          <table:table-cell table:number-columns-repeated="2"/>
        </table:table-row>
        <table:table-row table:style-name="ro1">
          <table:table-cell office:value-type="float" office:value="4.52891833333333">
            <text:p>4,5289183333</text:p>
          </table:table-cell>
          <table:table-cell office:value-type="float" office:value="44.32773">
            <text:p>44,32773</text:p>
          </table:table-cell>
          <table:table-cell table:formula="of:=IF(AND([.A49]&gt;_X1;[.A49]&lt;_X2);[.A50];&quot;-&quot;)" office:value-type="float" office:value="4.52891833333333">
            <text:p>4,5289183333</text:p>
          </table:table-cell>
          <table:table-cell table:formula="of:=IF(AND([.B50]&gt;_Y1;[.B50]&lt;_Y2);[.B50];&quot;-&quot;)" office:value-type="float" office:value="44.32773">
            <text:p>44,32773</text:p>
          </table:table-cell>
          <table:table-cell table:formula="of:=IF(OR([.C50]=&quot;-&quot;;[.D50]=&quot;-&quot;);&quot;-&quot;;[.C50])" office:value-type="float" office:value="4.52891833333333">
            <text:p>4,5289183333</text:p>
          </table:table-cell>
          <table:table-cell table:formula="of:=IF(OR([.C50]=&quot;-&quot;;[.D50]=&quot;-&quot;);&quot;-&quot;;[.D50])" office:value-type="float" office:value="44.32773">
            <text:p>44,32773</text:p>
          </table:table-cell>
          <table:table-cell table:number-columns-repeated="2"/>
        </table:table-row>
        <table:table-row table:style-name="ro1">
          <table:table-cell office:value-type="float" office:value="4.5289">
            <text:p>4,5289</text:p>
          </table:table-cell>
          <table:table-cell office:value-type="float" office:value="44.3280283333333">
            <text:p>44,3280283333</text:p>
          </table:table-cell>
          <table:table-cell table:formula="of:=IF(AND([.A50]&gt;_X1;[.A50]&lt;_X2);[.A51];&quot;-&quot;)" office:value-type="float" office:value="4.5289">
            <text:p>4,5289</text:p>
          </table:table-cell>
          <table:table-cell table:formula="of:=IF(AND([.B51]&gt;_Y1;[.B51]&lt;_Y2);[.B51];&quot;-&quot;)" office:value-type="float" office:value="44.3280283333333">
            <text:p>44,3280283333</text:p>
          </table:table-cell>
          <table:table-cell table:formula="of:=IF(OR([.C51]=&quot;-&quot;;[.D51]=&quot;-&quot;);&quot;-&quot;;[.C51])" office:value-type="float" office:value="4.5289">
            <text:p>4,5289</text:p>
          </table:table-cell>
          <table:table-cell table:formula="of:=IF(OR([.C51]=&quot;-&quot;;[.D51]=&quot;-&quot;);&quot;-&quot;;[.D51])" office:value-type="float" office:value="44.3280283333333">
            <text:p>44,3280283333</text:p>
          </table:table-cell>
          <table:table-cell table:number-columns-repeated="2"/>
        </table:table-row>
        <table:table-row table:style-name="ro1">
          <table:table-cell office:value-type="float" office:value="4.52895833333333">
            <text:p>4,5289583333</text:p>
          </table:table-cell>
          <table:table-cell office:value-type="float" office:value="44.3280766666667">
            <text:p>44,3280766667</text:p>
          </table:table-cell>
          <table:table-cell table:formula="of:=IF(AND([.A51]&gt;_X1;[.A51]&lt;_X2);[.A52];&quot;-&quot;)" office:value-type="float" office:value="4.52895833333333">
            <text:p>4,5289583333</text:p>
          </table:table-cell>
          <table:table-cell table:formula="of:=IF(AND([.B52]&gt;_Y1;[.B52]&lt;_Y2);[.B52];&quot;-&quot;)" office:value-type="float" office:value="44.3280766666667">
            <text:p>44,3280766667</text:p>
          </table:table-cell>
          <table:table-cell table:formula="of:=IF(OR([.C52]=&quot;-&quot;;[.D52]=&quot;-&quot;);&quot;-&quot;;[.C52])" office:value-type="float" office:value="4.52895833333333">
            <text:p>4,5289583333</text:p>
          </table:table-cell>
          <table:table-cell table:formula="of:=IF(OR([.C52]=&quot;-&quot;;[.D52]=&quot;-&quot;);&quot;-&quot;;[.D52])" office:value-type="float" office:value="44.3280766666667">
            <text:p>44,3280766667</text:p>
          </table:table-cell>
          <table:table-cell table:number-columns-repeated="2"/>
        </table:table-row>
        <table:table-row table:style-name="ro1">
          <table:table-cell office:value-type="float" office:value="4.52896333333333">
            <text:p>4,5289633333</text:p>
          </table:table-cell>
          <table:table-cell office:value-type="float" office:value="44.328145">
            <text:p>44,328145</text:p>
          </table:table-cell>
          <table:table-cell table:formula="of:=IF(AND([.A52]&gt;_X1;[.A52]&lt;_X2);[.A53];&quot;-&quot;)" office:value-type="float" office:value="4.52896333333333">
            <text:p>4,5289633333</text:p>
          </table:table-cell>
          <table:table-cell table:formula="of:=IF(AND([.B53]&gt;_Y1;[.B53]&lt;_Y2);[.B53];&quot;-&quot;)" office:value-type="float" office:value="44.328145">
            <text:p>44,328145</text:p>
          </table:table-cell>
          <table:table-cell table:formula="of:=IF(OR([.C53]=&quot;-&quot;;[.D53]=&quot;-&quot;);&quot;-&quot;;[.C53])" office:value-type="float" office:value="4.52896333333333">
            <text:p>4,5289633333</text:p>
          </table:table-cell>
          <table:table-cell table:formula="of:=IF(OR([.C53]=&quot;-&quot;;[.D53]=&quot;-&quot;);&quot;-&quot;;[.D53])" office:value-type="float" office:value="44.328145">
            <text:p>44,328145</text:p>
          </table:table-cell>
          <table:table-cell table:number-columns-repeated="2"/>
        </table:table-row>
        <table:table-row table:style-name="ro1">
          <table:table-cell office:value-type="float" office:value="4.52899166666667">
            <text:p>4,5289916667</text:p>
          </table:table-cell>
          <table:table-cell office:value-type="float" office:value="44.328315">
            <text:p>44,328315</text:p>
          </table:table-cell>
          <table:table-cell table:formula="of:=IF(AND([.A53]&gt;_X1;[.A53]&lt;_X2);[.A54];&quot;-&quot;)" office:value-type="float" office:value="4.52899166666667">
            <text:p>4,5289916667</text:p>
          </table:table-cell>
          <table:table-cell table:formula="of:=IF(AND([.B54]&gt;_Y1;[.B54]&lt;_Y2);[.B54];&quot;-&quot;)" office:value-type="float" office:value="44.328315">
            <text:p>44,328315</text:p>
          </table:table-cell>
          <table:table-cell table:formula="of:=IF(OR([.C54]=&quot;-&quot;;[.D54]=&quot;-&quot;);&quot;-&quot;;[.C54])" office:value-type="float" office:value="4.52899166666667">
            <text:p>4,5289916667</text:p>
          </table:table-cell>
          <table:table-cell table:formula="of:=IF(OR([.C54]=&quot;-&quot;;[.D54]=&quot;-&quot;);&quot;-&quot;;[.D54])" office:value-type="float" office:value="44.328315">
            <text:p>44,328315</text:p>
          </table:table-cell>
          <table:table-cell table:number-columns-repeated="2"/>
        </table:table-row>
        <table:table-row table:style-name="ro1">
          <table:table-cell office:value-type="float" office:value="4.52899">
            <text:p>4,52899</text:p>
          </table:table-cell>
          <table:table-cell office:value-type="float" office:value="44.3283666666667">
            <text:p>44,3283666667</text:p>
          </table:table-cell>
          <table:table-cell table:formula="of:=IF(AND([.A54]&gt;_X1;[.A54]&lt;_X2);[.A55];&quot;-&quot;)" office:value-type="float" office:value="4.52899">
            <text:p>4,52899</text:p>
          </table:table-cell>
          <table:table-cell table:formula="of:=IF(AND([.B55]&gt;_Y1;[.B55]&lt;_Y2);[.B55];&quot;-&quot;)" office:value-type="float" office:value="44.3283666666667">
            <text:p>44,3283666667</text:p>
          </table:table-cell>
          <table:table-cell table:formula="of:=IF(OR([.C55]=&quot;-&quot;;[.D55]=&quot;-&quot;);&quot;-&quot;;[.C55])" office:value-type="float" office:value="4.52899">
            <text:p>4,52899</text:p>
          </table:table-cell>
          <table:table-cell table:formula="of:=IF(OR([.C55]=&quot;-&quot;;[.D55]=&quot;-&quot;);&quot;-&quot;;[.D55])" office:value-type="float" office:value="44.3283666666667">
            <text:p>44,3283666667</text:p>
          </table:table-cell>
          <table:table-cell table:number-columns-repeated="2"/>
        </table:table-row>
        <table:table-row table:style-name="ro1">
          <table:table-cell office:value-type="float" office:value="4.528995">
            <text:p>4,528995</text:p>
          </table:table-cell>
          <table:table-cell office:value-type="float" office:value="44.328155">
            <text:p>44,328155</text:p>
          </table:table-cell>
          <table:table-cell table:formula="of:=IF(AND([.A55]&gt;_X1;[.A55]&lt;_X2);[.A56];&quot;-&quot;)" office:value-type="float" office:value="4.528995">
            <text:p>4,528995</text:p>
          </table:table-cell>
          <table:table-cell table:formula="of:=IF(AND([.B56]&gt;_Y1;[.B56]&lt;_Y2);[.B56];&quot;-&quot;)" office:value-type="float" office:value="44.328155">
            <text:p>44,328155</text:p>
          </table:table-cell>
          <table:table-cell table:formula="of:=IF(OR([.C56]=&quot;-&quot;;[.D56]=&quot;-&quot;);&quot;-&quot;;[.C56])" office:value-type="float" office:value="4.528995">
            <text:p>4,528995</text:p>
          </table:table-cell>
          <table:table-cell table:formula="of:=IF(OR([.C56]=&quot;-&quot;;[.D56]=&quot;-&quot;);&quot;-&quot;;[.D56])" office:value-type="float" office:value="44.328155">
            <text:p>44,328155</text:p>
          </table:table-cell>
          <table:table-cell table:number-columns-repeated="2"/>
        </table:table-row>
        <table:table-row table:style-name="ro1">
          <table:table-cell office:value-type="float" office:value="4.529005">
            <text:p>4,529005</text:p>
          </table:table-cell>
          <table:table-cell office:value-type="float" office:value="44.3281533333333">
            <text:p>44,3281533333</text:p>
          </table:table-cell>
          <table:table-cell table:formula="of:=IF(AND([.A56]&gt;_X1;[.A56]&lt;_X2);[.A57];&quot;-&quot;)" office:value-type="float" office:value="4.529005">
            <text:p>4,529005</text:p>
          </table:table-cell>
          <table:table-cell table:formula="of:=IF(AND([.B57]&gt;_Y1;[.B57]&lt;_Y2);[.B57];&quot;-&quot;)" office:value-type="float" office:value="44.3281533333333">
            <text:p>44,3281533333</text:p>
          </table:table-cell>
          <table:table-cell table:formula="of:=IF(OR([.C57]=&quot;-&quot;;[.D57]=&quot;-&quot;);&quot;-&quot;;[.C57])" office:value-type="float" office:value="4.529005">
            <text:p>4,529005</text:p>
          </table:table-cell>
          <table:table-cell table:formula="of:=IF(OR([.C57]=&quot;-&quot;;[.D57]=&quot;-&quot;);&quot;-&quot;;[.D57])" office:value-type="float" office:value="44.3281533333333">
            <text:p>44,3281533333</text:p>
          </table:table-cell>
          <table:table-cell table:number-columns-repeated="2"/>
        </table:table-row>
        <table:table-row table:style-name="ro1">
          <table:table-cell office:value-type="float" office:value="4.52894666666667">
            <text:p>4,5289466667</text:p>
          </table:table-cell>
          <table:table-cell office:value-type="float" office:value="44.3279333333333">
            <text:p>44,3279333333</text:p>
          </table:table-cell>
          <table:table-cell table:formula="of:=IF(AND([.A57]&gt;_X1;[.A57]&lt;_X2);[.A58];&quot;-&quot;)" office:value-type="string" office:string-value="-">
            <text:p>-</text:p>
          </table:table-cell>
          <table:table-cell table:formula="of:=IF(AND([.B58]&gt;_Y1;[.B58]&lt;_Y2);[.B58];&quot;-&quot;)" office:value-type="float" office:value="44.3279333333333">
            <text:p>44,3279333333</text:p>
          </table:table-cell>
          <table:table-cell table:formula="of:=IF(OR([.C58]=&quot;-&quot;;[.D58]=&quot;-&quot;);&quot;-&quot;;[.C58])" office:value-type="string" office:string-value="-">
            <text:p>-</text:p>
          </table:table-cell>
          <table:table-cell table:formula="of:=IF(OR([.C58]=&quot;-&quot;;[.D58]=&quot;-&quot;);&quot;-&quot;;[.D58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915">
            <text:p>4,528915</text:p>
          </table:table-cell>
          <table:table-cell office:value-type="float" office:value="44.32807">
            <text:p>44,32807</text:p>
          </table:table-cell>
          <table:table-cell table:formula="of:=IF(AND([.A58]&gt;_X1;[.A58]&lt;_X2);[.A59];&quot;-&quot;)" office:value-type="float" office:value="4.528915">
            <text:p>4,528915</text:p>
          </table:table-cell>
          <table:table-cell table:formula="of:=IF(AND([.B59]&gt;_Y1;[.B59]&lt;_Y2);[.B59];&quot;-&quot;)" office:value-type="float" office:value="44.32807">
            <text:p>44,32807</text:p>
          </table:table-cell>
          <table:table-cell table:formula="of:=IF(OR([.C59]=&quot;-&quot;;[.D59]=&quot;-&quot;);&quot;-&quot;;[.C59])" office:value-type="float" office:value="4.528915">
            <text:p>4,528915</text:p>
          </table:table-cell>
          <table:table-cell table:formula="of:=IF(OR([.C59]=&quot;-&quot;;[.D59]=&quot;-&quot;);&quot;-&quot;;[.D59])" office:value-type="float" office:value="44.32807">
            <text:p>44,32807</text:p>
          </table:table-cell>
          <table:table-cell table:number-columns-repeated="2"/>
        </table:table-row>
        <table:table-row table:style-name="ro1">
          <table:table-cell office:value-type="float" office:value="4.52892833333333">
            <text:p>4,5289283333</text:p>
          </table:table-cell>
          <table:table-cell office:value-type="float" office:value="44.3280633333333">
            <text:p>44,3280633333</text:p>
          </table:table-cell>
          <table:table-cell table:formula="of:=IF(AND([.A59]&gt;_X1;[.A59]&lt;_X2);[.A60];&quot;-&quot;)" office:value-type="float" office:value="4.52892833333333">
            <text:p>4,5289283333</text:p>
          </table:table-cell>
          <table:table-cell table:formula="of:=IF(AND([.B60]&gt;_Y1;[.B60]&lt;_Y2);[.B60];&quot;-&quot;)" office:value-type="float" office:value="44.3280633333333">
            <text:p>44,3280633333</text:p>
          </table:table-cell>
          <table:table-cell table:formula="of:=IF(OR([.C60]=&quot;-&quot;;[.D60]=&quot;-&quot;);&quot;-&quot;;[.C60])" office:value-type="float" office:value="4.52892833333333">
            <text:p>4,5289283333</text:p>
          </table:table-cell>
          <table:table-cell table:formula="of:=IF(OR([.C60]=&quot;-&quot;;[.D60]=&quot;-&quot;);&quot;-&quot;;[.D60])" office:value-type="float" office:value="44.3280633333333">
            <text:p>44,3280633333</text:p>
          </table:table-cell>
          <table:table-cell table:number-columns-repeated="2"/>
        </table:table-row>
        <table:table-row table:style-name="ro1">
          <table:table-cell office:value-type="float" office:value="4.52890833333333">
            <text:p>4,5289083333</text:p>
          </table:table-cell>
          <table:table-cell office:value-type="float" office:value="44.3280766666667">
            <text:p>44,3280766667</text:p>
          </table:table-cell>
          <table:table-cell table:formula="of:=IF(AND([.A60]&gt;_X1;[.A60]&lt;_X2);[.A61];&quot;-&quot;)" office:value-type="float" office:value="4.52890833333333">
            <text:p>4,5289083333</text:p>
          </table:table-cell>
          <table:table-cell table:formula="of:=IF(AND([.B61]&gt;_Y1;[.B61]&lt;_Y2);[.B61];&quot;-&quot;)" office:value-type="float" office:value="44.3280766666667">
            <text:p>44,3280766667</text:p>
          </table:table-cell>
          <table:table-cell table:formula="of:=IF(OR([.C61]=&quot;-&quot;;[.D61]=&quot;-&quot;);&quot;-&quot;;[.C61])" office:value-type="float" office:value="4.52890833333333">
            <text:p>4,5289083333</text:p>
          </table:table-cell>
          <table:table-cell table:formula="of:=IF(OR([.C61]=&quot;-&quot;;[.D61]=&quot;-&quot;);&quot;-&quot;;[.D61])" office:value-type="float" office:value="44.3280766666667">
            <text:p>44,3280766667</text:p>
          </table:table-cell>
          <table:table-cell table:number-columns-repeated="2"/>
        </table:table-row>
        <table:table-row table:style-name="ro1">
          <table:table-cell office:value-type="float" office:value="4.52895333333333">
            <text:p>4,5289533333</text:p>
          </table:table-cell>
          <table:table-cell office:value-type="float" office:value="44.3280083333333">
            <text:p>44,3280083333</text:p>
          </table:table-cell>
          <table:table-cell table:formula="of:=IF(AND([.A61]&gt;_X1;[.A61]&lt;_X2);[.A62];&quot;-&quot;)" office:value-type="float" office:value="4.52895333333333">
            <text:p>4,5289533333</text:p>
          </table:table-cell>
          <table:table-cell table:formula="of:=IF(AND([.B62]&gt;_Y1;[.B62]&lt;_Y2);[.B62];&quot;-&quot;)" office:value-type="float" office:value="44.3280083333333">
            <text:p>44,3280083333</text:p>
          </table:table-cell>
          <table:table-cell table:formula="of:=IF(OR([.C62]=&quot;-&quot;;[.D62]=&quot;-&quot;);&quot;-&quot;;[.C62])" office:value-type="float" office:value="4.52895333333333">
            <text:p>4,5289533333</text:p>
          </table:table-cell>
          <table:table-cell table:formula="of:=IF(OR([.C62]=&quot;-&quot;;[.D62]=&quot;-&quot;);&quot;-&quot;;[.D62])" office:value-type="float" office:value="44.3280083333333">
            <text:p>44,3280083333</text:p>
          </table:table-cell>
          <table:table-cell table:number-columns-repeated="2"/>
        </table:table-row>
        <table:table-row table:style-name="ro1">
          <table:table-cell office:value-type="float" office:value="4.52910833333333">
            <text:p>4,5291083333</text:p>
          </table:table-cell>
          <table:table-cell office:value-type="float" office:value="44.328015">
            <text:p>44,328015</text:p>
          </table:table-cell>
          <table:table-cell table:formula="of:=IF(AND([.A62]&gt;_X1;[.A62]&lt;_X2);[.A63];&quot;-&quot;)" office:value-type="float" office:value="4.52910833333333">
            <text:p>4,5291083333</text:p>
          </table:table-cell>
          <table:table-cell table:formula="of:=IF(AND([.B63]&gt;_Y1;[.B63]&lt;_Y2);[.B63];&quot;-&quot;)" office:value-type="float" office:value="44.328015">
            <text:p>44,328015</text:p>
          </table:table-cell>
          <table:table-cell table:formula="of:=IF(OR([.C63]=&quot;-&quot;;[.D63]=&quot;-&quot;);&quot;-&quot;;[.C63])" office:value-type="float" office:value="4.52910833333333">
            <text:p>4,5291083333</text:p>
          </table:table-cell>
          <table:table-cell table:formula="of:=IF(OR([.C63]=&quot;-&quot;;[.D63]=&quot;-&quot;);&quot;-&quot;;[.D63])" office:value-type="float" office:value="44.328015">
            <text:p>44,328015</text:p>
          </table:table-cell>
          <table:table-cell table:number-columns-repeated="2"/>
        </table:table-row>
        <table:table-row table:style-name="ro1">
          <table:table-cell office:value-type="float" office:value="4.52912">
            <text:p>4,52912</text:p>
          </table:table-cell>
          <table:table-cell office:value-type="float" office:value="44.3279966666667">
            <text:p>44,3279966667</text:p>
          </table:table-cell>
          <table:table-cell table:formula="of:=IF(AND([.A63]&gt;_X1;[.A63]&lt;_X2);[.A64];&quot;-&quot;)" office:value-type="string" office:string-value="-">
            <text:p>-</text:p>
          </table:table-cell>
          <table:table-cell table:formula="of:=IF(AND([.B64]&gt;_Y1;[.B64]&lt;_Y2);[.B64];&quot;-&quot;)" office:value-type="float" office:value="44.3279966666667">
            <text:p>44,3279966667</text:p>
          </table:table-cell>
          <table:table-cell table:formula="of:=IF(OR([.C64]=&quot;-&quot;;[.D64]=&quot;-&quot;);&quot;-&quot;;[.C64])" office:value-type="string" office:string-value="-">
            <text:p>-</text:p>
          </table:table-cell>
          <table:table-cell table:formula="of:=IF(OR([.C64]=&quot;-&quot;;[.D64]=&quot;-&quot;);&quot;-&quot;;[.D64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12">
            <text:p>4,52912</text:p>
          </table:table-cell>
          <table:table-cell office:value-type="float" office:value="44.3279966666667">
            <text:p>44,3279966667</text:p>
          </table:table-cell>
          <table:table-cell table:formula="of:=IF(AND([.A64]&gt;_X1;[.A64]&lt;_X2);[.A65];&quot;-&quot;)" office:value-type="string" office:string-value="-">
            <text:p>-</text:p>
          </table:table-cell>
          <table:table-cell table:formula="of:=IF(AND([.B65]&gt;_Y1;[.B65]&lt;_Y2);[.B65];&quot;-&quot;)" office:value-type="float" office:value="44.3279966666667">
            <text:p>44,3279966667</text:p>
          </table:table-cell>
          <table:table-cell table:formula="of:=IF(OR([.C65]=&quot;-&quot;;[.D65]=&quot;-&quot;);&quot;-&quot;;[.C65])" office:value-type="string" office:string-value="-">
            <text:p>-</text:p>
          </table:table-cell>
          <table:table-cell table:formula="of:=IF(OR([.C65]=&quot;-&quot;;[.D65]=&quot;-&quot;);&quot;-&quot;;[.D65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12">
            <text:p>4,52912</text:p>
          </table:table-cell>
          <table:table-cell office:value-type="float" office:value="44.3279966666667">
            <text:p>44,3279966667</text:p>
          </table:table-cell>
          <table:table-cell table:formula="of:=IF(AND([.A65]&gt;_X1;[.A65]&lt;_X2);[.A66];&quot;-&quot;)" office:value-type="string" office:string-value="-">
            <text:p>-</text:p>
          </table:table-cell>
          <table:table-cell table:formula="of:=IF(AND([.B66]&gt;_Y1;[.B66]&lt;_Y2);[.B66];&quot;-&quot;)" office:value-type="float" office:value="44.3279966666667">
            <text:p>44,3279966667</text:p>
          </table:table-cell>
          <table:table-cell table:formula="of:=IF(OR([.C66]=&quot;-&quot;;[.D66]=&quot;-&quot;);&quot;-&quot;;[.C66])" office:value-type="string" office:string-value="-">
            <text:p>-</text:p>
          </table:table-cell>
          <table:table-cell table:formula="of:=IF(OR([.C66]=&quot;-&quot;;[.D66]=&quot;-&quot;);&quot;-&quot;;[.D66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97666666667">
            <text:p>4,5289766667</text:p>
          </table:table-cell>
          <table:table-cell office:value-type="float" office:value="44.3279">
            <text:p>44,3279</text:p>
          </table:table-cell>
          <table:table-cell table:formula="of:=IF(AND([.A66]&gt;_X1;[.A66]&lt;_X2);[.A67];&quot;-&quot;)" office:value-type="string" office:string-value="-">
            <text:p>-</text:p>
          </table:table-cell>
          <table:table-cell table:formula="of:=IF(AND([.B67]&gt;_Y1;[.B67]&lt;_Y2);[.B67];&quot;-&quot;)" office:value-type="float" office:value="44.3279">
            <text:p>44,3279</text:p>
          </table:table-cell>
          <table:table-cell table:formula="of:=IF(OR([.C67]=&quot;-&quot;;[.D67]=&quot;-&quot;);&quot;-&quot;;[.C67])" office:value-type="string" office:string-value="-">
            <text:p>-</text:p>
          </table:table-cell>
          <table:table-cell table:formula="of:=IF(OR([.C67]=&quot;-&quot;;[.D67]=&quot;-&quot;);&quot;-&quot;;[.D67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87">
            <text:p>4,52887</text:p>
          </table:table-cell>
          <table:table-cell office:value-type="float" office:value="44.3278233333333">
            <text:p>44,3278233333</text:p>
          </table:table-cell>
          <table:table-cell table:formula="of:=IF(AND([.A67]&gt;_X1;[.A67]&lt;_X2);[.A68];&quot;-&quot;)" office:value-type="float" office:value="4.52887">
            <text:p>4,52887</text:p>
          </table:table-cell>
          <table:table-cell table:formula="of:=IF(AND([.B68]&gt;_Y1;[.B68]&lt;_Y2);[.B68];&quot;-&quot;)" office:value-type="float" office:value="44.3278233333333">
            <text:p>44,3278233333</text:p>
          </table:table-cell>
          <table:table-cell table:formula="of:=IF(OR([.C68]=&quot;-&quot;;[.D68]=&quot;-&quot;);&quot;-&quot;;[.C68])" office:value-type="float" office:value="4.52887">
            <text:p>4,52887</text:p>
          </table:table-cell>
          <table:table-cell table:formula="of:=IF(OR([.C68]=&quot;-&quot;;[.D68]=&quot;-&quot;);&quot;-&quot;;[.D68])" office:value-type="float" office:value="44.3278233333333">
            <text:p>44,3278233333</text:p>
          </table:table-cell>
          <table:table-cell table:number-columns-repeated="2"/>
        </table:table-row>
        <table:table-row table:style-name="ro1">
          <table:table-cell office:value-type="float" office:value="4.528615">
            <text:p>4,528615</text:p>
          </table:table-cell>
          <table:table-cell office:value-type="float" office:value="44.3277666666667">
            <text:p>44,3277666667</text:p>
          </table:table-cell>
          <table:table-cell table:formula="of:=IF(AND([.A68]&gt;_X1;[.A68]&lt;_X2);[.A69];&quot;-&quot;)" office:value-type="float" office:value="4.528615">
            <text:p>4,528615</text:p>
          </table:table-cell>
          <table:table-cell table:formula="of:=IF(AND([.B69]&gt;_Y1;[.B69]&lt;_Y2);[.B69];&quot;-&quot;)" office:value-type="float" office:value="44.3277666666667">
            <text:p>44,3277666667</text:p>
          </table:table-cell>
          <table:table-cell table:formula="of:=IF(OR([.C69]=&quot;-&quot;;[.D69]=&quot;-&quot;);&quot;-&quot;;[.C69])" office:value-type="float" office:value="4.528615">
            <text:p>4,528615</text:p>
          </table:table-cell>
          <table:table-cell table:formula="of:=IF(OR([.C69]=&quot;-&quot;;[.D69]=&quot;-&quot;);&quot;-&quot;;[.D69])" office:value-type="float" office:value="44.3277666666667">
            <text:p>44,3277666667</text:p>
          </table:table-cell>
          <table:table-cell table:number-columns-repeated="2"/>
        </table:table-row>
        <table:table-row table:style-name="ro1">
          <table:table-cell office:value-type="float" office:value="4.528535">
            <text:p>4,528535</text:p>
          </table:table-cell>
          <table:table-cell office:value-type="float" office:value="44.3277183333333">
            <text:p>44,3277183333</text:p>
          </table:table-cell>
          <table:table-cell table:formula="of:=IF(AND([.A69]&gt;_X1;[.A69]&lt;_X2);[.A70];&quot;-&quot;)" office:value-type="string" office:string-value="-">
            <text:p>-</text:p>
          </table:table-cell>
          <table:table-cell table:formula="of:=IF(AND([.B70]&gt;_Y1;[.B70]&lt;_Y2);[.B70];&quot;-&quot;)" office:value-type="float" office:value="44.3277183333333">
            <text:p>44,3277183333</text:p>
          </table:table-cell>
          <table:table-cell table:formula="of:=IF(OR([.C70]=&quot;-&quot;;[.D70]=&quot;-&quot;);&quot;-&quot;;[.C70])" office:value-type="string" office:string-value="-">
            <text:p>-</text:p>
          </table:table-cell>
          <table:table-cell table:formula="of:=IF(OR([.C70]=&quot;-&quot;;[.D70]=&quot;-&quot;);&quot;-&quot;;[.D70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84666666667">
            <text:p>4,5288466667</text:p>
          </table:table-cell>
          <table:table-cell office:value-type="float" office:value="44.327355">
            <text:p>44,327355</text:p>
          </table:table-cell>
          <table:table-cell table:formula="of:=IF(AND([.A70]&gt;_X1;[.A70]&lt;_X2);[.A71];&quot;-&quot;)" office:value-type="string" office:string-value="-">
            <text:p>-</text:p>
          </table:table-cell>
          <table:table-cell table:formula="of:=IF(AND([.B71]&gt;_Y1;[.B71]&lt;_Y2);[.B71];&quot;-&quot;)" office:value-type="float" office:value="44.327355">
            <text:p>44,327355</text:p>
          </table:table-cell>
          <table:table-cell table:formula="of:=IF(OR([.C71]=&quot;-&quot;;[.D71]=&quot;-&quot;);&quot;-&quot;;[.C71])" office:value-type="string" office:string-value="-">
            <text:p>-</text:p>
          </table:table-cell>
          <table:table-cell table:formula="of:=IF(OR([.C71]=&quot;-&quot;;[.D71]=&quot;-&quot;);&quot;-&quot;;[.D71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85">
            <text:p>4,52885</text:p>
          </table:table-cell>
          <table:table-cell office:value-type="float" office:value="44.3275433333333">
            <text:p>44,3275433333</text:p>
          </table:table-cell>
          <table:table-cell table:formula="of:=IF(AND([.A71]&gt;_X1;[.A71]&lt;_X2);[.A72];&quot;-&quot;)" office:value-type="float" office:value="4.52885">
            <text:p>4,52885</text:p>
          </table:table-cell>
          <table:table-cell table:formula="of:=IF(AND([.B72]&gt;_Y1;[.B72]&lt;_Y2);[.B72];&quot;-&quot;)" office:value-type="float" office:value="44.3275433333333">
            <text:p>44,3275433333</text:p>
          </table:table-cell>
          <table:table-cell table:formula="of:=IF(OR([.C72]=&quot;-&quot;;[.D72]=&quot;-&quot;);&quot;-&quot;;[.C72])" office:value-type="float" office:value="4.52885">
            <text:p>4,52885</text:p>
          </table:table-cell>
          <table:table-cell table:formula="of:=IF(OR([.C72]=&quot;-&quot;;[.D72]=&quot;-&quot;);&quot;-&quot;;[.D72])" office:value-type="float" office:value="44.3275433333333">
            <text:p>44,3275433333</text:p>
          </table:table-cell>
          <table:table-cell table:number-columns-repeated="2"/>
        </table:table-row>
        <table:table-row table:style-name="ro1">
          <table:table-cell office:value-type="float" office:value="4.52885">
            <text:p>4,52885</text:p>
          </table:table-cell>
          <table:table-cell office:value-type="float" office:value="44.3275433333333">
            <text:p>44,3275433333</text:p>
          </table:table-cell>
          <table:table-cell table:formula="of:=IF(AND([.A72]&gt;_X1;[.A72]&lt;_X2);[.A73];&quot;-&quot;)" office:value-type="float" office:value="4.52885">
            <text:p>4,52885</text:p>
          </table:table-cell>
          <table:table-cell table:formula="of:=IF(AND([.B73]&gt;_Y1;[.B73]&lt;_Y2);[.B73];&quot;-&quot;)" office:value-type="float" office:value="44.3275433333333">
            <text:p>44,3275433333</text:p>
          </table:table-cell>
          <table:table-cell table:formula="of:=IF(OR([.C73]=&quot;-&quot;;[.D73]=&quot;-&quot;);&quot;-&quot;;[.C73])" office:value-type="float" office:value="4.52885">
            <text:p>4,52885</text:p>
          </table:table-cell>
          <table:table-cell table:formula="of:=IF(OR([.C73]=&quot;-&quot;;[.D73]=&quot;-&quot;);&quot;-&quot;;[.D73])" office:value-type="float" office:value="44.3275433333333">
            <text:p>44,3275433333</text:p>
          </table:table-cell>
          <table:table-cell table:number-columns-repeated="2"/>
        </table:table-row>
        <table:table-row table:style-name="ro1">
          <table:table-cell office:value-type="float" office:value="4.52880166666667">
            <text:p>4,5288016667</text:p>
          </table:table-cell>
          <table:table-cell office:value-type="float" office:value="44.3277233333333">
            <text:p>44,3277233333</text:p>
          </table:table-cell>
          <table:table-cell table:formula="of:=IF(AND([.A73]&gt;_X1;[.A73]&lt;_X2);[.A74];&quot;-&quot;)" office:value-type="float" office:value="4.52880166666667">
            <text:p>4,5288016667</text:p>
          </table:table-cell>
          <table:table-cell table:formula="of:=IF(AND([.B74]&gt;_Y1;[.B74]&lt;_Y2);[.B74];&quot;-&quot;)" office:value-type="float" office:value="44.3277233333333">
            <text:p>44,3277233333</text:p>
          </table:table-cell>
          <table:table-cell table:formula="of:=IF(OR([.C74]=&quot;-&quot;;[.D74]=&quot;-&quot;);&quot;-&quot;;[.C74])" office:value-type="float" office:value="4.52880166666667">
            <text:p>4,5288016667</text:p>
          </table:table-cell>
          <table:table-cell table:formula="of:=IF(OR([.C74]=&quot;-&quot;;[.D74]=&quot;-&quot;);&quot;-&quot;;[.D74])" office:value-type="float" office:value="44.3277233333333">
            <text:p>44,3277233333</text:p>
          </table:table-cell>
          <table:table-cell table:number-columns-repeated="2"/>
        </table:table-row>
        <table:table-row table:style-name="ro1">
          <table:table-cell office:value-type="float" office:value="4.52882333333333">
            <text:p>4,5288233333</text:p>
          </table:table-cell>
          <table:table-cell office:value-type="float" office:value="44.3277366666667">
            <text:p>44,3277366667</text:p>
          </table:table-cell>
          <table:table-cell table:formula="of:=IF(AND([.A74]&gt;_X1;[.A74]&lt;_X2);[.A75];&quot;-&quot;)" office:value-type="float" office:value="4.52882333333333">
            <text:p>4,5288233333</text:p>
          </table:table-cell>
          <table:table-cell table:formula="of:=IF(AND([.B75]&gt;_Y1;[.B75]&lt;_Y2);[.B75];&quot;-&quot;)" office:value-type="float" office:value="44.3277366666667">
            <text:p>44,3277366667</text:p>
          </table:table-cell>
          <table:table-cell table:formula="of:=IF(OR([.C75]=&quot;-&quot;;[.D75]=&quot;-&quot;);&quot;-&quot;;[.C75])" office:value-type="float" office:value="4.52882333333333">
            <text:p>4,5288233333</text:p>
          </table:table-cell>
          <table:table-cell table:formula="of:=IF(OR([.C75]=&quot;-&quot;;[.D75]=&quot;-&quot;);&quot;-&quot;;[.D75])" office:value-type="float" office:value="44.3277366666667">
            <text:p>44,3277366667</text:p>
          </table:table-cell>
          <table:table-cell table:number-columns-repeated="2"/>
        </table:table-row>
        <table:table-row table:style-name="ro1">
          <table:table-cell office:value-type="float" office:value="4.52876833333333">
            <text:p>4,5287683333</text:p>
          </table:table-cell>
          <table:table-cell office:value-type="float" office:value="44.3275916666667">
            <text:p>44,3275916667</text:p>
          </table:table-cell>
          <table:table-cell table:formula="of:=IF(AND([.A75]&gt;_X1;[.A75]&lt;_X2);[.A76];&quot;-&quot;)" office:value-type="float" office:value="4.52876833333333">
            <text:p>4,5287683333</text:p>
          </table:table-cell>
          <table:table-cell table:formula="of:=IF(AND([.B76]&gt;_Y1;[.B76]&lt;_Y2);[.B76];&quot;-&quot;)" office:value-type="float" office:value="44.3275916666667">
            <text:p>44,3275916667</text:p>
          </table:table-cell>
          <table:table-cell table:formula="of:=IF(OR([.C76]=&quot;-&quot;;[.D76]=&quot;-&quot;);&quot;-&quot;;[.C76])" office:value-type="float" office:value="4.52876833333333">
            <text:p>4,5287683333</text:p>
          </table:table-cell>
          <table:table-cell table:formula="of:=IF(OR([.C76]=&quot;-&quot;;[.D76]=&quot;-&quot;);&quot;-&quot;;[.D76])" office:value-type="float" office:value="44.3275916666667">
            <text:p>44,3275916667</text:p>
          </table:table-cell>
          <table:table-cell table:number-columns-repeated="2"/>
        </table:table-row>
        <table:table-row table:style-name="ro1">
          <table:table-cell office:value-type="float" office:value="4.52877833333333">
            <text:p>4,5287783333</text:p>
          </table:table-cell>
          <table:table-cell office:value-type="float" office:value="44.32761">
            <text:p>44,32761</text:p>
          </table:table-cell>
          <table:table-cell table:formula="of:=IF(AND([.A76]&gt;_X1;[.A76]&lt;_X2);[.A77];&quot;-&quot;)" office:value-type="float" office:value="4.52877833333333">
            <text:p>4,5287783333</text:p>
          </table:table-cell>
          <table:table-cell table:formula="of:=IF(AND([.B77]&gt;_Y1;[.B77]&lt;_Y2);[.B77];&quot;-&quot;)" office:value-type="float" office:value="44.32761">
            <text:p>44,32761</text:p>
          </table:table-cell>
          <table:table-cell table:formula="of:=IF(OR([.C77]=&quot;-&quot;;[.D77]=&quot;-&quot;);&quot;-&quot;;[.C77])" office:value-type="float" office:value="4.52877833333333">
            <text:p>4,5287783333</text:p>
          </table:table-cell>
          <table:table-cell table:formula="of:=IF(OR([.C77]=&quot;-&quot;;[.D77]=&quot;-&quot;);&quot;-&quot;;[.D77])" office:value-type="float" office:value="44.32761">
            <text:p>44,32761</text:p>
          </table:table-cell>
          <table:table-cell table:number-columns-repeated="2"/>
        </table:table-row>
        <table:table-row table:style-name="ro1">
          <table:table-cell office:value-type="float" office:value="4.52877833333333">
            <text:p>4,5287783333</text:p>
          </table:table-cell>
          <table:table-cell office:value-type="float" office:value="44.32761">
            <text:p>44,32761</text:p>
          </table:table-cell>
          <table:table-cell table:formula="of:=IF(AND([.A77]&gt;_X1;[.A77]&lt;_X2);[.A78];&quot;-&quot;)" office:value-type="float" office:value="4.52877833333333">
            <text:p>4,5287783333</text:p>
          </table:table-cell>
          <table:table-cell table:formula="of:=IF(AND([.B78]&gt;_Y1;[.B78]&lt;_Y2);[.B78];&quot;-&quot;)" office:value-type="float" office:value="44.32761">
            <text:p>44,32761</text:p>
          </table:table-cell>
          <table:table-cell table:formula="of:=IF(OR([.C78]=&quot;-&quot;;[.D78]=&quot;-&quot;);&quot;-&quot;;[.C78])" office:value-type="float" office:value="4.52877833333333">
            <text:p>4,5287783333</text:p>
          </table:table-cell>
          <table:table-cell table:formula="of:=IF(OR([.C78]=&quot;-&quot;;[.D78]=&quot;-&quot;);&quot;-&quot;;[.D78])" office:value-type="float" office:value="44.32761">
            <text:p>44,32761</text:p>
          </table:table-cell>
          <table:table-cell table:number-columns-repeated="2"/>
        </table:table-row>
        <table:table-row table:style-name="ro1">
          <table:table-cell office:value-type="float" office:value="4.52883333333333">
            <text:p>4,5288333333</text:p>
          </table:table-cell>
          <table:table-cell office:value-type="float" office:value="44.3277333333333">
            <text:p>44,3277333333</text:p>
          </table:table-cell>
          <table:table-cell table:formula="of:=IF(AND([.A78]&gt;_X1;[.A78]&lt;_X2);[.A79];&quot;-&quot;)" office:value-type="float" office:value="4.52883333333333">
            <text:p>4,5288333333</text:p>
          </table:table-cell>
          <table:table-cell table:formula="of:=IF(AND([.B79]&gt;_Y1;[.B79]&lt;_Y2);[.B79];&quot;-&quot;)" office:value-type="float" office:value="44.3277333333333">
            <text:p>44,3277333333</text:p>
          </table:table-cell>
          <table:table-cell table:formula="of:=IF(OR([.C79]=&quot;-&quot;;[.D79]=&quot;-&quot;);&quot;-&quot;;[.C79])" office:value-type="float" office:value="4.52883333333333">
            <text:p>4,5288333333</text:p>
          </table:table-cell>
          <table:table-cell table:formula="of:=IF(OR([.C79]=&quot;-&quot;;[.D79]=&quot;-&quot;);&quot;-&quot;;[.D79])" office:value-type="float" office:value="44.3277333333333">
            <text:p>44,3277333333</text:p>
          </table:table-cell>
          <table:table-cell table:number-columns-repeated="2"/>
        </table:table-row>
        <table:table-row table:style-name="ro1">
          <table:table-cell office:value-type="float" office:value="4.52912333333333">
            <text:p>4,5291233333</text:p>
          </table:table-cell>
          <table:table-cell office:value-type="float" office:value="44.327895">
            <text:p>44,327895</text:p>
          </table:table-cell>
          <table:table-cell table:formula="of:=IF(AND([.A79]&gt;_X1;[.A79]&lt;_X2);[.A80];&quot;-&quot;)" office:value-type="float" office:value="4.52912333333333">
            <text:p>4,5291233333</text:p>
          </table:table-cell>
          <table:table-cell table:formula="of:=IF(AND([.B80]&gt;_Y1;[.B80]&lt;_Y2);[.B80];&quot;-&quot;)" office:value-type="float" office:value="44.327895">
            <text:p>44,327895</text:p>
          </table:table-cell>
          <table:table-cell table:formula="of:=IF(OR([.C80]=&quot;-&quot;;[.D80]=&quot;-&quot;);&quot;-&quot;;[.C80])" office:value-type="float" office:value="4.52912333333333">
            <text:p>4,5291233333</text:p>
          </table:table-cell>
          <table:table-cell table:formula="of:=IF(OR([.C80]=&quot;-&quot;;[.D80]=&quot;-&quot;);&quot;-&quot;;[.D80])" office:value-type="float" office:value="44.327895">
            <text:p>44,327895</text:p>
          </table:table-cell>
          <table:table-cell table:number-columns-repeated="2"/>
        </table:table-row>
        <table:table-row table:style-name="ro1">
          <table:table-cell office:value-type="float" office:value="4.52952333333333">
            <text:p>4,5295233333</text:p>
          </table:table-cell>
          <table:table-cell office:value-type="float" office:value="44.3280966666667">
            <text:p>44,3280966667</text:p>
          </table:table-cell>
          <table:table-cell table:formula="of:=IF(AND([.A80]&gt;_X1;[.A80]&lt;_X2);[.A81];&quot;-&quot;)" office:value-type="string" office:string-value="-">
            <text:p>-</text:p>
          </table:table-cell>
          <table:table-cell table:formula="of:=IF(AND([.B81]&gt;_Y1;[.B81]&lt;_Y2);[.B81];&quot;-&quot;)" office:value-type="float" office:value="44.3280966666667">
            <text:p>44,3280966667</text:p>
          </table:table-cell>
          <table:table-cell table:formula="of:=IF(OR([.C81]=&quot;-&quot;;[.D81]=&quot;-&quot;);&quot;-&quot;;[.C81])" office:value-type="string" office:string-value="-">
            <text:p>-</text:p>
          </table:table-cell>
          <table:table-cell table:formula="of:=IF(OR([.C81]=&quot;-&quot;;[.D81]=&quot;-&quot;);&quot;-&quot;;[.D81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67666666667">
            <text:p>4,5296766667</text:p>
          </table:table-cell>
          <table:table-cell office:value-type="float" office:value="44.32817">
            <text:p>44,32817</text:p>
          </table:table-cell>
          <table:table-cell table:formula="of:=IF(AND([.A81]&gt;_X1;[.A81]&lt;_X2);[.A82];&quot;-&quot;)" office:value-type="string" office:string-value="-">
            <text:p>-</text:p>
          </table:table-cell>
          <table:table-cell table:formula="of:=IF(AND([.B82]&gt;_Y1;[.B82]&lt;_Y2);[.B82];&quot;-&quot;)" office:value-type="float" office:value="44.32817">
            <text:p>44,32817</text:p>
          </table:table-cell>
          <table:table-cell table:formula="of:=IF(OR([.C82]=&quot;-&quot;;[.D82]=&quot;-&quot;);&quot;-&quot;;[.C82])" office:value-type="string" office:string-value="-">
            <text:p>-</text:p>
          </table:table-cell>
          <table:table-cell table:formula="of:=IF(OR([.C82]=&quot;-&quot;;[.D82]=&quot;-&quot;);&quot;-&quot;;[.D82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68333333333">
            <text:p>4,5296833333</text:p>
          </table:table-cell>
          <table:table-cell office:value-type="float" office:value="44.328175">
            <text:p>44,328175</text:p>
          </table:table-cell>
          <table:table-cell table:formula="of:=IF(AND([.A82]&gt;_X1;[.A82]&lt;_X2);[.A83];&quot;-&quot;)" office:value-type="string" office:string-value="-">
            <text:p>-</text:p>
          </table:table-cell>
          <table:table-cell table:formula="of:=IF(AND([.B83]&gt;_Y1;[.B83]&lt;_Y2);[.B83];&quot;-&quot;)" office:value-type="float" office:value="44.328175">
            <text:p>44,328175</text:p>
          </table:table-cell>
          <table:table-cell table:formula="of:=IF(OR([.C83]=&quot;-&quot;;[.D83]=&quot;-&quot;);&quot;-&quot;;[.C83])" office:value-type="string" office:string-value="-">
            <text:p>-</text:p>
          </table:table-cell>
          <table:table-cell table:formula="of:=IF(OR([.C83]=&quot;-&quot;;[.D83]=&quot;-&quot;);&quot;-&quot;;[.D83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68333333333">
            <text:p>4,5296833333</text:p>
          </table:table-cell>
          <table:table-cell office:value-type="float" office:value="44.328175">
            <text:p>44,328175</text:p>
          </table:table-cell>
          <table:table-cell table:formula="of:=IF(AND([.A83]&gt;_X1;[.A83]&lt;_X2);[.A84];&quot;-&quot;)" office:value-type="string" office:string-value="-">
            <text:p>-</text:p>
          </table:table-cell>
          <table:table-cell table:formula="of:=IF(AND([.B84]&gt;_Y1;[.B84]&lt;_Y2);[.B84];&quot;-&quot;)" office:value-type="float" office:value="44.328175">
            <text:p>44,328175</text:p>
          </table:table-cell>
          <table:table-cell table:formula="of:=IF(OR([.C84]=&quot;-&quot;;[.D84]=&quot;-&quot;);&quot;-&quot;;[.C84])" office:value-type="string" office:string-value="-">
            <text:p>-</text:p>
          </table:table-cell>
          <table:table-cell table:formula="of:=IF(OR([.C84]=&quot;-&quot;;[.D84]=&quot;-&quot;);&quot;-&quot;;[.D84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83833333333">
            <text:p>4,5288383333</text:p>
          </table:table-cell>
          <table:table-cell office:value-type="float" office:value="44.3277466666667">
            <text:p>44,3277466667</text:p>
          </table:table-cell>
          <table:table-cell table:formula="of:=IF(AND([.A84]&gt;_X1;[.A84]&lt;_X2);[.A85];&quot;-&quot;)" office:value-type="string" office:string-value="-">
            <text:p>-</text:p>
          </table:table-cell>
          <table:table-cell table:formula="of:=IF(AND([.B85]&gt;_Y1;[.B85]&lt;_Y2);[.B85];&quot;-&quot;)" office:value-type="float" office:value="44.3277466666667">
            <text:p>44,3277466667</text:p>
          </table:table-cell>
          <table:table-cell table:formula="of:=IF(OR([.C85]=&quot;-&quot;;[.D85]=&quot;-&quot;);&quot;-&quot;;[.C85])" office:value-type="string" office:string-value="-">
            <text:p>-</text:p>
          </table:table-cell>
          <table:table-cell table:formula="of:=IF(OR([.C85]=&quot;-&quot;;[.D85]=&quot;-&quot;);&quot;-&quot;;[.D85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87333333333">
            <text:p>4,5288733333</text:p>
          </table:table-cell>
          <table:table-cell office:value-type="float" office:value="44.32785">
            <text:p>44,32785</text:p>
          </table:table-cell>
          <table:table-cell table:formula="of:=IF(AND([.A85]&gt;_X1;[.A85]&lt;_X2);[.A86];&quot;-&quot;)" office:value-type="float" office:value="4.52887333333333">
            <text:p>4,5288733333</text:p>
          </table:table-cell>
          <table:table-cell table:formula="of:=IF(AND([.B86]&gt;_Y1;[.B86]&lt;_Y2);[.B86];&quot;-&quot;)" office:value-type="float" office:value="44.32785">
            <text:p>44,32785</text:p>
          </table:table-cell>
          <table:table-cell table:formula="of:=IF(OR([.C86]=&quot;-&quot;;[.D86]=&quot;-&quot;);&quot;-&quot;;[.C86])" office:value-type="float" office:value="4.52887333333333">
            <text:p>4,5288733333</text:p>
          </table:table-cell>
          <table:table-cell table:formula="of:=IF(OR([.C86]=&quot;-&quot;;[.D86]=&quot;-&quot;);&quot;-&quot;;[.D86])" office:value-type="float" office:value="44.32785">
            <text:p>44,32785</text:p>
          </table:table-cell>
          <table:table-cell table:number-columns-repeated="2"/>
        </table:table-row>
        <table:table-row table:style-name="ro1">
          <table:table-cell office:value-type="float" office:value="4.52883">
            <text:p>4,52883</text:p>
          </table:table-cell>
          <table:table-cell office:value-type="float" office:value="44.3278333333333">
            <text:p>44,3278333333</text:p>
          </table:table-cell>
          <table:table-cell table:formula="of:=IF(AND([.A86]&gt;_X1;[.A86]&lt;_X2);[.A87];&quot;-&quot;)" office:value-type="float" office:value="4.52883">
            <text:p>4,52883</text:p>
          </table:table-cell>
          <table:table-cell table:formula="of:=IF(AND([.B87]&gt;_Y1;[.B87]&lt;_Y2);[.B87];&quot;-&quot;)" office:value-type="float" office:value="44.3278333333333">
            <text:p>44,3278333333</text:p>
          </table:table-cell>
          <table:table-cell table:formula="of:=IF(OR([.C87]=&quot;-&quot;;[.D87]=&quot;-&quot;);&quot;-&quot;;[.C87])" office:value-type="float" office:value="4.52883">
            <text:p>4,52883</text:p>
          </table:table-cell>
          <table:table-cell table:formula="of:=IF(OR([.C87]=&quot;-&quot;;[.D87]=&quot;-&quot;);&quot;-&quot;;[.D87])" office:value-type="float" office:value="44.3278333333333">
            <text:p>44,3278333333</text:p>
          </table:table-cell>
          <table:table-cell table:number-columns-repeated="2"/>
        </table:table-row>
        <table:table-row table:style-name="ro1">
          <table:table-cell office:value-type="float" office:value="4.52889">
            <text:p>4,52889</text:p>
          </table:table-cell>
          <table:table-cell office:value-type="float" office:value="44.32773">
            <text:p>44,32773</text:p>
          </table:table-cell>
          <table:table-cell table:formula="of:=IF(AND([.A87]&gt;_X1;[.A87]&lt;_X2);[.A88];&quot;-&quot;)" office:value-type="float" office:value="4.52889">
            <text:p>4,52889</text:p>
          </table:table-cell>
          <table:table-cell table:formula="of:=IF(AND([.B88]&gt;_Y1;[.B88]&lt;_Y2);[.B88];&quot;-&quot;)" office:value-type="float" office:value="44.32773">
            <text:p>44,32773</text:p>
          </table:table-cell>
          <table:table-cell table:formula="of:=IF(OR([.C88]=&quot;-&quot;;[.D88]=&quot;-&quot;);&quot;-&quot;;[.C88])" office:value-type="float" office:value="4.52889">
            <text:p>4,52889</text:p>
          </table:table-cell>
          <table:table-cell table:formula="of:=IF(OR([.C88]=&quot;-&quot;;[.D88]=&quot;-&quot;);&quot;-&quot;;[.D88])" office:value-type="float" office:value="44.32773">
            <text:p>44,32773</text:p>
          </table:table-cell>
          <table:table-cell table:number-columns-repeated="2"/>
        </table:table-row>
        <table:table-row table:style-name="ro1">
          <table:table-cell office:value-type="float" office:value="4.52887333333333">
            <text:p>4,5288733333</text:p>
          </table:table-cell>
          <table:table-cell office:value-type="float" office:value="44.3277383333333">
            <text:p>44,3277383333</text:p>
          </table:table-cell>
          <table:table-cell table:formula="of:=IF(AND([.A88]&gt;_X1;[.A88]&lt;_X2);[.A89];&quot;-&quot;)" office:value-type="float" office:value="4.52887333333333">
            <text:p>4,5288733333</text:p>
          </table:table-cell>
          <table:table-cell table:formula="of:=IF(AND([.B89]&gt;_Y1;[.B89]&lt;_Y2);[.B89];&quot;-&quot;)" office:value-type="float" office:value="44.3277383333333">
            <text:p>44,3277383333</text:p>
          </table:table-cell>
          <table:table-cell table:formula="of:=IF(OR([.C89]=&quot;-&quot;;[.D89]=&quot;-&quot;);&quot;-&quot;;[.C89])" office:value-type="float" office:value="4.52887333333333">
            <text:p>4,5288733333</text:p>
          </table:table-cell>
          <table:table-cell table:formula="of:=IF(OR([.C89]=&quot;-&quot;;[.D89]=&quot;-&quot;);&quot;-&quot;;[.D89])" office:value-type="float" office:value="44.3277383333333">
            <text:p>44,3277383333</text:p>
          </table:table-cell>
          <table:table-cell table:number-columns-repeated="2"/>
        </table:table-row>
        <table:table-row table:style-name="ro1">
          <table:table-cell office:value-type="float" office:value="4.52895166666667">
            <text:p>4,5289516667</text:p>
          </table:table-cell>
          <table:table-cell office:value-type="float" office:value="44.3278966666667">
            <text:p>44,3278966667</text:p>
          </table:table-cell>
          <table:table-cell table:formula="of:=IF(AND([.A89]&gt;_X1;[.A89]&lt;_X2);[.A90];&quot;-&quot;)" office:value-type="float" office:value="4.52895166666667">
            <text:p>4,5289516667</text:p>
          </table:table-cell>
          <table:table-cell table:formula="of:=IF(AND([.B90]&gt;_Y1;[.B90]&lt;_Y2);[.B90];&quot;-&quot;)" office:value-type="float" office:value="44.3278966666667">
            <text:p>44,3278966667</text:p>
          </table:table-cell>
          <table:table-cell table:formula="of:=IF(OR([.C90]=&quot;-&quot;;[.D90]=&quot;-&quot;);&quot;-&quot;;[.C90])" office:value-type="float" office:value="4.52895166666667">
            <text:p>4,5289516667</text:p>
          </table:table-cell>
          <table:table-cell table:formula="of:=IF(OR([.C90]=&quot;-&quot;;[.D90]=&quot;-&quot;);&quot;-&quot;;[.D90])" office:value-type="float" office:value="44.3278966666667">
            <text:p>44,3278966667</text:p>
          </table:table-cell>
          <table:table-cell table:number-columns-repeated="2"/>
        </table:table-row>
        <table:table-row table:style-name="ro1">
          <table:table-cell office:value-type="float" office:value="4.52883">
            <text:p>4,52883</text:p>
          </table:table-cell>
          <table:table-cell office:value-type="float" office:value="44.3280066666667">
            <text:p>44,3280066667</text:p>
          </table:table-cell>
          <table:table-cell table:formula="of:=IF(AND([.A90]&gt;_X1;[.A90]&lt;_X2);[.A91];&quot;-&quot;)" office:value-type="float" office:value="4.52883">
            <text:p>4,52883</text:p>
          </table:table-cell>
          <table:table-cell table:formula="of:=IF(AND([.B91]&gt;_Y1;[.B91]&lt;_Y2);[.B91];&quot;-&quot;)" office:value-type="float" office:value="44.3280066666667">
            <text:p>44,3280066667</text:p>
          </table:table-cell>
          <table:table-cell table:formula="of:=IF(OR([.C91]=&quot;-&quot;;[.D91]=&quot;-&quot;);&quot;-&quot;;[.C91])" office:value-type="float" office:value="4.52883">
            <text:p>4,52883</text:p>
          </table:table-cell>
          <table:table-cell table:formula="of:=IF(OR([.C91]=&quot;-&quot;;[.D91]=&quot;-&quot;);&quot;-&quot;;[.D91])" office:value-type="float" office:value="44.3280066666667">
            <text:p>44,3280066667</text:p>
          </table:table-cell>
          <table:table-cell table:number-columns-repeated="2"/>
        </table:table-row>
        <table:table-row table:style-name="ro1">
          <table:table-cell office:value-type="float" office:value="4.52893166666667">
            <text:p>4,5289316667</text:p>
          </table:table-cell>
          <table:table-cell office:value-type="float" office:value="44.327855">
            <text:p>44,327855</text:p>
          </table:table-cell>
          <table:table-cell table:formula="of:=IF(AND([.A91]&gt;_X1;[.A91]&lt;_X2);[.A92];&quot;-&quot;)" office:value-type="float" office:value="4.52893166666667">
            <text:p>4,5289316667</text:p>
          </table:table-cell>
          <table:table-cell table:formula="of:=IF(AND([.B92]&gt;_Y1;[.B92]&lt;_Y2);[.B92];&quot;-&quot;)" office:value-type="float" office:value="44.327855">
            <text:p>44,327855</text:p>
          </table:table-cell>
          <table:table-cell table:formula="of:=IF(OR([.C92]=&quot;-&quot;;[.D92]=&quot;-&quot;);&quot;-&quot;;[.C92])" office:value-type="float" office:value="4.52893166666667">
            <text:p>4,5289316667</text:p>
          </table:table-cell>
          <table:table-cell table:formula="of:=IF(OR([.C92]=&quot;-&quot;;[.D92]=&quot;-&quot;);&quot;-&quot;;[.D92])" office:value-type="float" office:value="44.327855">
            <text:p>44,327855</text:p>
          </table:table-cell>
          <table:table-cell table:number-columns-repeated="2"/>
        </table:table-row>
        <table:table-row table:style-name="ro1">
          <table:table-cell office:value-type="float" office:value="4.52894833333333">
            <text:p>4,5289483333</text:p>
          </table:table-cell>
          <table:table-cell office:value-type="float" office:value="44.32778">
            <text:p>44,32778</text:p>
          </table:table-cell>
          <table:table-cell table:formula="of:=IF(AND([.A92]&gt;_X1;[.A92]&lt;_X2);[.A93];&quot;-&quot;)" office:value-type="float" office:value="4.52894833333333">
            <text:p>4,5289483333</text:p>
          </table:table-cell>
          <table:table-cell table:formula="of:=IF(AND([.B93]&gt;_Y1;[.B93]&lt;_Y2);[.B93];&quot;-&quot;)" office:value-type="float" office:value="44.32778">
            <text:p>44,32778</text:p>
          </table:table-cell>
          <table:table-cell table:formula="of:=IF(OR([.C93]=&quot;-&quot;;[.D93]=&quot;-&quot;);&quot;-&quot;;[.C93])" office:value-type="float" office:value="4.52894833333333">
            <text:p>4,5289483333</text:p>
          </table:table-cell>
          <table:table-cell table:formula="of:=IF(OR([.C93]=&quot;-&quot;;[.D93]=&quot;-&quot;);&quot;-&quot;;[.D93])" office:value-type="float" office:value="44.32778">
            <text:p>44,32778</text:p>
          </table:table-cell>
          <table:table-cell table:number-columns-repeated="2"/>
        </table:table-row>
        <table:table-row table:style-name="ro1">
          <table:table-cell office:value-type="float" office:value="4.52896333333333">
            <text:p>4,5289633333</text:p>
          </table:table-cell>
          <table:table-cell office:value-type="float" office:value="44.3277616666667">
            <text:p>44,3277616667</text:p>
          </table:table-cell>
          <table:table-cell table:formula="of:=IF(AND([.A93]&gt;_X1;[.A93]&lt;_X2);[.A94];&quot;-&quot;)" office:value-type="float" office:value="4.52896333333333">
            <text:p>4,5289633333</text:p>
          </table:table-cell>
          <table:table-cell table:formula="of:=IF(AND([.B94]&gt;_Y1;[.B94]&lt;_Y2);[.B94];&quot;-&quot;)" office:value-type="float" office:value="44.3277616666667">
            <text:p>44,3277616667</text:p>
          </table:table-cell>
          <table:table-cell table:formula="of:=IF(OR([.C94]=&quot;-&quot;;[.D94]=&quot;-&quot;);&quot;-&quot;;[.C94])" office:value-type="float" office:value="4.52896333333333">
            <text:p>4,5289633333</text:p>
          </table:table-cell>
          <table:table-cell table:formula="of:=IF(OR([.C94]=&quot;-&quot;;[.D94]=&quot;-&quot;);&quot;-&quot;;[.D94])" office:value-type="float" office:value="44.3277616666667">
            <text:p>44,3277616667</text:p>
          </table:table-cell>
          <table:table-cell table:number-columns-repeated="2"/>
        </table:table-row>
        <table:table-row table:style-name="ro1">
          <table:table-cell office:value-type="float" office:value="4.52896666666667">
            <text:p>4,5289666667</text:p>
          </table:table-cell>
          <table:table-cell office:value-type="float" office:value="44.3278983333333">
            <text:p>44,3278983333</text:p>
          </table:table-cell>
          <table:table-cell table:formula="of:=IF(AND([.A94]&gt;_X1;[.A94]&lt;_X2);[.A95];&quot;-&quot;)" office:value-type="float" office:value="4.52896666666667">
            <text:p>4,5289666667</text:p>
          </table:table-cell>
          <table:table-cell table:formula="of:=IF(AND([.B95]&gt;_Y1;[.B95]&lt;_Y2);[.B95];&quot;-&quot;)" office:value-type="float" office:value="44.3278983333333">
            <text:p>44,3278983333</text:p>
          </table:table-cell>
          <table:table-cell table:formula="of:=IF(OR([.C95]=&quot;-&quot;;[.D95]=&quot;-&quot;);&quot;-&quot;;[.C95])" office:value-type="float" office:value="4.52896666666667">
            <text:p>4,5289666667</text:p>
          </table:table-cell>
          <table:table-cell table:formula="of:=IF(OR([.C95]=&quot;-&quot;;[.D95]=&quot;-&quot;);&quot;-&quot;;[.D95])" office:value-type="float" office:value="44.3278983333333">
            <text:p>44,3278983333</text:p>
          </table:table-cell>
          <table:table-cell table:number-columns-repeated="2"/>
        </table:table-row>
        <table:table-row table:style-name="ro1">
          <table:table-cell office:value-type="float" office:value="4.529015">
            <text:p>4,529015</text:p>
          </table:table-cell>
          <table:table-cell office:value-type="float" office:value="44.3279083333333">
            <text:p>44,3279083333</text:p>
          </table:table-cell>
          <table:table-cell table:formula="of:=IF(AND([.A95]&gt;_X1;[.A95]&lt;_X2);[.A96];&quot;-&quot;)" office:value-type="float" office:value="4.529015">
            <text:p>4,529015</text:p>
          </table:table-cell>
          <table:table-cell table:formula="of:=IF(AND([.B96]&gt;_Y1;[.B96]&lt;_Y2);[.B96];&quot;-&quot;)" office:value-type="float" office:value="44.3279083333333">
            <text:p>44,3279083333</text:p>
          </table:table-cell>
          <table:table-cell table:formula="of:=IF(OR([.C96]=&quot;-&quot;;[.D96]=&quot;-&quot;);&quot;-&quot;;[.C96])" office:value-type="float" office:value="4.529015">
            <text:p>4,529015</text:p>
          </table:table-cell>
          <table:table-cell table:formula="of:=IF(OR([.C96]=&quot;-&quot;;[.D96]=&quot;-&quot;);&quot;-&quot;;[.D96])" office:value-type="float" office:value="44.3279083333333">
            <text:p>44,3279083333</text:p>
          </table:table-cell>
          <table:table-cell table:number-columns-repeated="2"/>
        </table:table-row>
        <table:table-row table:style-name="ro1">
          <table:table-cell office:value-type="float" office:value="4.529005">
            <text:p>4,529005</text:p>
          </table:table-cell>
          <table:table-cell office:value-type="float" office:value="44.32777">
            <text:p>44,32777</text:p>
          </table:table-cell>
          <table:table-cell table:formula="of:=IF(AND([.A96]&gt;_X1;[.A96]&lt;_X2);[.A97];&quot;-&quot;)" office:value-type="string" office:string-value="-">
            <text:p>-</text:p>
          </table:table-cell>
          <table:table-cell table:formula="of:=IF(AND([.B97]&gt;_Y1;[.B97]&lt;_Y2);[.B97];&quot;-&quot;)" office:value-type="float" office:value="44.32777">
            <text:p>44,32777</text:p>
          </table:table-cell>
          <table:table-cell table:formula="of:=IF(OR([.C97]=&quot;-&quot;;[.D97]=&quot;-&quot;);&quot;-&quot;;[.C97])" office:value-type="string" office:string-value="-">
            <text:p>-</text:p>
          </table:table-cell>
          <table:table-cell table:formula="of:=IF(OR([.C97]=&quot;-&quot;;[.D97]=&quot;-&quot;);&quot;-&quot;;[.D97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96333333333">
            <text:p>4,5289633333</text:p>
          </table:table-cell>
          <table:table-cell office:value-type="float" office:value="44.3278516666667">
            <text:p>44,3278516667</text:p>
          </table:table-cell>
          <table:table-cell table:formula="of:=IF(AND([.A97]&gt;_X1;[.A97]&lt;_X2);[.A98];&quot;-&quot;)" office:value-type="string" office:string-value="-">
            <text:p>-</text:p>
          </table:table-cell>
          <table:table-cell table:formula="of:=IF(AND([.B98]&gt;_Y1;[.B98]&lt;_Y2);[.B98];&quot;-&quot;)" office:value-type="float" office:value="44.3278516666667">
            <text:p>44,3278516667</text:p>
          </table:table-cell>
          <table:table-cell table:formula="of:=IF(OR([.C98]=&quot;-&quot;;[.D98]=&quot;-&quot;);&quot;-&quot;;[.C98])" office:value-type="string" office:string-value="-">
            <text:p>-</text:p>
          </table:table-cell>
          <table:table-cell table:formula="of:=IF(OR([.C98]=&quot;-&quot;;[.D98]=&quot;-&quot;);&quot;-&quot;;[.D98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965">
            <text:p>4,528965</text:p>
          </table:table-cell>
          <table:table-cell office:value-type="float" office:value="44.3278366666667">
            <text:p>44,3278366667</text:p>
          </table:table-cell>
          <table:table-cell table:formula="of:=IF(AND([.A98]&gt;_X1;[.A98]&lt;_X2);[.A99];&quot;-&quot;)" office:value-type="float" office:value="4.528965">
            <text:p>4,528965</text:p>
          </table:table-cell>
          <table:table-cell table:formula="of:=IF(AND([.B99]&gt;_Y1;[.B99]&lt;_Y2);[.B99];&quot;-&quot;)" office:value-type="float" office:value="44.3278366666667">
            <text:p>44,3278366667</text:p>
          </table:table-cell>
          <table:table-cell table:formula="of:=IF(OR([.C99]=&quot;-&quot;;[.D99]=&quot;-&quot;);&quot;-&quot;;[.C99])" office:value-type="float" office:value="4.528965">
            <text:p>4,528965</text:p>
          </table:table-cell>
          <table:table-cell table:formula="of:=IF(OR([.C99]=&quot;-&quot;;[.D99]=&quot;-&quot;);&quot;-&quot;;[.D99])" office:value-type="float" office:value="44.3278366666667">
            <text:p>44,3278366667</text:p>
          </table:table-cell>
          <table:table-cell table:number-columns-repeated="2"/>
        </table:table-row>
        <table:table-row table:style-name="ro1">
          <table:table-cell office:value-type="float" office:value="4.52889833333333">
            <text:p>4,5288983333</text:p>
          </table:table-cell>
          <table:table-cell office:value-type="float" office:value="44.3279566666667">
            <text:p>44,3279566667</text:p>
          </table:table-cell>
          <table:table-cell table:formula="of:=IF(AND([.A99]&gt;_X1;[.A99]&lt;_X2);[.A100];&quot;-&quot;)" office:value-type="float" office:value="4.52889833333333">
            <text:p>4,5288983333</text:p>
          </table:table-cell>
          <table:table-cell table:formula="of:=IF(AND([.B100]&gt;_Y1;[.B100]&lt;_Y2);[.B100];&quot;-&quot;)" office:value-type="float" office:value="44.3279566666667">
            <text:p>44,3279566667</text:p>
          </table:table-cell>
          <table:table-cell table:formula="of:=IF(OR([.C100]=&quot;-&quot;;[.D100]=&quot;-&quot;);&quot;-&quot;;[.C100])" office:value-type="float" office:value="4.52889833333333">
            <text:p>4,5288983333</text:p>
          </table:table-cell>
          <table:table-cell table:formula="of:=IF(OR([.C100]=&quot;-&quot;;[.D100]=&quot;-&quot;);&quot;-&quot;;[.D100])" office:value-type="float" office:value="44.3279566666667">
            <text:p>44,3279566667</text:p>
          </table:table-cell>
          <table:table-cell table:number-columns-repeated="2"/>
        </table:table-row>
        <table:table-row table:style-name="ro1">
          <table:table-cell office:value-type="float" office:value="4.52890166666667">
            <text:p>4,5289016667</text:p>
          </table:table-cell>
          <table:table-cell office:value-type="float" office:value="44.3279416666667">
            <text:p>44,3279416667</text:p>
          </table:table-cell>
          <table:table-cell table:formula="of:=IF(AND([.A100]&gt;_X1;[.A100]&lt;_X2);[.A101];&quot;-&quot;)" office:value-type="float" office:value="4.52890166666667">
            <text:p>4,5289016667</text:p>
          </table:table-cell>
          <table:table-cell table:formula="of:=IF(AND([.B101]&gt;_Y1;[.B101]&lt;_Y2);[.B101];&quot;-&quot;)" office:value-type="float" office:value="44.3279416666667">
            <text:p>44,3279416667</text:p>
          </table:table-cell>
          <table:table-cell table:formula="of:=IF(OR([.C101]=&quot;-&quot;;[.D101]=&quot;-&quot;);&quot;-&quot;;[.C101])" office:value-type="float" office:value="4.52890166666667">
            <text:p>4,5289016667</text:p>
          </table:table-cell>
          <table:table-cell table:formula="of:=IF(OR([.C101]=&quot;-&quot;;[.D101]=&quot;-&quot;);&quot;-&quot;;[.D101])" office:value-type="float" office:value="44.3279416666667">
            <text:p>44,3279416667</text:p>
          </table:table-cell>
          <table:table-cell table:number-columns-repeated="2"/>
        </table:table-row>
        <table:table-row table:style-name="ro1">
          <table:table-cell office:value-type="float" office:value="4.528965">
            <text:p>4,528965</text:p>
          </table:table-cell>
          <table:table-cell office:value-type="float" office:value="44.3277883333333">
            <text:p>44,3277883333</text:p>
          </table:table-cell>
          <table:table-cell table:formula="of:=IF(AND([.A101]&gt;_X1;[.A101]&lt;_X2);[.A102];&quot;-&quot;)" office:value-type="float" office:value="4.528965">
            <text:p>4,528965</text:p>
          </table:table-cell>
          <table:table-cell table:formula="of:=IF(AND([.B102]&gt;_Y1;[.B102]&lt;_Y2);[.B102];&quot;-&quot;)" office:value-type="float" office:value="44.3277883333333">
            <text:p>44,3277883333</text:p>
          </table:table-cell>
          <table:table-cell table:formula="of:=IF(OR([.C102]=&quot;-&quot;;[.D102]=&quot;-&quot;);&quot;-&quot;;[.C102])" office:value-type="float" office:value="4.528965">
            <text:p>4,528965</text:p>
          </table:table-cell>
          <table:table-cell table:formula="of:=IF(OR([.C102]=&quot;-&quot;;[.D102]=&quot;-&quot;);&quot;-&quot;;[.D102])" office:value-type="float" office:value="44.3277883333333">
            <text:p>44,3277883333</text:p>
          </table:table-cell>
          <table:table-cell table:number-columns-repeated="2"/>
        </table:table-row>
        <table:table-row table:style-name="ro1">
          <table:table-cell office:value-type="float" office:value="4.52896333333333">
            <text:p>4,5289633333</text:p>
          </table:table-cell>
          <table:table-cell office:value-type="float" office:value="44.3277883333333">
            <text:p>44,3277883333</text:p>
          </table:table-cell>
          <table:table-cell table:formula="of:=IF(AND([.A102]&gt;_X1;[.A102]&lt;_X2);[.A103];&quot;-&quot;)" office:value-type="float" office:value="4.52896333333333">
            <text:p>4,5289633333</text:p>
          </table:table-cell>
          <table:table-cell table:formula="of:=IF(AND([.B103]&gt;_Y1;[.B103]&lt;_Y2);[.B103];&quot;-&quot;)" office:value-type="float" office:value="44.3277883333333">
            <text:p>44,3277883333</text:p>
          </table:table-cell>
          <table:table-cell table:formula="of:=IF(OR([.C103]=&quot;-&quot;;[.D103]=&quot;-&quot;);&quot;-&quot;;[.C103])" office:value-type="float" office:value="4.52896333333333">
            <text:p>4,5289633333</text:p>
          </table:table-cell>
          <table:table-cell table:formula="of:=IF(OR([.C103]=&quot;-&quot;;[.D103]=&quot;-&quot;);&quot;-&quot;;[.D103])" office:value-type="float" office:value="44.3277883333333">
            <text:p>44,3277883333</text:p>
          </table:table-cell>
          <table:table-cell table:number-columns-repeated="2"/>
        </table:table-row>
        <table:table-row table:style-name="ro1">
          <table:table-cell office:value-type="float" office:value="4.52896333333333">
            <text:p>4,5289633333</text:p>
          </table:table-cell>
          <table:table-cell office:value-type="float" office:value="44.3277883333333">
            <text:p>44,3277883333</text:p>
          </table:table-cell>
          <table:table-cell table:formula="of:=IF(AND([.A103]&gt;_X1;[.A103]&lt;_X2);[.A104];&quot;-&quot;)" office:value-type="float" office:value="4.52896333333333">
            <text:p>4,5289633333</text:p>
          </table:table-cell>
          <table:table-cell table:formula="of:=IF(AND([.B104]&gt;_Y1;[.B104]&lt;_Y2);[.B104];&quot;-&quot;)" office:value-type="float" office:value="44.3277883333333">
            <text:p>44,3277883333</text:p>
          </table:table-cell>
          <table:table-cell table:formula="of:=IF(OR([.C104]=&quot;-&quot;;[.D104]=&quot;-&quot;);&quot;-&quot;;[.C104])" office:value-type="float" office:value="4.52896333333333">
            <text:p>4,5289633333</text:p>
          </table:table-cell>
          <table:table-cell table:formula="of:=IF(OR([.C104]=&quot;-&quot;;[.D104]=&quot;-&quot;);&quot;-&quot;;[.D104])" office:value-type="float" office:value="44.3277883333333">
            <text:p>44,3277883333</text:p>
          </table:table-cell>
          <table:table-cell table:number-columns-repeated="2"/>
        </table:table-row>
        <table:table-row table:style-name="ro1">
          <table:table-cell office:value-type="float" office:value="4.52886666666667">
            <text:p>4,5288666667</text:p>
          </table:table-cell>
          <table:table-cell office:value-type="float" office:value="44.327755">
            <text:p>44,327755</text:p>
          </table:table-cell>
          <table:table-cell table:formula="of:=IF(AND([.A104]&gt;_X1;[.A104]&lt;_X2);[.A105];&quot;-&quot;)" office:value-type="float" office:value="4.52886666666667">
            <text:p>4,5288666667</text:p>
          </table:table-cell>
          <table:table-cell table:formula="of:=IF(AND([.B105]&gt;_Y1;[.B105]&lt;_Y2);[.B105];&quot;-&quot;)" office:value-type="float" office:value="44.327755">
            <text:p>44,327755</text:p>
          </table:table-cell>
          <table:table-cell table:formula="of:=IF(OR([.C105]=&quot;-&quot;;[.D105]=&quot;-&quot;);&quot;-&quot;;[.C105])" office:value-type="float" office:value="4.52886666666667">
            <text:p>4,5288666667</text:p>
          </table:table-cell>
          <table:table-cell table:formula="of:=IF(OR([.C105]=&quot;-&quot;;[.D105]=&quot;-&quot;);&quot;-&quot;;[.D105])" office:value-type="float" office:value="44.327755">
            <text:p>44,327755</text:p>
          </table:table-cell>
          <table:table-cell table:number-columns-repeated="2"/>
        </table:table-row>
        <table:table-row table:style-name="ro1">
          <table:table-cell office:value-type="float" office:value="4.52905666666667">
            <text:p>4,5290566667</text:p>
          </table:table-cell>
          <table:table-cell office:value-type="float" office:value="44.32789">
            <text:p>44,32789</text:p>
          </table:table-cell>
          <table:table-cell table:formula="of:=IF(AND([.A105]&gt;_X1;[.A105]&lt;_X2);[.A106];&quot;-&quot;)" office:value-type="float" office:value="4.52905666666667">
            <text:p>4,5290566667</text:p>
          </table:table-cell>
          <table:table-cell table:formula="of:=IF(AND([.B106]&gt;_Y1;[.B106]&lt;_Y2);[.B106];&quot;-&quot;)" office:value-type="float" office:value="44.32789">
            <text:p>44,32789</text:p>
          </table:table-cell>
          <table:table-cell table:formula="of:=IF(OR([.C106]=&quot;-&quot;;[.D106]=&quot;-&quot;);&quot;-&quot;;[.C106])" office:value-type="float" office:value="4.52905666666667">
            <text:p>4,5290566667</text:p>
          </table:table-cell>
          <table:table-cell table:formula="of:=IF(OR([.C106]=&quot;-&quot;;[.D106]=&quot;-&quot;);&quot;-&quot;;[.D106])" office:value-type="float" office:value="44.32789">
            <text:p>44,32789</text:p>
          </table:table-cell>
          <table:table-cell table:number-columns-repeated="2"/>
        </table:table-row>
        <table:table-row table:style-name="ro1">
          <table:table-cell office:value-type="float" office:value="4.529115">
            <text:p>4,529115</text:p>
          </table:table-cell>
          <table:table-cell office:value-type="float" office:value="44.32796">
            <text:p>44,32796</text:p>
          </table:table-cell>
          <table:table-cell table:formula="of:=IF(AND([.A106]&gt;_X1;[.A106]&lt;_X2);[.A107];&quot;-&quot;)" office:value-type="string" office:string-value="-">
            <text:p>-</text:p>
          </table:table-cell>
          <table:table-cell table:formula="of:=IF(AND([.B107]&gt;_Y1;[.B107]&lt;_Y2);[.B107];&quot;-&quot;)" office:value-type="float" office:value="44.32796">
            <text:p>44,32796</text:p>
          </table:table-cell>
          <table:table-cell table:formula="of:=IF(OR([.C107]=&quot;-&quot;;[.D107]=&quot;-&quot;);&quot;-&quot;;[.C107])" office:value-type="string" office:string-value="-">
            <text:p>-</text:p>
          </table:table-cell>
          <table:table-cell table:formula="of:=IF(OR([.C107]=&quot;-&quot;;[.D107]=&quot;-&quot;);&quot;-&quot;;[.D107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99833333333">
            <text:p>4,5289983333</text:p>
          </table:table-cell>
          <table:table-cell office:value-type="float" office:value="44.3279633333333">
            <text:p>44,3279633333</text:p>
          </table:table-cell>
          <table:table-cell table:formula="of:=IF(AND([.A107]&gt;_X1;[.A107]&lt;_X2);[.A108];&quot;-&quot;)" office:value-type="string" office:string-value="-">
            <text:p>-</text:p>
          </table:table-cell>
          <table:table-cell table:formula="of:=IF(AND([.B108]&gt;_Y1;[.B108]&lt;_Y2);[.B108];&quot;-&quot;)" office:value-type="float" office:value="44.3279633333333">
            <text:p>44,3279633333</text:p>
          </table:table-cell>
          <table:table-cell table:formula="of:=IF(OR([.C108]=&quot;-&quot;;[.D108]=&quot;-&quot;);&quot;-&quot;;[.C108])" office:value-type="string" office:string-value="-">
            <text:p>-</text:p>
          </table:table-cell>
          <table:table-cell table:formula="of:=IF(OR([.C108]=&quot;-&quot;;[.D108]=&quot;-&quot;);&quot;-&quot;;[.D108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05166666667">
            <text:p>4,5290516667</text:p>
          </table:table-cell>
          <table:table-cell office:value-type="float" office:value="44.3282033333333">
            <text:p>44,3282033333</text:p>
          </table:table-cell>
          <table:table-cell table:formula="of:=IF(AND([.A108]&gt;_X1;[.A108]&lt;_X2);[.A109];&quot;-&quot;)" office:value-type="float" office:value="4.52905166666667">
            <text:p>4,5290516667</text:p>
          </table:table-cell>
          <table:table-cell table:formula="of:=IF(AND([.B109]&gt;_Y1;[.B109]&lt;_Y2);[.B109];&quot;-&quot;)" office:value-type="float" office:value="44.3282033333333">
            <text:p>44,3282033333</text:p>
          </table:table-cell>
          <table:table-cell table:formula="of:=IF(OR([.C109]=&quot;-&quot;;[.D109]=&quot;-&quot;);&quot;-&quot;;[.C109])" office:value-type="float" office:value="4.52905166666667">
            <text:p>4,5290516667</text:p>
          </table:table-cell>
          <table:table-cell table:formula="of:=IF(OR([.C109]=&quot;-&quot;;[.D109]=&quot;-&quot;);&quot;-&quot;;[.D109])" office:value-type="float" office:value="44.3282033333333">
            <text:p>44,3282033333</text:p>
          </table:table-cell>
          <table:table-cell table:number-columns-repeated="2"/>
        </table:table-row>
        <table:table-row table:style-name="ro1">
          <table:table-cell office:value-type="float" office:value="4.52901333333333">
            <text:p>4,5290133333</text:p>
          </table:table-cell>
          <table:table-cell office:value-type="float" office:value="44.3279633333333">
            <text:p>44,3279633333</text:p>
          </table:table-cell>
          <table:table-cell table:formula="of:=IF(AND([.A109]&gt;_X1;[.A109]&lt;_X2);[.A110];&quot;-&quot;)" office:value-type="string" office:string-value="-">
            <text:p>-</text:p>
          </table:table-cell>
          <table:table-cell table:formula="of:=IF(AND([.B110]&gt;_Y1;[.B110]&lt;_Y2);[.B110];&quot;-&quot;)" office:value-type="float" office:value="44.3279633333333">
            <text:p>44,3279633333</text:p>
          </table:table-cell>
          <table:table-cell table:formula="of:=IF(OR([.C110]=&quot;-&quot;;[.D110]=&quot;-&quot;);&quot;-&quot;;[.C110])" office:value-type="string" office:string-value="-">
            <text:p>-</text:p>
          </table:table-cell>
          <table:table-cell table:formula="of:=IF(OR([.C110]=&quot;-&quot;;[.D110]=&quot;-&quot;);&quot;-&quot;;[.D110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835">
            <text:p>4,528835</text:p>
          </table:table-cell>
          <table:table-cell office:value-type="float" office:value="44.3277866666667">
            <text:p>44,3277866667</text:p>
          </table:table-cell>
          <table:table-cell table:formula="of:=IF(AND([.A110]&gt;_X1;[.A110]&lt;_X2);[.A111];&quot;-&quot;)" office:value-type="string" office:string-value="-">
            <text:p>-</text:p>
          </table:table-cell>
          <table:table-cell table:formula="of:=IF(AND([.B111]&gt;_Y1;[.B111]&lt;_Y2);[.B111];&quot;-&quot;)" office:value-type="float" office:value="44.3277866666667">
            <text:p>44,3277866667</text:p>
          </table:table-cell>
          <table:table-cell table:formula="of:=IF(OR([.C111]=&quot;-&quot;;[.D111]=&quot;-&quot;);&quot;-&quot;;[.C111])" office:value-type="string" office:string-value="-">
            <text:p>-</text:p>
          </table:table-cell>
          <table:table-cell table:formula="of:=IF(OR([.C111]=&quot;-&quot;;[.D111]=&quot;-&quot;);&quot;-&quot;;[.D111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84833333333">
            <text:p>4,5288483333</text:p>
          </table:table-cell>
          <table:table-cell office:value-type="float" office:value="44.3277966666667">
            <text:p>44,3277966667</text:p>
          </table:table-cell>
          <table:table-cell table:formula="of:=IF(AND([.A111]&gt;_X1;[.A111]&lt;_X2);[.A112];&quot;-&quot;)" office:value-type="float" office:value="4.52884833333333">
            <text:p>4,5288483333</text:p>
          </table:table-cell>
          <table:table-cell table:formula="of:=IF(AND([.B112]&gt;_Y1;[.B112]&lt;_Y2);[.B112];&quot;-&quot;)" office:value-type="float" office:value="44.3277966666667">
            <text:p>44,3277966667</text:p>
          </table:table-cell>
          <table:table-cell table:formula="of:=IF(OR([.C112]=&quot;-&quot;;[.D112]=&quot;-&quot;);&quot;-&quot;;[.C112])" office:value-type="float" office:value="4.52884833333333">
            <text:p>4,5288483333</text:p>
          </table:table-cell>
          <table:table-cell table:formula="of:=IF(OR([.C112]=&quot;-&quot;;[.D112]=&quot;-&quot;);&quot;-&quot;;[.D112])" office:value-type="float" office:value="44.3277966666667">
            <text:p>44,3277966667</text:p>
          </table:table-cell>
          <table:table-cell table:number-columns-repeated="2"/>
        </table:table-row>
        <table:table-row table:style-name="ro1">
          <table:table-cell office:value-type="float" office:value="4.52899">
            <text:p>4,52899</text:p>
          </table:table-cell>
          <table:table-cell office:value-type="float" office:value="44.32779">
            <text:p>44,32779</text:p>
          </table:table-cell>
          <table:table-cell table:formula="of:=IF(AND([.A112]&gt;_X1;[.A112]&lt;_X2);[.A113];&quot;-&quot;)" office:value-type="float" office:value="4.52899">
            <text:p>4,52899</text:p>
          </table:table-cell>
          <table:table-cell table:formula="of:=IF(AND([.B113]&gt;_Y1;[.B113]&lt;_Y2);[.B113];&quot;-&quot;)" office:value-type="float" office:value="44.32779">
            <text:p>44,32779</text:p>
          </table:table-cell>
          <table:table-cell table:formula="of:=IF(OR([.C113]=&quot;-&quot;;[.D113]=&quot;-&quot;);&quot;-&quot;;[.C113])" office:value-type="float" office:value="4.52899">
            <text:p>4,52899</text:p>
          </table:table-cell>
          <table:table-cell table:formula="of:=IF(OR([.C113]=&quot;-&quot;;[.D113]=&quot;-&quot;);&quot;-&quot;;[.D113])" office:value-type="float" office:value="44.32779">
            <text:p>44,32779</text:p>
          </table:table-cell>
          <table:table-cell table:number-columns-repeated="2"/>
        </table:table-row>
        <table:table-row table:style-name="ro1">
          <table:table-cell office:value-type="float" office:value="4.52893333333333">
            <text:p>4,5289333333</text:p>
          </table:table-cell>
          <table:table-cell office:value-type="float" office:value="44.32778">
            <text:p>44,32778</text:p>
          </table:table-cell>
          <table:table-cell table:formula="of:=IF(AND([.A113]&gt;_X1;[.A113]&lt;_X2);[.A114];&quot;-&quot;)" office:value-type="float" office:value="4.52893333333333">
            <text:p>4,5289333333</text:p>
          </table:table-cell>
          <table:table-cell table:formula="of:=IF(AND([.B114]&gt;_Y1;[.B114]&lt;_Y2);[.B114];&quot;-&quot;)" office:value-type="float" office:value="44.32778">
            <text:p>44,32778</text:p>
          </table:table-cell>
          <table:table-cell table:formula="of:=IF(OR([.C114]=&quot;-&quot;;[.D114]=&quot;-&quot;);&quot;-&quot;;[.C114])" office:value-type="float" office:value="4.52893333333333">
            <text:p>4,5289333333</text:p>
          </table:table-cell>
          <table:table-cell table:formula="of:=IF(OR([.C114]=&quot;-&quot;;[.D114]=&quot;-&quot;);&quot;-&quot;;[.D114])" office:value-type="float" office:value="44.32778">
            <text:p>44,32778</text:p>
          </table:table-cell>
          <table:table-cell table:number-columns-repeated="2"/>
        </table:table-row>
        <table:table-row table:style-name="ro1">
          <table:table-cell office:value-type="float" office:value="4.52893333333333">
            <text:p>4,5289333333</text:p>
          </table:table-cell>
          <table:table-cell office:value-type="float" office:value="44.32778">
            <text:p>44,32778</text:p>
          </table:table-cell>
          <table:table-cell table:formula="of:=IF(AND([.A114]&gt;_X1;[.A114]&lt;_X2);[.A115];&quot;-&quot;)" office:value-type="float" office:value="4.52893333333333">
            <text:p>4,5289333333</text:p>
          </table:table-cell>
          <table:table-cell table:formula="of:=IF(AND([.B115]&gt;_Y1;[.B115]&lt;_Y2);[.B115];&quot;-&quot;)" office:value-type="float" office:value="44.32778">
            <text:p>44,32778</text:p>
          </table:table-cell>
          <table:table-cell table:formula="of:=IF(OR([.C115]=&quot;-&quot;;[.D115]=&quot;-&quot;);&quot;-&quot;;[.C115])" office:value-type="float" office:value="4.52893333333333">
            <text:p>4,5289333333</text:p>
          </table:table-cell>
          <table:table-cell table:formula="of:=IF(OR([.C115]=&quot;-&quot;;[.D115]=&quot;-&quot;);&quot;-&quot;;[.D115])" office:value-type="float" office:value="44.32778">
            <text:p>44,32778</text:p>
          </table:table-cell>
          <table:table-cell table:number-columns-repeated="2"/>
        </table:table-row>
        <table:table-row table:style-name="ro1">
          <table:table-cell office:value-type="float" office:value="4.52899166666667">
            <text:p>4,5289916667</text:p>
          </table:table-cell>
          <table:table-cell office:value-type="float" office:value="44.327825">
            <text:p>44,327825</text:p>
          </table:table-cell>
          <table:table-cell table:formula="of:=IF(AND([.A115]&gt;_X1;[.A115]&lt;_X2);[.A116];&quot;-&quot;)" office:value-type="float" office:value="4.52899166666667">
            <text:p>4,5289916667</text:p>
          </table:table-cell>
          <table:table-cell table:formula="of:=IF(AND([.B116]&gt;_Y1;[.B116]&lt;_Y2);[.B116];&quot;-&quot;)" office:value-type="float" office:value="44.327825">
            <text:p>44,327825</text:p>
          </table:table-cell>
          <table:table-cell table:formula="of:=IF(OR([.C116]=&quot;-&quot;;[.D116]=&quot;-&quot;);&quot;-&quot;;[.C116])" office:value-type="float" office:value="4.52899166666667">
            <text:p>4,5289916667</text:p>
          </table:table-cell>
          <table:table-cell table:formula="of:=IF(OR([.C116]=&quot;-&quot;;[.D116]=&quot;-&quot;);&quot;-&quot;;[.D116])" office:value-type="float" office:value="44.327825">
            <text:p>44,327825</text:p>
          </table:table-cell>
          <table:table-cell table:number-columns-repeated="2"/>
        </table:table-row>
        <table:table-row table:style-name="ro1">
          <table:table-cell office:value-type="float" office:value="4.52893666666667">
            <text:p>4,5289366667</text:p>
          </table:table-cell>
          <table:table-cell office:value-type="float" office:value="44.3277983333333">
            <text:p>44,3277983333</text:p>
          </table:table-cell>
          <table:table-cell table:formula="of:=IF(AND([.A116]&gt;_X1;[.A116]&lt;_X2);[.A117];&quot;-&quot;)" office:value-type="float" office:value="4.52893666666667">
            <text:p>4,5289366667</text:p>
          </table:table-cell>
          <table:table-cell table:formula="of:=IF(AND([.B117]&gt;_Y1;[.B117]&lt;_Y2);[.B117];&quot;-&quot;)" office:value-type="float" office:value="44.3277983333333">
            <text:p>44,3277983333</text:p>
          </table:table-cell>
          <table:table-cell table:formula="of:=IF(OR([.C117]=&quot;-&quot;;[.D117]=&quot;-&quot;);&quot;-&quot;;[.C117])" office:value-type="float" office:value="4.52893666666667">
            <text:p>4,5289366667</text:p>
          </table:table-cell>
          <table:table-cell table:formula="of:=IF(OR([.C117]=&quot;-&quot;;[.D117]=&quot;-&quot;);&quot;-&quot;;[.D117])" office:value-type="float" office:value="44.3277983333333">
            <text:p>44,3277983333</text:p>
          </table:table-cell>
          <table:table-cell table:number-columns-repeated="2"/>
        </table:table-row>
        <table:table-row table:style-name="ro1">
          <table:table-cell office:value-type="float" office:value="4.528695">
            <text:p>4,528695</text:p>
          </table:table-cell>
          <table:table-cell office:value-type="float" office:value="44.3277733333333">
            <text:p>44,3277733333</text:p>
          </table:table-cell>
          <table:table-cell table:formula="of:=IF(AND([.A117]&gt;_X1;[.A117]&lt;_X2);[.A118];&quot;-&quot;)" office:value-type="float" office:value="4.528695">
            <text:p>4,528695</text:p>
          </table:table-cell>
          <table:table-cell table:formula="of:=IF(AND([.B118]&gt;_Y1;[.B118]&lt;_Y2);[.B118];&quot;-&quot;)" office:value-type="float" office:value="44.3277733333333">
            <text:p>44,3277733333</text:p>
          </table:table-cell>
          <table:table-cell table:formula="of:=IF(OR([.C118]=&quot;-&quot;;[.D118]=&quot;-&quot;);&quot;-&quot;;[.C118])" office:value-type="float" office:value="4.528695">
            <text:p>4,528695</text:p>
          </table:table-cell>
          <table:table-cell table:formula="of:=IF(OR([.C118]=&quot;-&quot;;[.D118]=&quot;-&quot;);&quot;-&quot;;[.D118])" office:value-type="float" office:value="44.3277733333333">
            <text:p>44,3277733333</text:p>
          </table:table-cell>
          <table:table-cell table:number-columns-repeated="2"/>
        </table:table-row>
        <table:table-row table:style-name="ro1">
          <table:table-cell office:value-type="float" office:value="4.52870333333333">
            <text:p>4,5287033333</text:p>
          </table:table-cell>
          <table:table-cell office:value-type="float" office:value="44.3277733333333">
            <text:p>44,3277733333</text:p>
          </table:table-cell>
          <table:table-cell table:formula="of:=IF(AND([.A118]&gt;_X1;[.A118]&lt;_X2);[.A119];&quot;-&quot;)" office:value-type="float" office:value="4.52870333333333">
            <text:p>4,5287033333</text:p>
          </table:table-cell>
          <table:table-cell table:formula="of:=IF(AND([.B119]&gt;_Y1;[.B119]&lt;_Y2);[.B119];&quot;-&quot;)" office:value-type="float" office:value="44.3277733333333">
            <text:p>44,3277733333</text:p>
          </table:table-cell>
          <table:table-cell table:formula="of:=IF(OR([.C119]=&quot;-&quot;;[.D119]=&quot;-&quot;);&quot;-&quot;;[.C119])" office:value-type="float" office:value="4.52870333333333">
            <text:p>4,5287033333</text:p>
          </table:table-cell>
          <table:table-cell table:formula="of:=IF(OR([.C119]=&quot;-&quot;;[.D119]=&quot;-&quot;);&quot;-&quot;;[.D119])" office:value-type="float" office:value="44.3277733333333">
            <text:p>44,3277733333</text:p>
          </table:table-cell>
          <table:table-cell table:number-columns-repeated="2"/>
        </table:table-row>
        <table:table-row table:style-name="ro1">
          <table:table-cell office:value-type="float" office:value="4.52897666666667">
            <text:p>4,5289766667</text:p>
          </table:table-cell>
          <table:table-cell office:value-type="float" office:value="44.327795">
            <text:p>44,327795</text:p>
          </table:table-cell>
          <table:table-cell table:formula="of:=IF(AND([.A119]&gt;_X1;[.A119]&lt;_X2);[.A120];&quot;-&quot;)" office:value-type="float" office:value="4.52897666666667">
            <text:p>4,5289766667</text:p>
          </table:table-cell>
          <table:table-cell table:formula="of:=IF(AND([.B120]&gt;_Y1;[.B120]&lt;_Y2);[.B120];&quot;-&quot;)" office:value-type="float" office:value="44.327795">
            <text:p>44,327795</text:p>
          </table:table-cell>
          <table:table-cell table:formula="of:=IF(OR([.C120]=&quot;-&quot;;[.D120]=&quot;-&quot;);&quot;-&quot;;[.C120])" office:value-type="float" office:value="4.52897666666667">
            <text:p>4,5289766667</text:p>
          </table:table-cell>
          <table:table-cell table:formula="of:=IF(OR([.C120]=&quot;-&quot;;[.D120]=&quot;-&quot;);&quot;-&quot;;[.D120])" office:value-type="float" office:value="44.327795">
            <text:p>44,327795</text:p>
          </table:table-cell>
          <table:table-cell table:number-columns-repeated="2"/>
        </table:table-row>
        <table:table-row table:style-name="ro1">
          <table:table-cell office:value-type="float" office:value="4.52898833333333">
            <text:p>4,5289883333</text:p>
          </table:table-cell>
          <table:table-cell office:value-type="float" office:value="44.3277966666667">
            <text:p>44,3277966667</text:p>
          </table:table-cell>
          <table:table-cell table:formula="of:=IF(AND([.A120]&gt;_X1;[.A120]&lt;_X2);[.A121];&quot;-&quot;)" office:value-type="float" office:value="4.52898833333333">
            <text:p>4,5289883333</text:p>
          </table:table-cell>
          <table:table-cell table:formula="of:=IF(AND([.B121]&gt;_Y1;[.B121]&lt;_Y2);[.B121];&quot;-&quot;)" office:value-type="float" office:value="44.3277966666667">
            <text:p>44,3277966667</text:p>
          </table:table-cell>
          <table:table-cell table:formula="of:=IF(OR([.C121]=&quot;-&quot;;[.D121]=&quot;-&quot;);&quot;-&quot;;[.C121])" office:value-type="float" office:value="4.52898833333333">
            <text:p>4,5289883333</text:p>
          </table:table-cell>
          <table:table-cell table:formula="of:=IF(OR([.C121]=&quot;-&quot;;[.D121]=&quot;-&quot;);&quot;-&quot;;[.D121])" office:value-type="float" office:value="44.3277966666667">
            <text:p>44,3277966667</text:p>
          </table:table-cell>
          <table:table-cell table:number-columns-repeated="2"/>
        </table:table-row>
        <table:table-row table:style-name="ro1">
          <table:table-cell office:value-type="float" office:value="4.52907333333333">
            <text:p>4,5290733333</text:p>
          </table:table-cell>
          <table:table-cell office:value-type="float" office:value="44.32782">
            <text:p>44,32782</text:p>
          </table:table-cell>
          <table:table-cell table:formula="of:=IF(AND([.A121]&gt;_X1;[.A121]&lt;_X2);[.A122];&quot;-&quot;)" office:value-type="float" office:value="4.52907333333333">
            <text:p>4,5290733333</text:p>
          </table:table-cell>
          <table:table-cell table:formula="of:=IF(AND([.B122]&gt;_Y1;[.B122]&lt;_Y2);[.B122];&quot;-&quot;)" office:value-type="float" office:value="44.32782">
            <text:p>44,32782</text:p>
          </table:table-cell>
          <table:table-cell table:formula="of:=IF(OR([.C122]=&quot;-&quot;;[.D122]=&quot;-&quot;);&quot;-&quot;;[.C122])" office:value-type="float" office:value="4.52907333333333">
            <text:p>4,5290733333</text:p>
          </table:table-cell>
          <table:table-cell table:formula="of:=IF(OR([.C122]=&quot;-&quot;;[.D122]=&quot;-&quot;);&quot;-&quot;;[.D122])" office:value-type="float" office:value="44.32782">
            <text:p>44,32782</text:p>
          </table:table-cell>
          <table:table-cell table:number-columns-repeated="2"/>
        </table:table-row>
        <table:table-row table:style-name="ro1">
          <table:table-cell office:value-type="float" office:value="4.52902">
            <text:p>4,52902</text:p>
          </table:table-cell>
          <table:table-cell office:value-type="float" office:value="44.3278166666667">
            <text:p>44,3278166667</text:p>
          </table:table-cell>
          <table:table-cell table:formula="of:=IF(AND([.A122]&gt;_X1;[.A122]&lt;_X2);[.A123];&quot;-&quot;)" office:value-type="string" office:string-value="-">
            <text:p>-</text:p>
          </table:table-cell>
          <table:table-cell table:formula="of:=IF(AND([.B123]&gt;_Y1;[.B123]&lt;_Y2);[.B123];&quot;-&quot;)" office:value-type="float" office:value="44.3278166666667">
            <text:p>44,3278166667</text:p>
          </table:table-cell>
          <table:table-cell table:formula="of:=IF(OR([.C123]=&quot;-&quot;;[.D123]=&quot;-&quot;);&quot;-&quot;;[.C123])" office:value-type="string" office:string-value="-">
            <text:p>-</text:p>
          </table:table-cell>
          <table:table-cell table:formula="of:=IF(OR([.C123]=&quot;-&quot;;[.D123]=&quot;-&quot;);&quot;-&quot;;[.D123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02">
            <text:p>4,52902</text:p>
          </table:table-cell>
          <table:table-cell office:value-type="float" office:value="44.3278166666667">
            <text:p>44,3278166667</text:p>
          </table:table-cell>
          <table:table-cell table:formula="of:=IF(AND([.A123]&gt;_X1;[.A123]&lt;_X2);[.A124];&quot;-&quot;)" office:value-type="string" office:string-value="-">
            <text:p>-</text:p>
          </table:table-cell>
          <table:table-cell table:formula="of:=IF(AND([.B124]&gt;_Y1;[.B124]&lt;_Y2);[.B124];&quot;-&quot;)" office:value-type="float" office:value="44.3278166666667">
            <text:p>44,3278166667</text:p>
          </table:table-cell>
          <table:table-cell table:formula="of:=IF(OR([.C124]=&quot;-&quot;;[.D124]=&quot;-&quot;);&quot;-&quot;;[.C124])" office:value-type="string" office:string-value="-">
            <text:p>-</text:p>
          </table:table-cell>
          <table:table-cell table:formula="of:=IF(OR([.C124]=&quot;-&quot;;[.D124]=&quot;-&quot;);&quot;-&quot;;[.D124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02">
            <text:p>4,52902</text:p>
          </table:table-cell>
          <table:table-cell office:value-type="float" office:value="44.3278166666667">
            <text:p>44,3278166667</text:p>
          </table:table-cell>
          <table:table-cell table:formula="of:=IF(AND([.A124]&gt;_X1;[.A124]&lt;_X2);[.A125];&quot;-&quot;)" office:value-type="string" office:string-value="-">
            <text:p>-</text:p>
          </table:table-cell>
          <table:table-cell table:formula="of:=IF(AND([.B125]&gt;_Y1;[.B125]&lt;_Y2);[.B125];&quot;-&quot;)" office:value-type="float" office:value="44.3278166666667">
            <text:p>44,3278166667</text:p>
          </table:table-cell>
          <table:table-cell table:formula="of:=IF(OR([.C125]=&quot;-&quot;;[.D125]=&quot;-&quot;);&quot;-&quot;;[.C125])" office:value-type="string" office:string-value="-">
            <text:p>-</text:p>
          </table:table-cell>
          <table:table-cell table:formula="of:=IF(OR([.C125]=&quot;-&quot;;[.D125]=&quot;-&quot;);&quot;-&quot;;[.D125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02">
            <text:p>4,52902</text:p>
          </table:table-cell>
          <table:table-cell office:value-type="float" office:value="44.3278166666667">
            <text:p>44,3278166667</text:p>
          </table:table-cell>
          <table:table-cell table:formula="of:=IF(AND([.A125]&gt;_X1;[.A125]&lt;_X2);[.A126];&quot;-&quot;)" office:value-type="string" office:string-value="-">
            <text:p>-</text:p>
          </table:table-cell>
          <table:table-cell table:formula="of:=IF(AND([.B126]&gt;_Y1;[.B126]&lt;_Y2);[.B126];&quot;-&quot;)" office:value-type="float" office:value="44.3278166666667">
            <text:p>44,3278166667</text:p>
          </table:table-cell>
          <table:table-cell table:formula="of:=IF(OR([.C126]=&quot;-&quot;;[.D126]=&quot;-&quot;);&quot;-&quot;;[.C126])" office:value-type="string" office:string-value="-">
            <text:p>-</text:p>
          </table:table-cell>
          <table:table-cell table:formula="of:=IF(OR([.C126]=&quot;-&quot;;[.D126]=&quot;-&quot;);&quot;-&quot;;[.D126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775">
            <text:p>4,528775</text:p>
          </table:table-cell>
          <table:table-cell office:value-type="float" office:value="44.3277766666667">
            <text:p>44,3277766667</text:p>
          </table:table-cell>
          <table:table-cell table:formula="of:=IF(AND([.A126]&gt;_X1;[.A126]&lt;_X2);[.A127];&quot;-&quot;)" office:value-type="string" office:string-value="-">
            <text:p>-</text:p>
          </table:table-cell>
          <table:table-cell table:formula="of:=IF(AND([.B127]&gt;_Y1;[.B127]&lt;_Y2);[.B127];&quot;-&quot;)" office:value-type="float" office:value="44.3277766666667">
            <text:p>44,3277766667</text:p>
          </table:table-cell>
          <table:table-cell table:formula="of:=IF(OR([.C127]=&quot;-&quot;;[.D127]=&quot;-&quot;);&quot;-&quot;;[.C127])" office:value-type="string" office:string-value="-">
            <text:p>-</text:p>
          </table:table-cell>
          <table:table-cell table:formula="of:=IF(OR([.C127]=&quot;-&quot;;[.D127]=&quot;-&quot;);&quot;-&quot;;[.D127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875333333333">
            <text:p>4,5287533333</text:p>
          </table:table-cell>
          <table:table-cell office:value-type="float" office:value="44.327775">
            <text:p>44,327775</text:p>
          </table:table-cell>
          <table:table-cell table:formula="of:=IF(AND([.A127]&gt;_X1;[.A127]&lt;_X2);[.A128];&quot;-&quot;)" office:value-type="float" office:value="4.52875333333333">
            <text:p>4,5287533333</text:p>
          </table:table-cell>
          <table:table-cell table:formula="of:=IF(AND([.B128]&gt;_Y1;[.B128]&lt;_Y2);[.B128];&quot;-&quot;)" office:value-type="float" office:value="44.327775">
            <text:p>44,327775</text:p>
          </table:table-cell>
          <table:table-cell table:formula="of:=IF(OR([.C128]=&quot;-&quot;;[.D128]=&quot;-&quot;);&quot;-&quot;;[.C128])" office:value-type="float" office:value="4.52875333333333">
            <text:p>4,5287533333</text:p>
          </table:table-cell>
          <table:table-cell table:formula="of:=IF(OR([.C128]=&quot;-&quot;;[.D128]=&quot;-&quot;);&quot;-&quot;;[.D128])" office:value-type="float" office:value="44.327775">
            <text:p>44,327775</text:p>
          </table:table-cell>
          <table:table-cell table:number-columns-repeated="2"/>
        </table:table-row>
        <table:table-row table:style-name="ro1">
          <table:table-cell office:value-type="float" office:value="4.52932666666667">
            <text:p>4,5293266667</text:p>
          </table:table-cell>
          <table:table-cell office:value-type="float" office:value="44.3278333333333">
            <text:p>44,3278333333</text:p>
          </table:table-cell>
          <table:table-cell table:formula="of:=IF(AND([.A128]&gt;_X1;[.A128]&lt;_X2);[.A129];&quot;-&quot;)" office:value-type="float" office:value="4.52932666666667">
            <text:p>4,5293266667</text:p>
          </table:table-cell>
          <table:table-cell table:formula="of:=IF(AND([.B129]&gt;_Y1;[.B129]&lt;_Y2);[.B129];&quot;-&quot;)" office:value-type="float" office:value="44.3278333333333">
            <text:p>44,3278333333</text:p>
          </table:table-cell>
          <table:table-cell table:formula="of:=IF(OR([.C129]=&quot;-&quot;;[.D129]=&quot;-&quot;);&quot;-&quot;;[.C129])" office:value-type="float" office:value="4.52932666666667">
            <text:p>4,5293266667</text:p>
          </table:table-cell>
          <table:table-cell table:formula="of:=IF(OR([.C129]=&quot;-&quot;;[.D129]=&quot;-&quot;);&quot;-&quot;;[.D129])" office:value-type="float" office:value="44.3278333333333">
            <text:p>44,3278333333</text:p>
          </table:table-cell>
          <table:table-cell table:number-columns-repeated="2"/>
        </table:table-row>
        <table:table-row table:style-name="ro1">
          <table:table-cell office:value-type="float" office:value="4.529925">
            <text:p>4,529925</text:p>
          </table:table-cell>
          <table:table-cell office:value-type="float" office:value="44.3283833333333">
            <text:p>44,3283833333</text:p>
          </table:table-cell>
          <table:table-cell table:formula="of:=IF(AND([.A129]&gt;_X1;[.A129]&lt;_X2);[.A130];&quot;-&quot;)" office:value-type="string" office:string-value="-">
            <text:p>-</text:p>
          </table:table-cell>
          <table:table-cell table:formula="of:=IF(AND([.B130]&gt;_Y1;[.B130]&lt;_Y2);[.B130];&quot;-&quot;)" office:value-type="float" office:value="44.3283833333333">
            <text:p>44,3283833333</text:p>
          </table:table-cell>
          <table:table-cell table:formula="of:=IF(OR([.C130]=&quot;-&quot;;[.D130]=&quot;-&quot;);&quot;-&quot;;[.C130])" office:value-type="string" office:string-value="-">
            <text:p>-</text:p>
          </table:table-cell>
          <table:table-cell table:formula="of:=IF(OR([.C130]=&quot;-&quot;;[.D130]=&quot;-&quot;);&quot;-&quot;;[.D130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865">
            <text:p>4,529865</text:p>
          </table:table-cell>
          <table:table-cell office:value-type="float" office:value="44.328675">
            <text:p>44,328675</text:p>
          </table:table-cell>
          <table:table-cell table:formula="of:=IF(AND([.A130]&gt;_X1;[.A130]&lt;_X2);[.A131];&quot;-&quot;)" office:value-type="string" office:string-value="-">
            <text:p>-</text:p>
          </table:table-cell>
          <table:table-cell table:formula="of:=IF(AND([.B131]&gt;_Y1;[.B131]&lt;_Y2);[.B131];&quot;-&quot;)" office:value-type="float" office:value="44.328675">
            <text:p>44,328675</text:p>
          </table:table-cell>
          <table:table-cell table:formula="of:=IF(OR([.C131]=&quot;-&quot;;[.D131]=&quot;-&quot;);&quot;-&quot;;[.C131])" office:value-type="string" office:string-value="-">
            <text:p>-</text:p>
          </table:table-cell>
          <table:table-cell table:formula="of:=IF(OR([.C131]=&quot;-&quot;;[.D131]=&quot;-&quot;);&quot;-&quot;;[.D131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905">
            <text:p>4,529905</text:p>
          </table:table-cell>
          <table:table-cell office:value-type="float" office:value="44.3289483333333">
            <text:p>44,3289483333</text:p>
          </table:table-cell>
          <table:table-cell table:formula="of:=IF(AND([.A131]&gt;_X1;[.A131]&lt;_X2);[.A132];&quot;-&quot;)" office:value-type="string" office:string-value="-">
            <text:p>-</text:p>
          </table:table-cell>
          <table:table-cell table:formula="of:=IF(AND([.B132]&gt;_Y1;[.B132]&lt;_Y2);[.B132];&quot;-&quot;)" office:value-type="float" office:value="44.3289483333333">
            <text:p>44,3289483333</text:p>
          </table:table-cell>
          <table:table-cell table:formula="of:=IF(OR([.C132]=&quot;-&quot;;[.D132]=&quot;-&quot;);&quot;-&quot;;[.C132])" office:value-type="string" office:string-value="-">
            <text:p>-</text:p>
          </table:table-cell>
          <table:table-cell table:formula="of:=IF(OR([.C132]=&quot;-&quot;;[.D132]=&quot;-&quot;);&quot;-&quot;;[.D132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915">
            <text:p>4,529915</text:p>
          </table:table-cell>
          <table:table-cell office:value-type="float" office:value="44.3289716666667">
            <text:p>44,3289716667</text:p>
          </table:table-cell>
          <table:table-cell table:formula="of:=IF(AND([.A132]&gt;_X1;[.A132]&lt;_X2);[.A133];&quot;-&quot;)" office:value-type="string" office:string-value="-">
            <text:p>-</text:p>
          </table:table-cell>
          <table:table-cell table:formula="of:=IF(AND([.B133]&gt;_Y1;[.B133]&lt;_Y2);[.B133];&quot;-&quot;)" office:value-type="float" office:value="44.3289716666667">
            <text:p>44,3289716667</text:p>
          </table:table-cell>
          <table:table-cell table:formula="of:=IF(OR([.C133]=&quot;-&quot;;[.D133]=&quot;-&quot;);&quot;-&quot;;[.C133])" office:value-type="string" office:string-value="-">
            <text:p>-</text:p>
          </table:table-cell>
          <table:table-cell table:formula="of:=IF(OR([.C133]=&quot;-&quot;;[.D133]=&quot;-&quot;);&quot;-&quot;;[.D133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94666666667">
            <text:p>4,5299466667</text:p>
          </table:table-cell>
          <table:table-cell office:value-type="float" office:value="44.3292683333333">
            <text:p>44,3292683333</text:p>
          </table:table-cell>
          <table:table-cell table:formula="of:=IF(AND([.A133]&gt;_X1;[.A133]&lt;_X2);[.A134];&quot;-&quot;)" office:value-type="string" office:string-value="-">
            <text:p>-</text:p>
          </table:table-cell>
          <table:table-cell table:formula="of:=IF(AND([.B134]&gt;_Y1;[.B134]&lt;_Y2);[.B134];&quot;-&quot;)" office:value-type="string" office:string-value="-">
            <text:p>-</text:p>
          </table:table-cell>
          <table:table-cell table:formula="of:=IF(OR([.C134]=&quot;-&quot;;[.D134]=&quot;-&quot;);&quot;-&quot;;[.C134])" office:value-type="string" office:string-value="-">
            <text:p>-</text:p>
          </table:table-cell>
          <table:table-cell table:formula="of:=IF(OR([.C134]=&quot;-&quot;;[.D134]=&quot;-&quot;);&quot;-&quot;;[.D134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81">
            <text:p>4,52981</text:p>
          </table:table-cell>
          <table:table-cell office:value-type="float" office:value="44.32955">
            <text:p>44,32955</text:p>
          </table:table-cell>
          <table:table-cell table:formula="of:=IF(AND([.A134]&gt;_X1;[.A134]&lt;_X2);[.A135];&quot;-&quot;)" office:value-type="string" office:string-value="-">
            <text:p>-</text:p>
          </table:table-cell>
          <table:table-cell table:formula="of:=IF(AND([.B135]&gt;_Y1;[.B135]&lt;_Y2);[.B135];&quot;-&quot;)" office:value-type="string" office:string-value="-">
            <text:p>-</text:p>
          </table:table-cell>
          <table:table-cell table:formula="of:=IF(OR([.C135]=&quot;-&quot;;[.D135]=&quot;-&quot;);&quot;-&quot;;[.C135])" office:value-type="string" office:string-value="-">
            <text:p>-</text:p>
          </table:table-cell>
          <table:table-cell table:formula="of:=IF(OR([.C135]=&quot;-&quot;;[.D135]=&quot;-&quot;);&quot;-&quot;;[.D135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67166666667">
            <text:p>4,5296716667</text:p>
          </table:table-cell>
          <table:table-cell office:value-type="float" office:value="44.32983">
            <text:p>44,32983</text:p>
          </table:table-cell>
          <table:table-cell table:formula="of:=IF(AND([.A135]&gt;_X1;[.A135]&lt;_X2);[.A136];&quot;-&quot;)" office:value-type="string" office:string-value="-">
            <text:p>-</text:p>
          </table:table-cell>
          <table:table-cell table:formula="of:=IF(AND([.B136]&gt;_Y1;[.B136]&lt;_Y2);[.B136];&quot;-&quot;)" office:value-type="string" office:string-value="-">
            <text:p>-</text:p>
          </table:table-cell>
          <table:table-cell table:formula="of:=IF(OR([.C136]=&quot;-&quot;;[.D136]=&quot;-&quot;);&quot;-&quot;;[.C136])" office:value-type="string" office:string-value="-">
            <text:p>-</text:p>
          </table:table-cell>
          <table:table-cell table:formula="of:=IF(OR([.C136]=&quot;-&quot;;[.D136]=&quot;-&quot;);&quot;-&quot;;[.D136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67166666667">
            <text:p>4,5296716667</text:p>
          </table:table-cell>
          <table:table-cell office:value-type="float" office:value="44.32983">
            <text:p>44,32983</text:p>
          </table:table-cell>
          <table:table-cell table:formula="of:=IF(AND([.A136]&gt;_X1;[.A136]&lt;_X2);[.A137];&quot;-&quot;)" office:value-type="string" office:string-value="-">
            <text:p>-</text:p>
          </table:table-cell>
          <table:table-cell table:formula="of:=IF(AND([.B137]&gt;_Y1;[.B137]&lt;_Y2);[.B137];&quot;-&quot;)" office:value-type="string" office:string-value="-">
            <text:p>-</text:p>
          </table:table-cell>
          <table:table-cell table:formula="of:=IF(OR([.C137]=&quot;-&quot;;[.D137]=&quot;-&quot;);&quot;-&quot;;[.C137])" office:value-type="string" office:string-value="-">
            <text:p>-</text:p>
          </table:table-cell>
          <table:table-cell table:formula="of:=IF(OR([.C137]=&quot;-&quot;;[.D137]=&quot;-&quot;);&quot;-&quot;;[.D137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62166666667">
            <text:p>4,5296216667</text:p>
          </table:table-cell>
          <table:table-cell office:value-type="float" office:value="44.3298933333333">
            <text:p>44,3298933333</text:p>
          </table:table-cell>
          <table:table-cell table:formula="of:=IF(AND([.A137]&gt;_X1;[.A137]&lt;_X2);[.A138];&quot;-&quot;)" office:value-type="string" office:string-value="-">
            <text:p>-</text:p>
          </table:table-cell>
          <table:table-cell table:formula="of:=IF(AND([.B138]&gt;_Y1;[.B138]&lt;_Y2);[.B138];&quot;-&quot;)" office:value-type="string" office:string-value="-">
            <text:p>-</text:p>
          </table:table-cell>
          <table:table-cell table:formula="of:=IF(OR([.C138]=&quot;-&quot;;[.D138]=&quot;-&quot;);&quot;-&quot;;[.C138])" office:value-type="string" office:string-value="-">
            <text:p>-</text:p>
          </table:table-cell>
          <table:table-cell table:formula="of:=IF(OR([.C138]=&quot;-&quot;;[.D138]=&quot;-&quot;);&quot;-&quot;;[.D138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615">
            <text:p>4,529615</text:p>
          </table:table-cell>
          <table:table-cell office:value-type="float" office:value="44.329905">
            <text:p>44,329905</text:p>
          </table:table-cell>
          <table:table-cell table:formula="of:=IF(AND([.A138]&gt;_X1;[.A138]&lt;_X2);[.A139];&quot;-&quot;)" office:value-type="string" office:string-value="-">
            <text:p>-</text:p>
          </table:table-cell>
          <table:table-cell table:formula="of:=IF(AND([.B139]&gt;_Y1;[.B139]&lt;_Y2);[.B139];&quot;-&quot;)" office:value-type="string" office:string-value="-">
            <text:p>-</text:p>
          </table:table-cell>
          <table:table-cell table:formula="of:=IF(OR([.C139]=&quot;-&quot;;[.D139]=&quot;-&quot;);&quot;-&quot;;[.C139])" office:value-type="string" office:string-value="-">
            <text:p>-</text:p>
          </table:table-cell>
          <table:table-cell table:formula="of:=IF(OR([.C139]=&quot;-&quot;;[.D139]=&quot;-&quot;);&quot;-&quot;;[.D139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53">
            <text:p>4,52953</text:p>
          </table:table-cell>
          <table:table-cell office:value-type="float" office:value="44.3301933333333">
            <text:p>44,3301933333</text:p>
          </table:table-cell>
          <table:table-cell table:formula="of:=IF(AND([.A139]&gt;_X1;[.A139]&lt;_X2);[.A140];&quot;-&quot;)" office:value-type="string" office:string-value="-">
            <text:p>-</text:p>
          </table:table-cell>
          <table:table-cell table:formula="of:=IF(AND([.B140]&gt;_Y1;[.B140]&lt;_Y2);[.B140];&quot;-&quot;)" office:value-type="string" office:string-value="-">
            <text:p>-</text:p>
          </table:table-cell>
          <table:table-cell table:formula="of:=IF(OR([.C140]=&quot;-&quot;;[.D140]=&quot;-&quot;);&quot;-&quot;;[.C140])" office:value-type="string" office:string-value="-">
            <text:p>-</text:p>
          </table:table-cell>
          <table:table-cell table:formula="of:=IF(OR([.C140]=&quot;-&quot;;[.D140]=&quot;-&quot;);&quot;-&quot;;[.D140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53833333333">
            <text:p>4,5295383333</text:p>
          </table:table-cell>
          <table:table-cell office:value-type="float" office:value="44.3304866666667">
            <text:p>44,3304866667</text:p>
          </table:table-cell>
          <table:table-cell table:formula="of:=IF(AND([.A140]&gt;_X1;[.A140]&lt;_X2);[.A141];&quot;-&quot;)" office:value-type="string" office:string-value="-">
            <text:p>-</text:p>
          </table:table-cell>
          <table:table-cell table:formula="of:=IF(AND([.B141]&gt;_Y1;[.B141]&lt;_Y2);[.B141];&quot;-&quot;)" office:value-type="string" office:string-value="-">
            <text:p>-</text:p>
          </table:table-cell>
          <table:table-cell table:formula="of:=IF(OR([.C141]=&quot;-&quot;;[.D141]=&quot;-&quot;);&quot;-&quot;;[.C141])" office:value-type="string" office:string-value="-">
            <text:p>-</text:p>
          </table:table-cell>
          <table:table-cell table:formula="of:=IF(OR([.C141]=&quot;-&quot;;[.D141]=&quot;-&quot;);&quot;-&quot;;[.D141])" office:value-type="string" office:string-value="-">
            <text:p>-</text:p>
          </table:table-cell>
          <table:table-cell table:number-columns-repeated="2"/>
        </table:table-row>
        <table:table-row table:style-name="ro1">
          <table:table-cell office:value-type="float" office:value="4.52910833333333">
            <text:p>4,5291083333</text:p>
          </table:table-cell>
          <table:table-cell office:value-type="float" office:value="44.331395">
            <text:p>44,331395</text:p>
          </table:table-cell>
          <table:table-cell table:formula="of:=IF(AND([.A141]&gt;_X1;[.A141]&lt;_X2);[.A142];&quot;-&quot;)" office:value-type="string" office:string-value="-">
            <text:p>-</text:p>
          </table:table-cell>
          <table:table-cell table:formula="of:=IF(AND([.B142]&gt;_Y1;[.B142]&lt;_Y2);[.B142];&quot;-&quot;)" office:value-type="string" office:string-value="-">
            <text:p>-</text:p>
          </table:table-cell>
          <table:table-cell table:formula="of:=IF(OR([.C142]=&quot;-&quot;;[.D142]=&quot;-&quot;);&quot;-&quot;;[.C142])" office:value-type="string" office:string-value="-">
            <text:p>-</text:p>
          </table:table-cell>
          <table:table-cell table:formula="of:=IF(OR([.C142]=&quot;-&quot;;[.D142]=&quot;-&quot;);&quot;-&quot;;[.D142])" office:value-type="string" office:string-value="-">
            <text:p>-</text:p>
          </table:table-cell>
          <table:table-cell table:number-columns-repeated="2"/>
        </table:table-row>
      </table:table>
      <table:named-expressions>
        <table:named-range table:name="_X1" table:base-cell-address="$Feuille1.$A$5" table:cell-range-address="$Feuille1.$A$5"/>
        <table:named-range table:name="_X2" table:base-cell-address="$Feuille1.$A$6" table:cell-range-address="$Feuille1.$A$6"/>
        <table:named-range table:name="_Y1" table:base-cell-address="$Feuille1.$B$5" table:cell-range-address="$Feuille1.$B$5"/>
        <table:named-range table:name="_Y2" table:base-cell-address="$Feuille1.$B$6" table:cell-range-address="$Feuille1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28/10/2012</text:date>, <text:time>00:0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8T00:09:34.45</dc:date>
    <meta:generator>OpenOffice.org/3.4$Win32 OpenOffice.org_project/340m1$Build-9590</meta:generator>
    <meta:editing-duration>PT32M13S</meta:editing-duration>
    <meta:editing-cycles>5</meta:editing-cycles>
    <meta:document-statistic meta:table-count="1" meta:cell-count="8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81cm" svg:height="15.23cm" xlink:href=".." xlink:type="simple" chart:class="chart:scatter" chart:style-name="ch1">
        <chart:legend chart:legend-position="end" svg:x="19.238cm" svg:y="7.303cm" style:legend-expansion="high" chart:style-name="ch2"/>
        <chart:plot-area chart:style-name="ch3" table:cell-range-address="Feuille1.A7:Feuille1.B142" svg:x="0.881cm" svg:y="1.351cm" svg:width="17.495cm" svg:height="13.155cm">
          <chartooo:coordinate-region svg:x="2.164cm" svg:y="1.563cm" svg:width="15.694cm" svg:height="12.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7:Feuille1.B142" chart:class="chart:scatter">
            <chart:domain table:cell-range-address="Feuille1.A7:Feuille1.A142"/>
            <chart:data-point chart:repeated="1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2956">
                <text:p>4.52956</text:p>
                <draw:g>
                  <svg:desc>Feuille1.A7:Feuille1.A142</svg:desc>
                </draw:g>
              </table:table-cell>
              <table:table-cell office:value-type="float" office:value="44.3300833333333">
                <text:p>44.3300833333333</text:p>
                <draw:g>
                  <svg:desc>Feuille1.B7:Feuille1.B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297">
                <text:p>4.5297</text:p>
              </table:table-cell>
              <table:table-cell office:value-type="float" office:value="44.3297983333333">
                <text:p>44.329798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2985333333333">
                <text:p>4.52985333333333</text:p>
              </table:table-cell>
              <table:table-cell office:value-type="float" office:value="44.329505">
                <text:p>44.329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2997">
                <text:p>4.52997</text:p>
              </table:table-cell>
              <table:table-cell office:value-type="float" office:value="44.3292166666667">
                <text:p>44.32921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2992666666667">
                <text:p>4.52992666666667</text:p>
              </table:table-cell>
              <table:table-cell office:value-type="float" office:value="44.3289216666667">
                <text:p>44.328921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2988">
                <text:p>4.52988</text:p>
              </table:table-cell>
              <table:table-cell office:value-type="float" office:value="44.3286033333333">
                <text:p>44.32860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2982833333333">
                <text:p>4.52982833333333</text:p>
              </table:table-cell>
              <table:table-cell office:value-type="float" office:value="44.3283283333333">
                <text:p>44.32832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29615">
                <text:p>4.529615</text:p>
              </table:table-cell>
              <table:table-cell office:value-type="float" office:value="44.3280866666667">
                <text:p>44.32808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2934">
                <text:p>4.52934</text:p>
              </table:table-cell>
              <table:table-cell office:value-type="float" office:value="44.3279366666667">
                <text:p>44.32793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2908833333333">
                <text:p>4.52908833333333</text:p>
              </table:table-cell>
              <table:table-cell office:value-type="float" office:value="44.3277283333333">
                <text:p>44.327728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28925">
                <text:p>4.528925</text:p>
              </table:table-cell>
              <table:table-cell office:value-type="float" office:value="44.3277766666667">
                <text:p>44.32777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2893166666667">
                <text:p>4.52893166666667</text:p>
              </table:table-cell>
              <table:table-cell office:value-type="float" office:value="44.327805">
                <text:p>44.327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29075">
                <text:p>4.529075</text:p>
              </table:table-cell>
              <table:table-cell office:value-type="float" office:value="44.328025">
                <text:p>44.328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2908">
                <text:p>4.52908</text:p>
              </table:table-cell>
              <table:table-cell office:value-type="float" office:value="44.3280433333333">
                <text:p>44.32804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2898166666667">
                <text:p>4.52898166666667</text:p>
              </table:table-cell>
              <table:table-cell office:value-type="float" office:value="44.3279616666667">
                <text:p>44.327961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2899333333333">
                <text:p>4.52899333333333</text:p>
              </table:table-cell>
              <table:table-cell office:value-type="float" office:value="44.3280066666667">
                <text:p>44.32800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2895666666667">
                <text:p>4.52895666666667</text:p>
              </table:table-cell>
              <table:table-cell office:value-type="float" office:value="44.32791">
                <text:p>44.32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28925">
                <text:p>4.528925</text:p>
              </table:table-cell>
              <table:table-cell office:value-type="float" office:value="44.3278116666667">
                <text:p>44.327811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2892333333333">
                <text:p>4.52892333333333</text:p>
              </table:table-cell>
              <table:table-cell office:value-type="float" office:value="44.3277083333333">
                <text:p>44.327708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2892666666667">
                <text:p>4.52892666666667</text:p>
              </table:table-cell>
              <table:table-cell office:value-type="float" office:value="44.3277533333333">
                <text:p>44.32775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52892666666667">
                <text:p>4.52892666666667</text:p>
              </table:table-cell>
              <table:table-cell office:value-type="float" office:value="44.3277533333333">
                <text:p>44.32775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2892666666667">
                <text:p>4.52892666666667</text:p>
              </table:table-cell>
              <table:table-cell office:value-type="float" office:value="44.3277533333333">
                <text:p>44.32775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2884">
                <text:p>4.52884</text:p>
              </table:table-cell>
              <table:table-cell office:value-type="float" office:value="44.3274166666667">
                <text:p>44.32741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52880833333333">
                <text:p>4.52880833333333</text:p>
              </table:table-cell>
              <table:table-cell office:value-type="float" office:value="44.327375">
                <text:p>44.327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52878">
                <text:p>4.52878</text:p>
              </table:table-cell>
              <table:table-cell office:value-type="float" office:value="44.327555">
                <text:p>44.3275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52887666666667">
                <text:p>4.52887666666667</text:p>
              </table:table-cell>
              <table:table-cell office:value-type="float" office:value="44.3280816666667">
                <text:p>44.328081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2887833333333">
                <text:p>4.52887833333333</text:p>
              </table:table-cell>
              <table:table-cell office:value-type="float" office:value="44.3281233333333">
                <text:p>44.32812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2889666666667">
                <text:p>4.52889666666667</text:p>
              </table:table-cell>
              <table:table-cell office:value-type="float" office:value="44.3284783333333">
                <text:p>44.328478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2903166666667">
                <text:p>4.52903166666667</text:p>
              </table:table-cell>
              <table:table-cell office:value-type="float" office:value="44.3294183333333">
                <text:p>44.329418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2910333333333">
                <text:p>4.52910333333333</text:p>
              </table:table-cell>
              <table:table-cell office:value-type="float" office:value="44.32941">
                <text:p>44.32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52910333333333">
                <text:p>4.52910333333333</text:p>
              </table:table-cell>
              <table:table-cell office:value-type="float" office:value="44.32941">
                <text:p>44.329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52910333333333">
                <text:p>4.52910333333333</text:p>
              </table:table-cell>
              <table:table-cell office:value-type="float" office:value="44.32941">
                <text:p>44.329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52910333333333">
                <text:p>4.52910333333333</text:p>
              </table:table-cell>
              <table:table-cell office:value-type="float" office:value="44.32941">
                <text:p>44.32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52910666666667">
                <text:p>4.52910666666667</text:p>
              </table:table-cell>
              <table:table-cell office:value-type="float" office:value="44.328985">
                <text:p>44.328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52910666666667">
                <text:p>4.52910666666667</text:p>
              </table:table-cell>
              <table:table-cell office:value-type="float" office:value="44.328985">
                <text:p>44.3289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2905666666667">
                <text:p>4.52905666666667</text:p>
              </table:table-cell>
              <table:table-cell office:value-type="float" office:value="44.3286933333333">
                <text:p>44.32869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52903833333333">
                <text:p>4.52903833333333</text:p>
              </table:table-cell>
              <table:table-cell office:value-type="float" office:value="44.3286616666667">
                <text:p>44.328661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52896833333333">
                <text:p>4.52896833333333</text:p>
              </table:table-cell>
              <table:table-cell office:value-type="float" office:value="44.32835">
                <text:p>44.328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528965">
                <text:p>4.528965</text:p>
              </table:table-cell>
              <table:table-cell office:value-type="float" office:value="44.3283266666667">
                <text:p>44.32832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52891833333333">
                <text:p>4.52891833333333</text:p>
              </table:table-cell>
              <table:table-cell office:value-type="float" office:value="44.3280583333333">
                <text:p>44.328058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52892666666667">
                <text:p>4.52892666666667</text:p>
              </table:table-cell>
              <table:table-cell office:value-type="float" office:value="44.3279766666667">
                <text:p>44.32797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2892666666667">
                <text:p>4.52892666666667</text:p>
              </table:table-cell>
              <table:table-cell office:value-type="float" office:value="44.3279766666667">
                <text:p>44.32797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2892666666667">
                <text:p>4.52892666666667</text:p>
              </table:table-cell>
              <table:table-cell office:value-type="float" office:value="44.327755">
                <text:p>44.327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52891833333333">
                <text:p>4.52891833333333</text:p>
              </table:table-cell>
              <table:table-cell office:value-type="float" office:value="44.32773">
                <text:p>44.327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289">
                <text:p>4.5289</text:p>
              </table:table-cell>
              <table:table-cell office:value-type="float" office:value="44.3280283333333">
                <text:p>44.328028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2895833333333">
                <text:p>4.52895833333333</text:p>
              </table:table-cell>
              <table:table-cell office:value-type="float" office:value="44.3280766666667">
                <text:p>44.32807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52896333333333">
                <text:p>4.52896333333333</text:p>
              </table:table-cell>
              <table:table-cell office:value-type="float" office:value="44.328145">
                <text:p>44.3281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52899166666667">
                <text:p>4.52899166666667</text:p>
              </table:table-cell>
              <table:table-cell office:value-type="float" office:value="44.328315">
                <text:p>44.3283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52899">
                <text:p>4.52899</text:p>
              </table:table-cell>
              <table:table-cell office:value-type="float" office:value="44.3283666666667">
                <text:p>44.3283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28995">
                <text:p>4.528995</text:p>
              </table:table-cell>
              <table:table-cell office:value-type="float" office:value="44.328155">
                <text:p>44.3281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529005">
                <text:p>4.529005</text:p>
              </table:table-cell>
              <table:table-cell office:value-type="float" office:value="44.3281533333333">
                <text:p>44.32815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2894666666667">
                <text:p>4.52894666666667</text:p>
              </table:table-cell>
              <table:table-cell office:value-type="float" office:value="44.3279333333333">
                <text:p>44.3279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28915">
                <text:p>4.528915</text:p>
              </table:table-cell>
              <table:table-cell office:value-type="float" office:value="44.32807">
                <text:p>44.328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52892833333333">
                <text:p>4.52892833333333</text:p>
              </table:table-cell>
              <table:table-cell office:value-type="float" office:value="44.3280633333333">
                <text:p>44.32806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52890833333333">
                <text:p>4.52890833333333</text:p>
              </table:table-cell>
              <table:table-cell office:value-type="float" office:value="44.3280766666667">
                <text:p>44.32807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52895333333333">
                <text:p>4.52895333333333</text:p>
              </table:table-cell>
              <table:table-cell office:value-type="float" office:value="44.3280083333333">
                <text:p>44.328008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52910833333333">
                <text:p>4.52910833333333</text:p>
              </table:table-cell>
              <table:table-cell office:value-type="float" office:value="44.328015">
                <text:p>44.3280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52912">
                <text:p>4.52912</text:p>
              </table:table-cell>
              <table:table-cell office:value-type="float" office:value="44.3279966666667">
                <text:p>44.32799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52912">
                <text:p>4.52912</text:p>
              </table:table-cell>
              <table:table-cell office:value-type="float" office:value="44.3279966666667">
                <text:p>44.32799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52912">
                <text:p>4.52912</text:p>
              </table:table-cell>
              <table:table-cell office:value-type="float" office:value="44.3279966666667">
                <text:p>44.32799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52897666666667">
                <text:p>4.52897666666667</text:p>
              </table:table-cell>
              <table:table-cell office:value-type="float" office:value="44.3279">
                <text:p>44.32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52887">
                <text:p>4.52887</text:p>
              </table:table-cell>
              <table:table-cell office:value-type="float" office:value="44.3278233333333">
                <text:p>44.32782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528615">
                <text:p>4.528615</text:p>
              </table:table-cell>
              <table:table-cell office:value-type="float" office:value="44.3277666666667">
                <text:p>44.3277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528535">
                <text:p>4.528535</text:p>
              </table:table-cell>
              <table:table-cell office:value-type="float" office:value="44.3277183333333">
                <text:p>44.327718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52884666666667">
                <text:p>4.52884666666667</text:p>
              </table:table-cell>
              <table:table-cell office:value-type="float" office:value="44.327355">
                <text:p>44.3273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52885">
                <text:p>4.52885</text:p>
              </table:table-cell>
              <table:table-cell office:value-type="float" office:value="44.3275433333333">
                <text:p>44.32754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52885">
                <text:p>4.52885</text:p>
              </table:table-cell>
              <table:table-cell office:value-type="float" office:value="44.3275433333333">
                <text:p>44.32754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2880166666667">
                <text:p>4.52880166666667</text:p>
              </table:table-cell>
              <table:table-cell office:value-type="float" office:value="44.3277233333333">
                <text:p>44.32772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52882333333333">
                <text:p>4.52882333333333</text:p>
              </table:table-cell>
              <table:table-cell office:value-type="float" office:value="44.3277366666667">
                <text:p>44.32773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52876833333333">
                <text:p>4.52876833333333</text:p>
              </table:table-cell>
              <table:table-cell office:value-type="float" office:value="44.3275916666667">
                <text:p>44.327591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2877833333333">
                <text:p>4.52877833333333</text:p>
              </table:table-cell>
              <table:table-cell office:value-type="float" office:value="44.32761">
                <text:p>44.32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52877833333333">
                <text:p>4.52877833333333</text:p>
              </table:table-cell>
              <table:table-cell office:value-type="float" office:value="44.32761">
                <text:p>44.327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2883333333333">
                <text:p>4.52883333333333</text:p>
              </table:table-cell>
              <table:table-cell office:value-type="float" office:value="44.3277333333333">
                <text:p>44.3277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2912333333333">
                <text:p>4.52912333333333</text:p>
              </table:table-cell>
              <table:table-cell office:value-type="float" office:value="44.327895">
                <text:p>44.3278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52952333333333">
                <text:p>4.52952333333333</text:p>
              </table:table-cell>
              <table:table-cell office:value-type="float" office:value="44.3280966666667">
                <text:p>44.32809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52967666666667">
                <text:p>4.52967666666667</text:p>
              </table:table-cell>
              <table:table-cell office:value-type="float" office:value="44.32817">
                <text:p>44.328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2968333333333">
                <text:p>4.52968333333333</text:p>
              </table:table-cell>
              <table:table-cell office:value-type="float" office:value="44.328175">
                <text:p>44.3281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52968333333333">
                <text:p>4.52968333333333</text:p>
              </table:table-cell>
              <table:table-cell office:value-type="float" office:value="44.328175">
                <text:p>44.3281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52883833333333">
                <text:p>4.52883833333333</text:p>
              </table:table-cell>
              <table:table-cell office:value-type="float" office:value="44.3277466666667">
                <text:p>44.32774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52887333333333">
                <text:p>4.52887333333333</text:p>
              </table:table-cell>
              <table:table-cell office:value-type="float" office:value="44.32785">
                <text:p>44.327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52883">
                <text:p>4.52883</text:p>
              </table:table-cell>
              <table:table-cell office:value-type="float" office:value="44.3278333333333">
                <text:p>44.3278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52889">
                <text:p>4.52889</text:p>
              </table:table-cell>
              <table:table-cell office:value-type="float" office:value="44.32773">
                <text:p>44.327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52887333333333">
                <text:p>4.52887333333333</text:p>
              </table:table-cell>
              <table:table-cell office:value-type="float" office:value="44.3277383333333">
                <text:p>44.327738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52895166666667">
                <text:p>4.52895166666667</text:p>
              </table:table-cell>
              <table:table-cell office:value-type="float" office:value="44.3278966666667">
                <text:p>44.32789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52883">
                <text:p>4.52883</text:p>
              </table:table-cell>
              <table:table-cell office:value-type="float" office:value="44.3280066666667">
                <text:p>44.32800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52893166666667">
                <text:p>4.52893166666667</text:p>
              </table:table-cell>
              <table:table-cell office:value-type="float" office:value="44.327855">
                <text:p>44.3278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52894833333333">
                <text:p>4.52894833333333</text:p>
              </table:table-cell>
              <table:table-cell office:value-type="float" office:value="44.32778">
                <text:p>44.327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52896333333333">
                <text:p>4.52896333333333</text:p>
              </table:table-cell>
              <table:table-cell office:value-type="float" office:value="44.3277616666667">
                <text:p>44.327761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52896666666667">
                <text:p>4.52896666666667</text:p>
              </table:table-cell>
              <table:table-cell office:value-type="float" office:value="44.3278983333333">
                <text:p>44.327898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529015">
                <text:p>4.529015</text:p>
              </table:table-cell>
              <table:table-cell office:value-type="float" office:value="44.3279083333333">
                <text:p>44.327908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29005">
                <text:p>4.529005</text:p>
              </table:table-cell>
              <table:table-cell office:value-type="float" office:value="44.32777">
                <text:p>44.327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2896333333333">
                <text:p>4.52896333333333</text:p>
              </table:table-cell>
              <table:table-cell office:value-type="float" office:value="44.3278516666667">
                <text:p>44.327851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28965">
                <text:p>4.528965</text:p>
              </table:table-cell>
              <table:table-cell office:value-type="float" office:value="44.3278366666667">
                <text:p>44.32783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2889833333333">
                <text:p>4.52889833333333</text:p>
              </table:table-cell>
              <table:table-cell office:value-type="float" office:value="44.3279566666667">
                <text:p>44.32795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2890166666667">
                <text:p>4.52890166666667</text:p>
              </table:table-cell>
              <table:table-cell office:value-type="float" office:value="44.3279416666667">
                <text:p>44.327941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28965">
                <text:p>4.528965</text:p>
              </table:table-cell>
              <table:table-cell office:value-type="float" office:value="44.3277883333333">
                <text:p>44.327788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2896333333333">
                <text:p>4.52896333333333</text:p>
              </table:table-cell>
              <table:table-cell office:value-type="float" office:value="44.3277883333333">
                <text:p>44.327788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2896333333333">
                <text:p>4.52896333333333</text:p>
              </table:table-cell>
              <table:table-cell office:value-type="float" office:value="44.3277883333333">
                <text:p>44.327788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52886666666667">
                <text:p>4.52886666666667</text:p>
              </table:table-cell>
              <table:table-cell office:value-type="float" office:value="44.327755">
                <text:p>44.3277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52905666666667">
                <text:p>4.52905666666667</text:p>
              </table:table-cell>
              <table:table-cell office:value-type="float" office:value="44.32789">
                <text:p>44.327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529115">
                <text:p>4.529115</text:p>
              </table:table-cell>
              <table:table-cell office:value-type="float" office:value="44.32796">
                <text:p>44.327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52899833333333">
                <text:p>4.52899833333333</text:p>
              </table:table-cell>
              <table:table-cell office:value-type="float" office:value="44.3279633333333">
                <text:p>44.32796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52905166666667">
                <text:p>4.52905166666667</text:p>
              </table:table-cell>
              <table:table-cell office:value-type="float" office:value="44.3282033333333">
                <text:p>44.32820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52901333333333">
                <text:p>4.52901333333333</text:p>
              </table:table-cell>
              <table:table-cell office:value-type="float" office:value="44.3279633333333">
                <text:p>44.32796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528835">
                <text:p>4.528835</text:p>
              </table:table-cell>
              <table:table-cell office:value-type="float" office:value="44.3277866666667">
                <text:p>44.32778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52884833333333">
                <text:p>4.52884833333333</text:p>
              </table:table-cell>
              <table:table-cell office:value-type="float" office:value="44.3277966666667">
                <text:p>44.32779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52899">
                <text:p>4.52899</text:p>
              </table:table-cell>
              <table:table-cell office:value-type="float" office:value="44.32779">
                <text:p>44.327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52893333333333">
                <text:p>4.52893333333333</text:p>
              </table:table-cell>
              <table:table-cell office:value-type="float" office:value="44.32778">
                <text:p>44.327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52893333333333">
                <text:p>4.52893333333333</text:p>
              </table:table-cell>
              <table:table-cell office:value-type="float" office:value="44.32778">
                <text:p>44.327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52899166666667">
                <text:p>4.52899166666667</text:p>
              </table:table-cell>
              <table:table-cell office:value-type="float" office:value="44.327825">
                <text:p>44.3278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52893666666667">
                <text:p>4.52893666666667</text:p>
              </table:table-cell>
              <table:table-cell office:value-type="float" office:value="44.3277983333333">
                <text:p>44.327798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528695">
                <text:p>4.528695</text:p>
              </table:table-cell>
              <table:table-cell office:value-type="float" office:value="44.3277733333333">
                <text:p>44.32777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52870333333333">
                <text:p>4.52870333333333</text:p>
              </table:table-cell>
              <table:table-cell office:value-type="float" office:value="44.3277733333333">
                <text:p>44.32777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2897666666667">
                <text:p>4.52897666666667</text:p>
              </table:table-cell>
              <table:table-cell office:value-type="float" office:value="44.327795">
                <text:p>44.3277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2898833333333">
                <text:p>4.52898833333333</text:p>
              </table:table-cell>
              <table:table-cell office:value-type="float" office:value="44.3277966666667">
                <text:p>44.32779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52907333333333">
                <text:p>4.52907333333333</text:p>
              </table:table-cell>
              <table:table-cell office:value-type="float" office:value="44.32782">
                <text:p>44.327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52902">
                <text:p>4.52902</text:p>
              </table:table-cell>
              <table:table-cell office:value-type="float" office:value="44.3278166666667">
                <text:p>44.32781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52902">
                <text:p>4.52902</text:p>
              </table:table-cell>
              <table:table-cell office:value-type="float" office:value="44.3278166666667">
                <text:p>44.32781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52902">
                <text:p>4.52902</text:p>
              </table:table-cell>
              <table:table-cell office:value-type="float" office:value="44.3278166666667">
                <text:p>44.32781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52902">
                <text:p>4.52902</text:p>
              </table:table-cell>
              <table:table-cell office:value-type="float" office:value="44.3278166666667">
                <text:p>44.327816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528775">
                <text:p>4.528775</text:p>
              </table:table-cell>
              <table:table-cell office:value-type="float" office:value="44.3277766666667">
                <text:p>44.32777666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52875333333333">
                <text:p>4.52875333333333</text:p>
              </table:table-cell>
              <table:table-cell office:value-type="float" office:value="44.327775">
                <text:p>44.3277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52932666666667">
                <text:p>4.52932666666667</text:p>
              </table:table-cell>
              <table:table-cell office:value-type="float" office:value="44.3278333333333">
                <text:p>44.3278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529925">
                <text:p>4.529925</text:p>
              </table:table-cell>
              <table:table-cell office:value-type="float" office:value="44.3283833333333">
                <text:p>44.328383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529865">
                <text:p>4.529865</text:p>
              </table:table-cell>
              <table:table-cell office:value-type="float" office:value="44.328675">
                <text:p>44.3286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529905">
                <text:p>4.529905</text:p>
              </table:table-cell>
              <table:table-cell office:value-type="float" office:value="44.3289483333333">
                <text:p>44.328948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529915">
                <text:p>4.529915</text:p>
              </table:table-cell>
              <table:table-cell office:value-type="float" office:value="44.3289716666667">
                <text:p>44.328971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52994666666667">
                <text:p>4.52994666666667</text:p>
              </table:table-cell>
              <table:table-cell office:value-type="float" office:value="44.3292683333333">
                <text:p>44.329268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52981">
                <text:p>4.52981</text:p>
              </table:table-cell>
              <table:table-cell office:value-type="float" office:value="44.32955">
                <text:p>44.329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52967166666667">
                <text:p>4.52967166666667</text:p>
              </table:table-cell>
              <table:table-cell office:value-type="float" office:value="44.32983">
                <text:p>44.329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52967166666667">
                <text:p>4.52967166666667</text:p>
              </table:table-cell>
              <table:table-cell office:value-type="float" office:value="44.32983">
                <text:p>44.329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52962166666667">
                <text:p>4.52962166666667</text:p>
              </table:table-cell>
              <table:table-cell office:value-type="float" office:value="44.3298933333333">
                <text:p>44.32989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529615">
                <text:p>4.529615</text:p>
              </table:table-cell>
              <table:table-cell office:value-type="float" office:value="44.329905">
                <text:p>44.3299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52953">
                <text:p>4.52953</text:p>
              </table:table-cell>
              <table:table-cell office:value-type="float" office:value="44.3301933333333">
                <text:p>44.33019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52953833333333">
                <text:p>4.52953833333333</text:p>
              </table:table-cell>
              <table:table-cell office:value-type="float" office:value="44.3304866666667">
                <text:p>44.33048666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2910833333333">
                <text:p>4.52910833333333</text:p>
              </table:table-cell>
              <table:table-cell office:value-type="float" office:value="44.331395">
                <text:p>44.331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